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808080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fo:padding-top="0.125cm" fo:padding-bottom="0.125cm" fo:padding-left="0.25cm" fo:padding-right="0.25cm" draw:shadow="hidden" draw:shadow-offset-x="0.2cm" draw:shadow-offset-y="0.2cm" draw:shadow-color="#808080"/>
    </style:style>
    <style:style style:name="gr3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eeeeee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4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5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draw:auto-grow-height="true" fo:min-height="3.471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6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cccc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7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8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draw:auto-grow-height="true" fo:min-height="3.47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9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eeeeee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10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11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draw:auto-grow-height="true" fo:min-height="3.47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12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eeeeee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13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14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draw:auto-grow-height="true" fo:min-height="3.469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15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eeeeee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16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17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draw:auto-grow-height="true" fo:min-height="3.471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18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eeeeee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19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20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draw:auto-grow-height="true" fo:min-height="3.47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21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eeeeee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22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23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draw:auto-grow-height="true" fo:min-height="3.47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24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eeeeee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25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26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draw:auto-grow-height="true" fo:min-height="3.469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27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eeeeee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28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29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draw:auto-grow-height="true" fo:min-height="3.471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30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eeeeee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31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32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draw:auto-grow-height="true" fo:min-height="3.47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33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eeeeee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34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35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draw:auto-grow-height="true" fo:min-height="3.47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36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eeeeee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37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38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draw:auto-grow-height="true" fo:min-height="3.469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39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eeeeee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40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41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draw:auto-grow-height="true" fo:min-height="3.471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42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eeeeee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43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44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draw:auto-grow-height="true" fo:min-height="3.47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45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eeeeee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46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47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draw:auto-grow-height="true" fo:min-height="3.47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48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eeeeee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49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50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draw:auto-grow-height="true" fo:min-height="3.469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51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eeeeee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52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53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draw:auto-grow-height="true" fo:min-height="3.471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54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eeeeee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55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56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draw:auto-grow-height="true" fo:min-height="3.47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57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eeeeee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58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59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draw:auto-grow-height="true" fo:min-height="3.47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60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eeeeee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61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62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draw:auto-grow-height="true" fo:min-height="3.469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63" style:family="graphic" style:parent-style-name="standard">
      <style:graphic-properties draw:stroke="none" draw:fill="none" draw:fill-color="#000000" fo:min-height="0.455cm"/>
    </style:style>
    <style:style style:name="gr64" style:family="graphic" style:parent-style-name="standard" style:list-style-name="L1">
      <style:graphic-properties draw:stroke="solid" svg:stroke-width="0.025cm" svg:stroke-color="#808080" draw:marker-start="" draw:marker-start-width="0.237cm" draw:marker-start-center="false" draw:marker-end="" draw:marker-end-width="0.237cm" draw:marker-end-center="false" draw:fill="solid" draw:fill-color="#6666ff" draw:textarea-horizontal-align="justify" draw:textarea-vertical-align="middle" draw:auto-grow-height="true" fo:min-height="0.66cm" fo:padding-top="0.063cm" fo:padding-bottom="0.063cm" fo:padding-left="0.063cm" fo:padding-right="0.063cm" fo:wrap-option="wrap" draw:shadow="hidden" draw:shadow-offset-x="0.2cm" draw:shadow-offset-y="0.2cm" draw:shadow-color="#808080"/>
    </style:style>
    <style:style style:name="gr65" style:family="graphic" style:parent-style-name="standard" style:list-style-name="L1">
      <style:graphic-properties draw:stroke="solid" svg:stroke-width="0.025cm" svg:stroke-color="#808080" draw:marker-start="" draw:marker-start-width="0.237cm" draw:marker-start-center="false" draw:marker-end="" draw:marker-end-width="0.237cm" draw:marker-end-center="false" draw:fill="solid" draw:fill-color="#ffffff" draw:textarea-horizontal-align="justify" draw:textarea-vertical-align="middle" draw:auto-grow-height="true" fo:min-height="0.66cm" fo:padding-top="0.063cm" fo:padding-bottom="0.063cm" fo:padding-left="0.063cm" fo:padding-right="0.063cm" fo:wrap-option="wrap" draw:shadow="hidden" draw:shadow-offset-x="0.2cm" draw:shadow-offset-y="0.2cm" draw:shadow-color="#808080"/>
    </style:style>
    <style:style style:name="gr66" style:family="graphic" style:parent-style-name="standard" style:list-style-name="L1">
      <style:graphic-properties draw:stroke="solid" svg:stroke-width="0.076cm" svg:stroke-color="#808080" draw:marker-start="" draw:marker-start-width="0.313cm" draw:marker-start-center="false" draw:marker-end="" draw:marker-end-width="0.313cm" draw:marker-end-center="false" draw:fill="solid" draw:fill-color="#808080" draw:textarea-horizontal-align="justify" draw:textarea-vertical-align="middle" draw:auto-grow-height="false" fo:min-height="0.306cm" fo:padding-top="0.05cm" fo:padding-bottom="0.05cm" fo:padding-left="0.05cm" fo:padding-right="0.05cm" fo:wrap-option="wrap" draw:shadow="hidden" draw:shadow-offset-x="0.2cm" draw:shadow-offset-y="0.2cm" draw:shadow-color="#808080"/>
    </style:style>
    <style:style style:name="gr67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tru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68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808080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9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fo:padding-top="0.125cm" fo:padding-bottom="0.125cm" fo:padding-left="0.25cm" fo:padding-right="0.25cm" draw:shadow="hidden" draw:shadow-offset-x="0.2cm" draw:shadow-offset-y="0.2cm" draw:shadow-color="#808080"/>
    </style:style>
    <style:style style:name="gr70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eeeeee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71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72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draw:auto-grow-height="true" fo:min-height="3.471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73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eeeeee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74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75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draw:auto-grow-height="true" fo:min-height="3.47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76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eeeeee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77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78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draw:auto-grow-height="true" fo:min-height="3.47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79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eeeeee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80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81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draw:auto-grow-height="true" fo:min-height="3.469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82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eeeeee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83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84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draw:auto-grow-height="true" fo:min-height="3.471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85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eeeeee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86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87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draw:auto-grow-height="true" fo:min-height="3.47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88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eeeeee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89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90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draw:auto-grow-height="true" fo:min-height="3.47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91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eeeeee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92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93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draw:auto-grow-height="true" fo:min-height="3.469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94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eeeeee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95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96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draw:auto-grow-height="true" fo:min-height="3.471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97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eeeeee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98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99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draw:auto-grow-height="true" fo:min-height="3.47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100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eeeeee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101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102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draw:auto-grow-height="true" fo:min-height="3.47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103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eeeeee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104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105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draw:auto-grow-height="true" fo:min-height="3.469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106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eeeeee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107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108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draw:auto-grow-height="true" fo:min-height="3.471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109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eeeeee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110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111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draw:auto-grow-height="true" fo:min-height="3.47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112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eeeeee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113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114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draw:auto-grow-height="true" fo:min-height="3.47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115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eeeeee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116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117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draw:auto-grow-height="true" fo:min-height="3.469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118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eeeeee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119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120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draw:auto-grow-height="true" fo:min-height="3.471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121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eeeeee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122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123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draw:auto-grow-height="true" fo:min-height="3.47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124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eeeeee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125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126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draw:auto-grow-height="true" fo:min-height="3.47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127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eeeeee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128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129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draw:auto-grow-height="true" fo:min-height="3.469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130" style:family="graphic" style:parent-style-name="standard" style:list-style-name="L1">
      <style:graphic-properties draw:stroke="solid" svg:stroke-width="0.025cm" svg:stroke-color="#808080" draw:marker-start="" draw:marker-start-width="0.237cm" draw:marker-start-center="false" draw:marker-end="" draw:marker-end-width="0.237cm" draw:marker-end-center="false" draw:fill="solid" draw:fill-color="#6666ff" draw:textarea-horizontal-align="justify" draw:textarea-vertical-align="middle" draw:auto-grow-height="true" fo:min-height="0.66cm" fo:padding-top="0.063cm" fo:padding-bottom="0.063cm" fo:padding-left="0.063cm" fo:padding-right="0.063cm" fo:wrap-option="wrap" draw:shadow="hidden" draw:shadow-offset-x="0.2cm" draw:shadow-offset-y="0.2cm" draw:shadow-color="#808080"/>
    </style:style>
    <style:style style:name="gr131" style:family="graphic" style:parent-style-name="standard" style:list-style-name="L1">
      <style:graphic-properties draw:stroke="solid" svg:stroke-width="0.025cm" svg:stroke-color="#808080" draw:marker-start="" draw:marker-start-width="0.237cm" draw:marker-start-center="false" draw:marker-end="" draw:marker-end-width="0.237cm" draw:marker-end-center="false" draw:fill="solid" draw:fill-color="#ffffff" draw:textarea-horizontal-align="justify" draw:textarea-vertical-align="middle" draw:auto-grow-height="true" fo:min-height="0.66cm" fo:padding-top="0.063cm" fo:padding-bottom="0.063cm" fo:padding-left="0.063cm" fo:padding-right="0.063cm" fo:wrap-option="wrap" draw:shadow="hidden" draw:shadow-offset-x="0.2cm" draw:shadow-offset-y="0.2cm" draw:shadow-color="#808080"/>
    </style:style>
    <style:style style:name="gr132" style:family="graphic" style:parent-style-name="standard" style:list-style-name="L1">
      <style:graphic-properties draw:stroke="solid" svg:stroke-width="0.076cm" svg:stroke-color="#808080" draw:marker-start="" draw:marker-start-width="0.313cm" draw:marker-start-center="false" draw:marker-end="" draw:marker-end-width="0.313cm" draw:marker-end-center="false" draw:fill="solid" draw:fill-color="#808080" draw:textarea-horizontal-align="justify" draw:textarea-vertical-align="middle" draw:auto-grow-height="false" fo:min-height="0.306cm" fo:padding-top="0.05cm" fo:padding-bottom="0.05cm" fo:padding-left="0.05cm" fo:padding-right="0.05cm" fo:wrap-option="wrap" draw:shadow="hidden" draw:shadow-offset-x="0.2cm" draw:shadow-offset-y="0.2cm" draw:shadow-color="#808080"/>
    </style:style>
    <style:style style:name="gr13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tru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134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808080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5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fo:padding-top="0.125cm" fo:padding-bottom="0.125cm" fo:padding-left="0.25cm" fo:padding-right="0.25cm" draw:shadow="hidden" draw:shadow-offset-x="0.2cm" draw:shadow-offset-y="0.2cm" draw:shadow-color="#808080"/>
    </style:style>
    <style:style style:name="gr136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eeeeee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137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138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draw:auto-grow-height="true" fo:min-height="3.471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139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eeeeee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140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141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draw:auto-grow-height="true" fo:min-height="3.47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142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eeeeee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143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144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draw:auto-grow-height="true" fo:min-height="3.47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145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eeeeee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146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147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draw:auto-grow-height="true" fo:min-height="3.469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148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eeeeee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149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150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draw:auto-grow-height="true" fo:min-height="3.471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151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eeeeee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152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153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draw:auto-grow-height="true" fo:min-height="3.47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154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eeeeee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155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156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draw:auto-grow-height="true" fo:min-height="3.47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157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eeeeee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158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159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draw:auto-grow-height="true" fo:min-height="3.469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160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eeeeee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161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162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draw:auto-grow-height="true" fo:min-height="3.471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163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eeeeee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164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165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draw:auto-grow-height="true" fo:min-height="3.47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166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eeeeee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167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168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draw:auto-grow-height="true" fo:min-height="3.47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169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eeeeee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170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171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draw:auto-grow-height="true" fo:min-height="3.469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172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eeeeee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173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174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draw:auto-grow-height="true" fo:min-height="3.471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175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eeeeee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176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177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draw:auto-grow-height="true" fo:min-height="3.47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178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eeeeee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179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180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draw:auto-grow-height="true" fo:min-height="3.47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181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eeeeee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182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183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draw:auto-grow-height="true" fo:min-height="3.469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184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eeeeee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185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186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draw:auto-grow-height="true" fo:min-height="3.471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187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eeeeee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188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189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draw:auto-grow-height="true" fo:min-height="3.47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190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eeeeee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191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192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draw:auto-grow-height="true" fo:min-height="3.47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193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eeeeee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194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195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draw:auto-grow-height="true" fo:min-height="3.469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196" style:family="graphic" style:parent-style-name="standard" style:list-style-name="L1">
      <style:graphic-properties draw:stroke="solid" svg:stroke-width="0.025cm" svg:stroke-color="#808080" draw:marker-start="" draw:marker-start-width="0.237cm" draw:marker-start-center="false" draw:marker-end="" draw:marker-end-width="0.237cm" draw:marker-end-center="false" draw:fill="solid" draw:fill-color="#6666ff" draw:textarea-horizontal-align="justify" draw:textarea-vertical-align="middle" draw:auto-grow-height="true" fo:min-height="0.66cm" fo:padding-top="0.063cm" fo:padding-bottom="0.063cm" fo:padding-left="0.063cm" fo:padding-right="0.063cm" fo:wrap-option="wrap" draw:shadow="hidden" draw:shadow-offset-x="0.2cm" draw:shadow-offset-y="0.2cm" draw:shadow-color="#808080"/>
    </style:style>
    <style:style style:name="gr197" style:family="graphic" style:parent-style-name="standard" style:list-style-name="L1">
      <style:graphic-properties draw:stroke="solid" svg:stroke-width="0.025cm" svg:stroke-color="#808080" draw:marker-start="" draw:marker-start-width="0.237cm" draw:marker-start-center="false" draw:marker-end="" draw:marker-end-width="0.237cm" draw:marker-end-center="false" draw:fill="solid" draw:fill-color="#ffffff" draw:textarea-horizontal-align="justify" draw:textarea-vertical-align="middle" draw:auto-grow-height="true" fo:min-height="0.66cm" fo:padding-top="0.063cm" fo:padding-bottom="0.063cm" fo:padding-left="0.063cm" fo:padding-right="0.063cm" fo:wrap-option="wrap" draw:shadow="hidden" draw:shadow-offset-x="0.2cm" draw:shadow-offset-y="0.2cm" draw:shadow-color="#808080"/>
    </style:style>
    <style:style style:name="gr198" style:family="graphic" style:parent-style-name="standard" style:list-style-name="L1">
      <style:graphic-properties draw:stroke="solid" svg:stroke-width="0.076cm" svg:stroke-color="#808080" draw:marker-start="" draw:marker-start-width="0.313cm" draw:marker-start-center="false" draw:marker-end="" draw:marker-end-width="0.313cm" draw:marker-end-center="false" draw:fill="solid" draw:fill-color="#808080" draw:textarea-horizontal-align="justify" draw:textarea-vertical-align="middle" draw:auto-grow-height="false" fo:min-height="0.306cm" fo:padding-top="0.05cm" fo:padding-bottom="0.05cm" fo:padding-left="0.05cm" fo:padding-right="0.05cm" fo:wrap-option="wrap" draw:shadow="hidden" draw:shadow-offset-x="0.2cm" draw:shadow-offset-y="0.2cm" draw:shadow-color="#808080"/>
    </style:style>
    <style:style style:name="gr199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tru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200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808080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01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fo:padding-top="0.125cm" fo:padding-bottom="0.125cm" fo:padding-left="0.25cm" fo:padding-right="0.25cm" draw:shadow="hidden" draw:shadow-offset-x="0.2cm" draw:shadow-offset-y="0.2cm" draw:shadow-color="#808080"/>
    </style:style>
    <style:style style:name="gr202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eeeeee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203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204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draw:auto-grow-height="true" fo:min-height="3.471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205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eeeeee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206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207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draw:auto-grow-height="true" fo:min-height="3.47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208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eeeeee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209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210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draw:auto-grow-height="true" fo:min-height="3.47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211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eeeeee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212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213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draw:auto-grow-height="true" fo:min-height="3.469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214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eeeeee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215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216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draw:auto-grow-height="true" fo:min-height="3.471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217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eeeeee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218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219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draw:auto-grow-height="true" fo:min-height="3.47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220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eeeeee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221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222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draw:auto-grow-height="true" fo:min-height="3.47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223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eeeeee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224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225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draw:auto-grow-height="true" fo:min-height="3.571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226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eeeeee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227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228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draw:auto-grow-height="true" fo:min-height="3.471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229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eeeeee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230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231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draw:auto-grow-height="true" fo:min-height="3.47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232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eeeeee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233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234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draw:auto-grow-height="true" fo:min-height="3.47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235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eeeeee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236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237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draw:auto-grow-height="true" fo:min-height="3.469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238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eeeeee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239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240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draw:auto-grow-height="true" fo:min-height="3.471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241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eeeeee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242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243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draw:auto-grow-height="true" fo:min-height="3.47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244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eeeeee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245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246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draw:auto-grow-height="true" fo:min-height="3.47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247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eeeeee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248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249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draw:auto-grow-height="true" fo:min-height="3.469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250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eeeeee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251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252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draw:auto-grow-height="true" fo:min-height="3.471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253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eeeeee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254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255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draw:auto-grow-height="true" fo:min-height="3.47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256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eeeeee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257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258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draw:auto-grow-height="true" fo:min-height="3.47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259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eeeeee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260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261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draw:auto-grow-height="true" fo:min-height="3.469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262" style:family="graphic" style:parent-style-name="standard" style:list-style-name="L1">
      <style:graphic-properties draw:stroke="solid" svg:stroke-width="0.025cm" svg:stroke-color="#808080" draw:marker-start="" draw:marker-start-width="0.237cm" draw:marker-start-center="false" draw:marker-end="" draw:marker-end-width="0.237cm" draw:marker-end-center="false" draw:fill="solid" draw:fill-color="#6666ff" draw:textarea-horizontal-align="justify" draw:textarea-vertical-align="middle" draw:auto-grow-height="true" fo:min-height="0.66cm" fo:padding-top="0.063cm" fo:padding-bottom="0.063cm" fo:padding-left="0.063cm" fo:padding-right="0.063cm" fo:wrap-option="wrap" draw:shadow="hidden" draw:shadow-offset-x="0.2cm" draw:shadow-offset-y="0.2cm" draw:shadow-color="#808080"/>
    </style:style>
    <style:style style:name="gr263" style:family="graphic" style:parent-style-name="standard" style:list-style-name="L1">
      <style:graphic-properties draw:stroke="solid" svg:stroke-width="0.025cm" svg:stroke-color="#808080" draw:marker-start="" draw:marker-start-width="0.237cm" draw:marker-start-center="false" draw:marker-end="" draw:marker-end-width="0.237cm" draw:marker-end-center="false" draw:fill="solid" draw:fill-color="#ffffff" draw:textarea-horizontal-align="justify" draw:textarea-vertical-align="middle" draw:auto-grow-height="true" fo:min-height="0.66cm" fo:padding-top="0.063cm" fo:padding-bottom="0.063cm" fo:padding-left="0.063cm" fo:padding-right="0.063cm" fo:wrap-option="wrap" draw:shadow="hidden" draw:shadow-offset-x="0.2cm" draw:shadow-offset-y="0.2cm" draw:shadow-color="#808080"/>
    </style:style>
    <style:style style:name="gr264" style:family="graphic" style:parent-style-name="standard" style:list-style-name="L1">
      <style:graphic-properties draw:stroke="solid" svg:stroke-width="0.076cm" svg:stroke-color="#808080" draw:marker-start="" draw:marker-start-width="0.313cm" draw:marker-start-center="false" draw:marker-end="" draw:marker-end-width="0.313cm" draw:marker-end-center="false" draw:fill="solid" draw:fill-color="#808080" draw:textarea-horizontal-align="justify" draw:textarea-vertical-align="middle" draw:auto-grow-height="false" fo:min-height="0.306cm" fo:padding-top="0.05cm" fo:padding-bottom="0.05cm" fo:padding-left="0.05cm" fo:padding-right="0.05cm" fo:wrap-option="wrap" draw:shadow="hidden" draw:shadow-offset-x="0.2cm" draw:shadow-offset-y="0.2cm" draw:shadow-color="#808080"/>
    </style:style>
    <style:style style:name="gr265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tru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266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808080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67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fo:padding-top="0.125cm" fo:padding-bottom="0.125cm" fo:padding-left="0.25cm" fo:padding-right="0.25cm" draw:shadow="hidden" draw:shadow-offset-x="0.2cm" draw:shadow-offset-y="0.2cm" draw:shadow-color="#808080"/>
    </style:style>
    <style:style style:name="gr268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eeeeee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269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270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draw:auto-grow-height="true" fo:min-height="3.471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271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eeeeee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272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273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draw:auto-grow-height="true" fo:min-height="3.47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274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eeeeee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275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276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draw:auto-grow-height="true" fo:min-height="3.47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277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eeeeee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278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279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draw:auto-grow-height="true" fo:min-height="3.469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280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eeeeee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281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282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draw:auto-grow-height="true" fo:min-height="3.471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283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eeeeee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284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285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draw:auto-grow-height="true" fo:min-height="3.47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286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eeeeee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287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288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draw:auto-grow-height="true" fo:min-height="3.47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289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eeeeee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290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291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draw:auto-grow-height="true" fo:min-height="3.469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292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eeeeee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293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294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draw:auto-grow-height="true" fo:min-height="3.471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295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eeeeee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296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297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draw:auto-grow-height="true" fo:min-height="3.47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298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eeeeee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299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300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draw:auto-grow-height="true" fo:min-height="3.47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301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eeeeee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302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303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draw:auto-grow-height="true" fo:min-height="3.469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304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eeeeee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305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306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draw:auto-grow-height="true" fo:min-height="3.471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307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eeeeee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308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309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draw:auto-grow-height="true" fo:min-height="3.47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310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eeeeee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311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312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draw:auto-grow-height="true" fo:min-height="3.47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313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eeeeee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314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315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draw:auto-grow-height="true" fo:min-height="3.469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316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eeeeee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317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318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draw:auto-grow-height="true" fo:min-height="3.471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319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eeeeee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320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321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draw:auto-grow-height="true" fo:min-height="3.47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322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eeeeee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323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324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draw:auto-grow-height="true" fo:min-height="3.47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325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eeeeee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326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327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draw:auto-grow-height="true" fo:min-height="3.469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328" style:family="graphic" style:parent-style-name="standard" style:list-style-name="L1">
      <style:graphic-properties draw:stroke="solid" svg:stroke-width="0.025cm" svg:stroke-color="#808080" draw:marker-start="" draw:marker-start-width="0.237cm" draw:marker-start-center="false" draw:marker-end="" draw:marker-end-width="0.237cm" draw:marker-end-center="false" draw:fill="solid" draw:fill-color="#6666ff" draw:textarea-horizontal-align="justify" draw:textarea-vertical-align="middle" draw:auto-grow-height="true" fo:min-height="0.66cm" fo:padding-top="0.063cm" fo:padding-bottom="0.063cm" fo:padding-left="0.063cm" fo:padding-right="0.063cm" fo:wrap-option="wrap" draw:shadow="hidden" draw:shadow-offset-x="0.2cm" draw:shadow-offset-y="0.2cm" draw:shadow-color="#808080"/>
    </style:style>
    <style:style style:name="gr329" style:family="graphic" style:parent-style-name="standard" style:list-style-name="L1">
      <style:graphic-properties draw:stroke="solid" svg:stroke-width="0.025cm" svg:stroke-color="#808080" draw:marker-start="" draw:marker-start-width="0.237cm" draw:marker-start-center="false" draw:marker-end="" draw:marker-end-width="0.237cm" draw:marker-end-center="false" draw:fill="solid" draw:fill-color="#ffffff" draw:textarea-horizontal-align="justify" draw:textarea-vertical-align="middle" draw:auto-grow-height="true" fo:min-height="0.66cm" fo:padding-top="0.063cm" fo:padding-bottom="0.063cm" fo:padding-left="0.063cm" fo:padding-right="0.063cm" fo:wrap-option="wrap" draw:shadow="hidden" draw:shadow-offset-x="0.2cm" draw:shadow-offset-y="0.2cm" draw:shadow-color="#808080"/>
    </style:style>
    <style:style style:name="gr330" style:family="graphic" style:parent-style-name="standard" style:list-style-name="L1">
      <style:graphic-properties draw:stroke="solid" svg:stroke-width="0.076cm" svg:stroke-color="#808080" draw:marker-start="" draw:marker-start-width="0.313cm" draw:marker-start-center="false" draw:marker-end="" draw:marker-end-width="0.313cm" draw:marker-end-center="false" draw:fill="solid" draw:fill-color="#808080" draw:textarea-horizontal-align="justify" draw:textarea-vertical-align="middle" draw:auto-grow-height="false" fo:min-height="0.306cm" fo:padding-top="0.05cm" fo:padding-bottom="0.05cm" fo:padding-left="0.05cm" fo:padding-right="0.05cm" fo:wrap-option="wrap" draw:shadow="hidden" draw:shadow-offset-x="0.2cm" draw:shadow-offset-y="0.2cm" draw:shadow-color="#808080"/>
    </style:style>
    <style:style style:name="gr331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tru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332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808080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33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fo:padding-top="0.125cm" fo:padding-bottom="0.125cm" fo:padding-left="0.25cm" fo:padding-right="0.25cm" draw:shadow="hidden" draw:shadow-offset-x="0.2cm" draw:shadow-offset-y="0.2cm" draw:shadow-color="#808080"/>
    </style:style>
    <style:style style:name="gr334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eeeeee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335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336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draw:auto-grow-height="true" fo:min-height="3.471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337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eeeeee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338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339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draw:auto-grow-height="true" fo:min-height="3.47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340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eeeeee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341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342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draw:auto-grow-height="true" fo:min-height="3.47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343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eeeeee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344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345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draw:auto-grow-height="true" fo:min-height="3.469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346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eeeeee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347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348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draw:auto-grow-height="true" fo:min-height="3.471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349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eeeeee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350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351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draw:auto-grow-height="true" fo:min-height="3.47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352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eeeeee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353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354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draw:auto-grow-height="true" fo:min-height="3.47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355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eeeeee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356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357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draw:auto-grow-height="true" fo:min-height="3.469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358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eeeeee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359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360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draw:auto-grow-height="true" fo:min-height="3.471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361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eeeeee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362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363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draw:auto-grow-height="true" fo:min-height="3.47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364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eeeeee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365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366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draw:auto-grow-height="true" fo:min-height="3.47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367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eeeeee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368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369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draw:auto-grow-height="true" fo:min-height="3.469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370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eeeeee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371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372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draw:auto-grow-height="true" fo:min-height="3.471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373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eeeeee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374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375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draw:auto-grow-height="true" fo:min-height="3.47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376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eeeeee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377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378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draw:auto-grow-height="true" fo:min-height="3.47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379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eeeeee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380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381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draw:auto-grow-height="true" fo:min-height="3.469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382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eeeeee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383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384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draw:auto-grow-height="true" fo:min-height="3.471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385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eeeeee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386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387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draw:auto-grow-height="true" fo:min-height="3.47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388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eeeeee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389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390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draw:auto-grow-height="true" fo:min-height="3.47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391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eeeeee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392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393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draw:auto-grow-height="true" fo:min-height="3.469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394" style:family="graphic" style:parent-style-name="standard" style:list-style-name="L1">
      <style:graphic-properties draw:stroke="solid" svg:stroke-width="0.025cm" svg:stroke-color="#808080" draw:marker-start="" draw:marker-start-width="0.237cm" draw:marker-start-center="false" draw:marker-end="" draw:marker-end-width="0.237cm" draw:marker-end-center="false" draw:fill="solid" draw:fill-color="#6666ff" draw:textarea-horizontal-align="justify" draw:textarea-vertical-align="middle" draw:auto-grow-height="true" fo:min-height="0.66cm" fo:padding-top="0.063cm" fo:padding-bottom="0.063cm" fo:padding-left="0.063cm" fo:padding-right="0.063cm" fo:wrap-option="wrap" draw:shadow="hidden" draw:shadow-offset-x="0.2cm" draw:shadow-offset-y="0.2cm" draw:shadow-color="#808080"/>
    </style:style>
    <style:style style:name="gr395" style:family="graphic" style:parent-style-name="standard" style:list-style-name="L1">
      <style:graphic-properties draw:stroke="solid" svg:stroke-width="0.025cm" svg:stroke-color="#808080" draw:marker-start="" draw:marker-start-width="0.237cm" draw:marker-start-center="false" draw:marker-end="" draw:marker-end-width="0.237cm" draw:marker-end-center="false" draw:fill="solid" draw:fill-color="#ffffff" draw:textarea-horizontal-align="justify" draw:textarea-vertical-align="middle" draw:auto-grow-height="true" fo:min-height="0.66cm" fo:padding-top="0.063cm" fo:padding-bottom="0.063cm" fo:padding-left="0.063cm" fo:padding-right="0.063cm" fo:wrap-option="wrap" draw:shadow="hidden" draw:shadow-offset-x="0.2cm" draw:shadow-offset-y="0.2cm" draw:shadow-color="#808080"/>
    </style:style>
    <style:style style:name="gr396" style:family="graphic" style:parent-style-name="standard" style:list-style-name="L1">
      <style:graphic-properties draw:stroke="solid" svg:stroke-width="0.076cm" svg:stroke-color="#808080" draw:marker-start="" draw:marker-start-width="0.313cm" draw:marker-start-center="false" draw:marker-end="" draw:marker-end-width="0.313cm" draw:marker-end-center="false" draw:fill="solid" draw:fill-color="#808080" draw:textarea-horizontal-align="justify" draw:textarea-vertical-align="middle" draw:auto-grow-height="false" fo:min-height="0.306cm" fo:padding-top="0.05cm" fo:padding-bottom="0.05cm" fo:padding-left="0.05cm" fo:padding-right="0.05cm" fo:wrap-option="wrap" draw:shadow="hidden" draw:shadow-offset-x="0.2cm" draw:shadow-offset-y="0.2cm" draw:shadow-color="#808080"/>
    </style:style>
    <style:style style:name="gr397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tru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398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808080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99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fo:padding-top="0.125cm" fo:padding-bottom="0.125cm" fo:padding-left="0.25cm" fo:padding-right="0.25cm" draw:shadow="hidden" draw:shadow-offset-x="0.2cm" draw:shadow-offset-y="0.2cm" draw:shadow-color="#808080"/>
    </style:style>
    <style:style style:name="gr400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eeeeee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401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402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draw:auto-grow-height="true" fo:min-height="3.471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403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eeeeee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404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405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draw:auto-grow-height="true" fo:min-height="3.47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406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eeeeee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407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408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draw:auto-grow-height="true" fo:min-height="3.47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409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eeeeee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410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411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draw:auto-grow-height="true" fo:min-height="3.469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412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eeeeee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413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414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draw:auto-grow-height="true" fo:min-height="3.471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415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eeeeee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416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417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draw:auto-grow-height="true" fo:min-height="3.47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418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eeeeee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419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420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draw:auto-grow-height="true" fo:min-height="3.47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421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eeeeee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422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423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draw:auto-grow-height="true" fo:min-height="3.571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424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eeeeee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425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426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draw:auto-grow-height="true" fo:min-height="3.471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427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eeeeee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428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429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draw:auto-grow-height="true" fo:min-height="3.47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430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eeeeee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431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432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draw:auto-grow-height="true" fo:min-height="3.47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433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eeeeee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434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435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draw:auto-grow-height="true" fo:min-height="3.469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436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eeeeee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437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438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draw:auto-grow-height="true" fo:min-height="3.471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439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eeeeee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440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441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draw:auto-grow-height="true" fo:min-height="3.47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442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eeeeee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443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444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draw:auto-grow-height="true" fo:min-height="3.47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445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eeeeee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446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447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draw:auto-grow-height="true" fo:min-height="3.469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448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eeeeee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449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450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draw:auto-grow-height="true" fo:min-height="3.471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451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eeeeee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452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453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draw:auto-grow-height="true" fo:min-height="3.47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454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eeeeee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455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456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draw:auto-grow-height="true" fo:min-height="3.47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457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eeeeee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458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459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draw:auto-grow-height="true" fo:min-height="3.469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460" style:family="graphic" style:parent-style-name="standard" style:list-style-name="L1">
      <style:graphic-properties draw:stroke="solid" svg:stroke-width="0.025cm" svg:stroke-color="#808080" draw:marker-start="" draw:marker-start-width="0.237cm" draw:marker-start-center="false" draw:marker-end="" draw:marker-end-width="0.237cm" draw:marker-end-center="false" draw:fill="solid" draw:fill-color="#6666ff" draw:textarea-horizontal-align="justify" draw:textarea-vertical-align="middle" draw:auto-grow-height="true" fo:min-height="0.66cm" fo:padding-top="0.063cm" fo:padding-bottom="0.063cm" fo:padding-left="0.063cm" fo:padding-right="0.063cm" fo:wrap-option="wrap" draw:shadow="hidden" draw:shadow-offset-x="0.2cm" draw:shadow-offset-y="0.2cm" draw:shadow-color="#808080"/>
    </style:style>
    <style:style style:name="gr461" style:family="graphic" style:parent-style-name="standard" style:list-style-name="L1">
      <style:graphic-properties draw:stroke="solid" svg:stroke-width="0.025cm" svg:stroke-color="#808080" draw:marker-start="" draw:marker-start-width="0.237cm" draw:marker-start-center="false" draw:marker-end="" draw:marker-end-width="0.237cm" draw:marker-end-center="false" draw:fill="solid" draw:fill-color="#ffffff" draw:textarea-horizontal-align="justify" draw:textarea-vertical-align="middle" draw:auto-grow-height="true" fo:min-height="0.66cm" fo:padding-top="0.063cm" fo:padding-bottom="0.063cm" fo:padding-left="0.063cm" fo:padding-right="0.063cm" fo:wrap-option="wrap" draw:shadow="hidden" draw:shadow-offset-x="0.2cm" draw:shadow-offset-y="0.2cm" draw:shadow-color="#808080"/>
    </style:style>
    <style:style style:name="gr462" style:family="graphic" style:parent-style-name="standard" style:list-style-name="L1">
      <style:graphic-properties draw:stroke="solid" svg:stroke-width="0.076cm" svg:stroke-color="#808080" draw:marker-start="" draw:marker-start-width="0.313cm" draw:marker-start-center="false" draw:marker-end="" draw:marker-end-width="0.313cm" draw:marker-end-center="false" draw:fill="solid" draw:fill-color="#808080" draw:textarea-horizontal-align="justify" draw:textarea-vertical-align="middle" draw:auto-grow-height="false" fo:min-height="0.306cm" fo:padding-top="0.05cm" fo:padding-bottom="0.05cm" fo:padding-left="0.05cm" fo:padding-right="0.05cm" fo:wrap-option="wrap" draw:shadow="hidden" draw:shadow-offset-x="0.2cm" draw:shadow-offset-y="0.2cm" draw:shadow-color="#808080"/>
    </style:style>
    <style:style style:name="gr46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tru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P1" style:family="paragraph">
      <style:paragraph-properties fo:margin-left="0cm" fo:margin-right="0cm" fo:margin-top="0cm" fo:margin-bottom="0cm" fo:line-height="100%" fo:text-align="center" fo:text-indent="0cm"/>
    </style:style>
    <style:style style:name="P2" style:family="paragraph">
      <style:paragraph-properties fo:margin-left="0cm" fo:margin-right="0cm" fo:margin-top="0cm" fo:margin-bottom="0cm" fo:line-height="100%" fo:text-align="center" fo:text-indent="0cm"/>
      <style:text-properties fo:color="#ffffff" style:text-outline="false" style:text-line-through-style="none" style:text-line-through-type="none" style:font-name="Times New Roman" fo:font-size="12pt" fo:font-style="normal" fo:text-shadow="none" style:text-underline-style="none" fo:font-weight="bold" style:letter-kerning="true" style:font-name-asian="Microsoft YaHei" style:font-size-asian="12pt" style:font-style-asian="normal" style:font-weight-asian="bold" style:font-name-complex="Mangal" style:font-size-complex="12pt" style:font-style-complex="normal" style:font-weight-complex="bold" style:text-emphasize="none" style:font-relief="none" style:text-overline-style="none" style:text-overline-color="font-color"/>
    </style:style>
    <style:style style:name="P3" style:family="paragraph">
      <style:paragraph-properties fo:margin-left="0cm" fo:margin-right="0cm" fo:margin-top="0cm" fo:margin-bottom="0cm" fo:line-height="100%" fo:text-align="center" fo:text-indent="0c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letter-kerning="true" style:font-name-asian="Microsoft YaHei" style:font-size-asian="10pt" style:font-style-asian="normal" style:font-weight-asian="bold" style:font-name-complex="Mangal" style:font-size-complex="10pt" style:font-style-complex="normal" style:font-weight-complex="bold" style:text-emphasize="none" style:font-relief="none" style:text-overline-style="none" style:text-overline-color="font-color"/>
    </style:style>
    <style:style style:name="P4" style:family="paragraph">
      <style:paragraph-properties fo:margin-left="0cm" fo:margin-right="0cm" fo:margin-top="0cm" fo:margin-bottom="0cm" fo:line-height="100%" fo:text-align="center" fo:text-indent="0cm"/>
      <style:text-properties fo:color="#6666ff" style:text-outline="false" style:text-line-through-style="none" style:text-line-through-type="none" style:font-name="Arial" fo:font-size="8pt" fo:font-style="normal" fo:text-shadow="none" style:text-underline-style="none" fo:font-weight="bold" style:letter-kerning="true" style:font-name-asian="Microsoft YaHei" style:font-size-asian="8pt" style:font-style-asian="normal" style:font-weight-asian="bold" style:font-name-complex="Mangal" style:font-size-complex="8pt" style:font-style-complex="normal" style:font-weight-complex="bold" style:text-emphasize="none" style:font-relief="none" style:text-overline-style="none" style:text-overline-color="font-color"/>
    </style:style>
    <style:style style:name="P5" style:family="paragraph">
      <style:paragraph-properties fo:margin-left="0cm" fo:margin-right="0cm" fo:margin-top="0cm" fo:margin-bottom="0cm" fo:line-height="100%" fo:text-align="center" fo:text-indent="0cm"/>
      <style:text-properties fo:color="#ffffff" style:text-outline="false" style:text-line-through-style="none" style:text-line-through-type="none" style:font-name="Arial" fo:font-size="9pt" fo:font-style="normal" fo:text-shadow="none" style:text-underline-style="none" fo:font-weight="bold" style:letter-kerning="true" style:font-name-asian="Microsoft YaHei" style:font-size-asian="9pt" style:font-style-asian="normal" style:font-weight-asian="bold" style:font-name-complex="Mangal" style:font-size-complex="9pt" style:font-style-complex="normal" style:font-weight-complex="bold" style:text-emphasize="none" style:font-relief="none" style:text-overline-style="none" style:text-overline-color="font-color"/>
    </style:style>
    <style:style style:name="P6" style:family="paragraph">
      <style:paragraph-properties fo:margin-left="0cm" fo:margin-right="0cm" fo:margin-top="0cm" fo:margin-bottom="0cm" fo:line-height="100%" fo:text-align="start" fo:text-indent="0cm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letter-kerning="true" style:font-name-asian="Microsoft YaHei" style:font-size-asian="8pt" style:font-style-asian="normal" style:font-weight-asian="normal" style:font-name-complex="Mangal" style:font-size-complex="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style:paragraph-properties fo:margin-left="0cm" fo:margin-right="0cm" fo:margin-top="0cm" fo:margin-bottom="0cm" fo:line-height="100%" fo:text-align="center" fo:text-indent="0cm"/>
      <style:text-properties fo:color="#000000"/>
    </style:style>
    <style:style style:name="P8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style:text-outline="false" style:text-line-through-style="none" style:text-line-through-type="none" style:font-name="Times New Roman" fo:font-size="10pt" fo:font-style="italic" fo:text-shadow="none" style:text-underline-style="none" fo:font-weight="normal" style:letter-kerning="true" style:font-name-asian="Microsoft YaHei" style:font-size-asian="10pt" style:font-style-asian="italic" style:font-weight-asian="normal" style:font-name-complex="Mangal" style:font-size-complex="10pt" style:font-style-complex="italic" style:font-weight-complex="normal" style:text-emphasize="none" style:font-relief="none" style:text-overline-style="none" style:text-overline-color="font-color"/>
    </style:style>
    <style:style style:name="P9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6666ff" style:text-outline="false" style:text-line-through-style="none" style:text-line-through-type="none" style:font-name="Times New Roman" fo:font-size="10pt" fo:font-style="italic" fo:text-shadow="none" style:text-underline-style="none" fo:font-weight="normal" style:letter-kerning="true" style:font-name-asian="Microsoft YaHei" style:font-size-asian="10pt" style:font-style-asian="italic" style:font-weight-asian="normal" style:font-name-complex="Mangal" style:font-size-complex="10pt" style:font-style-complex="italic" style:font-weight-complex="normal" style:text-emphasize="none" style:font-relief="none" style:text-overline-style="none" style:text-overline-color="font-color"/>
    </style:style>
    <style:style style:name="P10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808080" style:text-outline="false" style:text-line-through-style="none" style:text-line-through-type="none" style:font-name="Times New Roman" fo:font-size="10pt" fo:font-style="italic" fo:text-shadow="none" style:text-underline-style="none" fo:font-weight="normal" style:letter-kerning="true" style:font-name-asian="Microsoft YaHei" style:font-size-asian="10pt" style:font-style-asian="italic" style:font-weight-asian="normal" style:font-name-complex="Mangal" style:font-size-complex="10pt" style:font-style-complex="italic" style:font-weight-complex="normal" style:text-emphasize="none" style:font-relief="none" style:text-overline-style="none" style:text-overline-color="font-color"/>
    </style:style>
    <style:style style:name="P11" style:family="paragraph">
      <style:paragraph-properties fo:margin-left="0cm" fo:margin-right="0cm" fo:margin-top="0cm" fo:margin-bottom="0cm" fo:line-height="100%" fo:text-indent="0cm"/>
    </style:style>
    <style:style style:name="P12" style:family="paragraph">
      <style:paragraph-properties fo:margin-left="0cm" fo:margin-right="0cm" fo:margin-top="0cm" fo:margin-bottom="0cm" fo:line-height="100%" fo:text-indent="0cm"/>
      <style:text-properties fo:font-variant="normal" fo:text-transform="none" fo:color="#808080" style:text-outline="false" style:text-line-through-style="none" style:text-line-through-type="none" style:font-name="Times New Roman" fo:font-size="9pt" fo:font-style="italic" fo:text-shadow="none" style:text-underline-style="none" fo:font-weight="bold" style:letter-kerning="true" style:font-name-asian="Microsoft YaHei" style:font-size-asian="9pt" style:font-style-asian="italic" style:font-weight-asian="bold" style:font-name-complex="Mangal" style:font-size-complex="9pt" style:font-style-complex="italic" style:font-weight-complex="bold" style:text-emphasize="none" style:font-relief="none" style:text-overline-style="none" style:text-overline-color="font-color"/>
    </style:style>
    <style:style style:name="P13" style:family="paragraph">
      <style:paragraph-properties fo:margin-left="0cm" fo:margin-right="0cm" fo:margin-top="0cm" fo:margin-bottom="0cm" fo:line-height="100%" fo:text-align="start" fo:text-indent="0cm"/>
    </style:style>
    <style:style style:name="P14" style:family="paragraph">
      <style:paragraph-properties fo:margin-left="0cm" fo:margin-right="0cm" fo:margin-top="0cm" fo:margin-bottom="0cm" fo:line-height="100%" fo:text-align="center" fo:text-indent="0cm"/>
      <style:text-properties fo:color="#000000" fo:font-size="18pt"/>
    </style:style>
    <style:style style:name="T1" style:family="text">
      <style:text-properties fo:color="#ffffff" style:text-outline="false" style:text-line-through-style="none" style:text-line-through-type="none" style:font-name="Times New Roman" fo:font-size="12pt" fo:font-style="normal" fo:text-shadow="none" style:text-underline-style="none" fo:font-weight="bold" style:letter-kerning="true" style:font-name-asian="Microsoft YaHei" style:font-size-asian="12pt" style:font-style-asian="normal" style:font-weight-asian="bold" style:font-name-complex="Mangal" style:font-size-complex="12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letter-kerning="true" style:font-name-asian="Microsoft YaHei" style:font-size-asian="10pt" style:font-style-asian="normal" style:font-weight-asian="bold" style:font-name-complex="Mangal" style:font-size-complex="10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color="#6666ff" style:text-outline="false" style:text-line-through-style="none" style:text-line-through-type="none" style:font-name="Arial" fo:font-size="8pt" fo:font-style="normal" fo:text-shadow="none" style:text-underline-style="none" fo:font-weight="bold" style:letter-kerning="true" style:font-name-asian="Microsoft YaHei" style:font-size-asian="8pt" style:font-style-asian="normal" style:font-weight-asian="bold" style:font-name-complex="Mangal" style:font-size-complex="8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letter-kerning="true" style:font-name-asian="Microsoft YaHei" style:font-size-asian="11pt" style:font-style-asian="normal" style:font-weight-asian="bold" style:font-name-complex="Mangal" style:font-size-complex="11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ffffff" style:text-outline="false" style:text-line-through-style="none" style:text-line-through-type="none" style:font-name="Times New Roman" fo:font-size="10pt" fo:font-style="italic" fo:text-shadow="none" style:text-underline-style="none" fo:font-weight="bold" style:letter-kerning="true" style:font-name-asian="Microsoft YaHei" style:font-size-asian="10pt" style:font-style-asian="italic" style:font-weight-asian="bold" style:font-name-complex="Mangal" style:font-size-complex="10pt" style:font-style-complex="italic" style:font-weight-complex="bold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6666ff" style:text-outline="false" style:text-line-through-style="none" style:text-line-through-type="none" style:font-name="Times New Roman" fo:font-size="10pt" fo:font-style="italic" fo:text-shadow="none" style:text-underline-style="none" fo:font-weight="bold" style:letter-kerning="true" style:font-name-asian="Microsoft YaHei" style:font-size-asian="10pt" style:font-style-asian="italic" style:font-weight-asian="bold" style:font-name-complex="Mangal" style:font-size-complex="10pt" style:font-style-complex="italic" style:font-weight-complex="bold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ffffff" style:text-outline="false" style:text-line-through-style="none" style:text-line-through-type="none" style:font-name="Times New Roman" fo:font-size="10pt" fo:font-style="italic" fo:text-shadow="none" style:text-underline-style="none" fo:font-weight="normal" style:letter-kerning="true" style:font-name-asian="Microsoft YaHei" style:font-size-asian="10pt" style:font-style-asian="italic" style:font-weight-asian="normal" style:font-name-complex="Mangal" style:font-size-complex="10pt" style:font-style-complex="italic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808080" style:text-outline="false" style:text-line-through-style="none" style:text-line-through-type="none" style:font-name="Times New Roman" fo:font-size="9pt" fo:font-style="italic" fo:text-shadow="none" style:text-underline-style="none" fo:font-weight="bold" style:letter-kerning="true" style:font-name-asian="Microsoft YaHei" style:font-size-asian="9pt" style:font-style-asian="italic" style:font-weight-asian="bold" style:font-name-complex="Mangal" style:font-size-complex="9pt" style:font-style-complex="italic" style:font-weight-complex="bold" style:text-emphasize="none" style:font-relief="none" style:text-overline-style="none" style:text-overline-color="font-color"/>
    </style:style>
    <style:style style:name="T9" style:family="text"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letter-kerning="true" style:font-name-asian="Microsoft YaHei" style:font-size-asian="8pt" style:font-style-asian="normal" style:font-weight-asian="normal" style:font-name-complex="Mangal" style:font-size-complex="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letter-kerning="true" style:font-name-asian="Microsoft YaHei" style:font-size-asian="8pt" style:font-style-asian="normal" style:font-weight-asian="bold" style:font-name-complex="Mangal" style:font-size-complex="8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Basic Rules" draw:style-name="dp1" draw:master-page-name="Default">
        <draw:rect draw:style-name="gr1" draw:text-style-name="P2" draw:layer="layout" svg:width="19cm" svg:height="0.762cm" svg:x="1cm" svg:y="1.027cm">
          <text:p text:style-name="P1"><text:span text:style-name="T1">PROGRAMMING LANGUAGE REFERENCE CARD</text:span></text:p>
        </draw:rect>
        <draw:rect draw:style-name="gr2" draw:text-style-name="P3" draw:layer="layout" svg:width="19cm" svg:height="0.762cm" svg:x="1cm" svg:y="1.762cm">
          <text:p text:style-name="P1"><text:span text:style-name="T2">PART 1 : BASIC SYNTAX RULES</text:span></text:p>
        </draw:rect>
        <draw:g draw:name="script">
          <svg:title>script</svg:title>
          <svg:desc>Script : Path file and  Instructions list (Call, Define and Init, Do-loop, Conditions, Process, Comment, Return )
-&gt; From UML note symbol</svg:desc>
          <draw:custom-shape draw:style-name="gr3" draw:text-style-name="P4" draw:layer="layout" svg:width="3.937cm" svg:height="0.508cm" svg:x="6.461cm" svg:y="3.396cm">
            <text:p text:style-name="P1"><text:span text:style-name="T3">EXTENSION FILE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4" draw:text-style-name="P5" draw:layer="layout" svg:width="0.507cm" svg:height="0.507cm" svg:x="5.953cm" svg:y="3.396cm" svg:viewBox="0 0 508 508" draw:points="508,508 508,0 0,508">
            <text:p/>
          </draw:polygon>
          <draw:custom-shape draw:style-name="gr5" draw:text-style-name="P6" draw:layer="layout" svg:width="4.445cm" svg:height="3.573cm" svg:x="5.954cm" svg:y="3.904cm">
            <text:p text:style-name="P13"><text:span text:style-name="T9"/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name="script">
          <svg:title>script</svg:title>
          <svg:desc>Script : Path file and  Instructions list (Call, Define and Init, Do-loop, Conditions, Process, Comment, Return )
-&gt; From UML note symbol</svg:desc>
          <draw:custom-shape draw:style-name="gr6" draw:text-style-name="P4" draw:layer="layout" svg:width="3.937cm" svg:height="0.508cm" svg:x="1.861cm" svg:y="3.397cm">
            <text:p text:style-name="P1"><text:span text:style-name="T3">DESCRIP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7" draw:text-style-name="P5" draw:layer="layout" svg:width="0.507cm" svg:height="0.507cm" svg:x="1.353cm" svg:y="3.397cm" svg:viewBox="0 0 508 508" draw:points="508,508 508,0 0,508">
            <text:p/>
          </draw:polygon>
          <draw:custom-shape draw:style-name="gr8" draw:text-style-name="P6" draw:layer="layout" svg:width="4.445cm" svg:height="3.572cm" svg:x="1.354cm" svg:y="3.905cm">
            <text:p text:style-name="P13"><text:span text:style-name="T9"/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name="script">
          <svg:title>script</svg:title>
          <svg:desc>Script : Path file and  Instructions list (Call, Define and Init, Do-loop, Conditions, Process, Comment, Return )
-&gt; From UML note symbol</svg:desc>
          <draw:custom-shape draw:style-name="gr9" draw:text-style-name="P4" draw:layer="layout" svg:width="3.937cm" svg:height="0.508cm" svg:x="11.059cm" svg:y="3.397cm">
            <text:p text:style-name="P1"><text:span text:style-name="T3">OFFICIAL WEBSIT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10" draw:text-style-name="P5" draw:layer="layout" svg:width="0.507cm" svg:height="0.507cm" svg:x="10.551cm" svg:y="3.397cm" svg:viewBox="0 0 508 508" draw:points="508,508 508,0 0,508">
            <text:p/>
          </draw:polygon>
          <draw:custom-shape draw:style-name="gr11" draw:text-style-name="P6" draw:layer="layout" svg:width="4.445cm" svg:height="3.572cm" svg:x="10.552cm" svg:y="3.905cm">
            <text:p text:style-name="P13"><text:span text:style-name="T9"/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name="script">
          <svg:title>script</svg:title>
          <svg:desc>Script : Path file and  Instructions list (Call, Define and Init, Do-loop, Conditions, Process, Comment, Return )
-&gt; From UML note symbol</svg:desc>
          <draw:custom-shape draw:style-name="gr12" draw:text-style-name="P4" draw:layer="layout" svg:width="3.937cm" svg:height="0.508cm" svg:x="15.632cm" svg:y="3.398cm">
            <text:p text:style-name="P1"><text:span text:style-name="T3">LIBRARY LINK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13" draw:text-style-name="P5" draw:layer="layout" svg:width="0.507cm" svg:height="0.507cm" svg:x="15.124cm" svg:y="3.398cm" svg:viewBox="0 0 508 508" draw:points="508,508 508,0 0,508">
            <text:p/>
          </draw:polygon>
          <draw:custom-shape draw:style-name="gr14" draw:text-style-name="P6" draw:layer="layout" svg:width="4.445cm" svg:height="3.571cm" svg:x="15.125cm" svg:y="3.906cm">
            <text:p text:style-name="P13"><text:span text:style-name="T9"/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name="script">
          <svg:title>script</svg:title>
          <svg:desc>Script : Path file and  Instructions list (Call, Define and Init, Do-loop, Conditions, Process, Comment, Return )
-&gt; From UML note symbol</svg:desc>
          <draw:custom-shape draw:style-name="gr15" draw:text-style-name="P4" draw:layer="layout" svg:width="3.937cm" svg:height="0.508cm" svg:x="6.462cm" svg:y="8.62cm">
            <text:p text:style-name="P1"><text:span text:style-name="T3">RU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16" draw:text-style-name="P5" draw:layer="layout" svg:width="0.507cm" svg:height="0.507cm" svg:x="5.954cm" svg:y="8.62cm" svg:viewBox="0 0 508 508" draw:points="508,508 508,0 0,508">
            <text:p/>
          </draw:polygon>
          <draw:custom-shape draw:style-name="gr17" draw:text-style-name="P6" draw:layer="layout" svg:width="4.445cm" svg:height="3.573cm" svg:x="5.955cm" svg:y="9.128cm">
            <text:p text:style-name="P13"><text:span text:style-name="T9"/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name="script">
          <svg:title>script</svg:title>
          <svg:desc>Script : Path file and  Instructions list (Call, Define and Init, Do-loop, Conditions, Process, Comment, Return )
-&gt; From UML note symbol</svg:desc>
          <draw:custom-shape draw:style-name="gr18" draw:text-style-name="P4" draw:layer="layout" svg:width="3.937cm" svg:height="0.508cm" svg:x="1.862cm" svg:y="8.621cm">
            <text:p text:style-name="P1"><text:span text:style-name="T3">COMPIL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19" draw:text-style-name="P5" draw:layer="layout" svg:width="0.507cm" svg:height="0.507cm" svg:x="1.354cm" svg:y="8.621cm" svg:viewBox="0 0 508 508" draw:points="508,508 508,0 0,508">
            <text:p/>
          </draw:polygon>
          <draw:custom-shape draw:style-name="gr20" draw:text-style-name="P6" draw:layer="layout" svg:width="4.445cm" svg:height="3.572cm" svg:x="1.355cm" svg:y="9.129cm">
            <text:p text:style-name="P13"><text:span text:style-name="T9"/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name="script">
          <svg:title>script</svg:title>
          <svg:desc>Script : Path file and  Instructions list (Call, Define and Init, Do-loop, Conditions, Process, Comment, Return )
-&gt; From UML note symbol</svg:desc>
          <draw:custom-shape draw:style-name="gr21" draw:text-style-name="P4" draw:layer="layout" svg:width="3.937cm" svg:height="0.508cm" svg:x="11.06cm" svg:y="8.621cm">
            <text:p text:style-name="P1"><text:span text:style-name="T3">DEBUG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22" draw:text-style-name="P5" draw:layer="layout" svg:width="0.507cm" svg:height="0.507cm" svg:x="10.552cm" svg:y="8.621cm" svg:viewBox="0 0 508 508" draw:points="508,508 508,0 0,508">
            <text:p/>
          </draw:polygon>
          <draw:custom-shape draw:style-name="gr23" draw:text-style-name="P6" draw:layer="layout" svg:width="4.445cm" svg:height="3.572cm" svg:x="10.553cm" svg:y="9.129cm">
            <text:p text:style-name="P13"><text:span text:style-name="T9"/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name="script">
          <svg:title>script</svg:title>
          <svg:desc>Script : Path file and  Instructions list (Call, Define and Init, Do-loop, Conditions, Process, Comment, Return )
-&gt; From UML note symbol</svg:desc>
          <draw:custom-shape draw:style-name="gr24" draw:text-style-name="P4" draw:layer="layout" svg:width="3.937cm" svg:height="0.508cm" svg:x="15.633cm" svg:y="8.622cm">
            <text:p text:style-name="P1"><text:span text:style-name="T3">QUI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25" draw:text-style-name="P5" draw:layer="layout" svg:width="0.507cm" svg:height="0.507cm" svg:x="15.125cm" svg:y="8.622cm" svg:viewBox="0 0 508 508" draw:points="508,508 508,0 0,508">
            <text:p/>
          </draw:polygon>
          <draw:custom-shape draw:style-name="gr26" draw:text-style-name="P6" draw:layer="layout" svg:width="4.445cm" svg:height="3.571cm" svg:x="15.126cm" svg:y="9.13cm">
            <text:p text:style-name="P13"><text:span text:style-name="T9"/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name="script">
          <svg:title>script</svg:title>
          <svg:desc>Script : Path file and  Instructions list (Call, Define and Init, Do-loop, Conditions, Process, Comment, Return )
-&gt; From UML note symbol</svg:desc>
          <draw:custom-shape draw:style-name="gr27" draw:text-style-name="P4" draw:layer="layout" svg:width="3.937cm" svg:height="0.508cm" svg:x="6.463cm" svg:y="13.827cm">
            <text:p text:style-name="P1"><text:span text:style-name="T3">IMPORT MODUL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28" draw:text-style-name="P5" draw:layer="layout" svg:width="0.507cm" svg:height="0.507cm" svg:x="5.955cm" svg:y="13.827cm" svg:viewBox="0 0 508 508" draw:points="508,508 508,0 0,508">
            <text:p/>
          </draw:polygon>
          <draw:custom-shape draw:style-name="gr29" draw:text-style-name="P6" draw:layer="layout" svg:width="4.445cm" svg:height="3.573cm" svg:x="5.956cm" svg:y="14.335cm">
            <text:p text:style-name="P13"><text:span text:style-name="T9"/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name="script">
          <svg:title>script</svg:title>
          <svg:desc>Script : Path file and  Instructions list (Call, Define and Init, Do-loop, Conditions, Process, Comment, Return )
-&gt; From UML note symbol</svg:desc>
          <draw:custom-shape draw:style-name="gr30" draw:text-style-name="P4" draw:layer="layout" svg:width="3.937cm" svg:height="0.508cm" svg:x="1.863cm" svg:y="13.828cm">
            <text:p text:style-name="P1"><text:span text:style-name="T3">SYNTAX RULE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31" draw:text-style-name="P5" draw:layer="layout" svg:width="0.507cm" svg:height="0.507cm" svg:x="1.355cm" svg:y="13.828cm" svg:viewBox="0 0 508 508" draw:points="508,508 508,0 0,508">
            <text:p/>
          </draw:polygon>
          <draw:custom-shape draw:style-name="gr32" draw:text-style-name="P6" draw:layer="layout" svg:width="4.445cm" svg:height="3.572cm" svg:x="1.356cm" svg:y="14.336cm">
            <text:p text:style-name="P13"><text:span text:style-name="T9"/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name="script">
          <svg:title>script</svg:title>
          <svg:desc>Script : Path file and  Instructions list (Call, Define and Init, Do-loop, Conditions, Process, Comment, Return )
-&gt; From UML note symbol</svg:desc>
          <draw:custom-shape draw:style-name="gr33" draw:text-style-name="P4" draw:layer="layout" svg:width="3.937cm" svg:height="0.508cm" svg:x="11.061cm" svg:y="13.828cm">
            <text:p text:style-name="P1"><text:span text:style-name="T3">EXPORT MODUL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34" draw:text-style-name="P5" draw:layer="layout" svg:width="0.507cm" svg:height="0.507cm" svg:x="10.553cm" svg:y="13.828cm" svg:viewBox="0 0 508 508" draw:points="508,508 508,0 0,508">
            <text:p/>
          </draw:polygon>
          <draw:custom-shape draw:style-name="gr35" draw:text-style-name="P6" draw:layer="layout" svg:width="4.445cm" svg:height="3.572cm" svg:x="10.554cm" svg:y="14.336cm">
            <text:p text:style-name="P13"><text:span text:style-name="T9"/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name="script">
          <svg:title>script</svg:title>
          <svg:desc>Script : Path file and  Instructions list (Call, Define and Init, Do-loop, Conditions, Process, Comment, Return )
-&gt; From UML note symbol</svg:desc>
          <draw:custom-shape draw:style-name="gr36" draw:text-style-name="P4" draw:layer="layout" svg:width="3.937cm" svg:height="0.508cm" svg:x="15.634cm" svg:y="13.829cm">
            <text:p text:style-name="P1"><text:span text:style-name="T3">HELLOWORLD COD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37" draw:text-style-name="P5" draw:layer="layout" svg:width="0.507cm" svg:height="0.507cm" svg:x="15.126cm" svg:y="13.829cm" svg:viewBox="0 0 508 508" draw:points="508,508 508,0 0,508">
            <text:p/>
          </draw:polygon>
          <draw:custom-shape draw:style-name="gr38" draw:text-style-name="P6" draw:layer="layout" svg:width="4.445cm" svg:height="3.571cm" svg:x="15.127cm" svg:y="14.337cm">
            <text:p text:style-name="P13"><text:span text:style-name="T9"/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name="script">
          <svg:title>script</svg:title>
          <svg:desc>Script : Path file and  Instructions list (Call, Define and Init, Do-loop, Conditions, Process, Comment, Return )
-&gt; From UML note symbol</svg:desc>
          <draw:custom-shape draw:style-name="gr39" draw:text-style-name="P4" draw:layer="layout" svg:width="3.937cm" svg:height="0.508cm" svg:x="6.464cm" svg:y="19.034cm">
            <text:p text:style-name="P1"><text:span text:style-name="T3">LOGICAL EXPRESS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40" draw:text-style-name="P5" draw:layer="layout" svg:width="0.507cm" svg:height="0.507cm" svg:x="5.956cm" svg:y="19.034cm" svg:viewBox="0 0 508 508" draw:points="508,508 508,0 0,508">
            <text:p/>
          </draw:polygon>
          <draw:custom-shape draw:style-name="gr41" draw:text-style-name="P6" draw:layer="layout" svg:width="4.445cm" svg:height="3.573cm" svg:x="5.957cm" svg:y="19.542cm">
            <text:p text:style-name="P13"><text:span text:style-name="T9"/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name="script">
          <svg:title>script</svg:title>
          <svg:desc>Script : Path file and  Instructions list (Call, Define and Init, Do-loop, Conditions, Process, Comment, Return )
-&gt; From UML note symbol</svg:desc>
          <draw:custom-shape draw:style-name="gr42" draw:text-style-name="P4" draw:layer="layout" svg:width="3.937cm" svg:height="0.508cm" svg:x="1.864cm" svg:y="19.035cm">
            <text:p text:style-name="P1"><text:span text:style-name="T3">OPERATOR EXPRESS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43" draw:text-style-name="P5" draw:layer="layout" svg:width="0.507cm" svg:height="0.507cm" svg:x="1.356cm" svg:y="19.035cm" svg:viewBox="0 0 508 508" draw:points="508,508 508,0 0,508">
            <text:p/>
          </draw:polygon>
          <draw:custom-shape draw:style-name="gr44" draw:text-style-name="P6" draw:layer="layout" svg:width="4.445cm" svg:height="3.572cm" svg:x="1.357cm" svg:y="19.543cm">
            <text:p text:style-name="P13"><text:span text:style-name="T9"/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name="script">
          <svg:title>script</svg:title>
          <svg:desc>Script : Path file and  Instructions list (Call, Define and Init, Do-loop, Conditions, Process, Comment, Return )
-&gt; From UML note symbol</svg:desc>
          <draw:custom-shape draw:style-name="gr45" draw:text-style-name="P4" draw:layer="layout" svg:width="3.937cm" svg:height="0.508cm" svg:x="11.062cm" svg:y="19.035cm">
            <text:p text:style-name="P1"><text:span text:style-name="T3">REGULAR EXPRESS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46" draw:text-style-name="P5" draw:layer="layout" svg:width="0.507cm" svg:height="0.507cm" svg:x="10.554cm" svg:y="19.035cm" svg:viewBox="0 0 508 508" draw:points="508,508 508,0 0,508">
            <text:p/>
          </draw:polygon>
          <draw:custom-shape draw:style-name="gr47" draw:text-style-name="P6" draw:layer="layout" svg:width="4.445cm" svg:height="3.572cm" svg:x="10.555cm" svg:y="19.543cm">
            <text:p text:style-name="P13"><text:span text:style-name="T9"/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name="script">
          <svg:title>script</svg:title>
          <svg:desc>Script : Path file and  Instructions list (Call, Define and Init, Do-loop, Conditions, Process, Comment, Return )
-&gt; From UML note symbol</svg:desc>
          <draw:custom-shape draw:style-name="gr48" draw:text-style-name="P4" draw:layer="layout" svg:width="3.937cm" svg:height="0.508cm" svg:x="15.635cm" svg:y="19.036cm">
            <text:p text:style-name="P1"><text:span text:style-name="T3">ERROR HANDL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49" draw:text-style-name="P5" draw:layer="layout" svg:width="0.507cm" svg:height="0.507cm" svg:x="15.127cm" svg:y="19.036cm" svg:viewBox="0 0 508 508" draw:points="508,508 508,0 0,508">
            <text:p/>
          </draw:polygon>
          <draw:custom-shape draw:style-name="gr50" draw:text-style-name="P6" draw:layer="layout" svg:width="4.445cm" svg:height="3.571cm" svg:x="15.128cm" svg:y="19.544cm">
            <text:p text:style-name="P13"><text:span text:style-name="T9"/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name="script">
          <svg:title>script</svg:title>
          <svg:desc>Script : Path file and  Instructions list (Call, Define and Init, Do-loop, Conditions, Process, Comment, Return )
-&gt; From UML note symbol</svg:desc>
          <draw:custom-shape draw:style-name="gr51" draw:text-style-name="P4" draw:layer="layout" svg:width="3.937cm" svg:height="0.508cm" svg:x="6.465cm" svg:y="24.241cm">
            <text:p text:style-name="P1"><text:span text:style-name="T3">SWITCH CAS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52" draw:text-style-name="P5" draw:layer="layout" svg:width="0.507cm" svg:height="0.507cm" svg:x="5.957cm" svg:y="24.241cm" svg:viewBox="0 0 508 508" draw:points="508,508 508,0 0,508">
            <text:p/>
          </draw:polygon>
          <draw:custom-shape draw:style-name="gr53" draw:text-style-name="P6" draw:layer="layout" svg:width="4.445cm" svg:height="3.573cm" svg:x="5.958cm" svg:y="24.749cm">
            <text:p text:style-name="P13"><text:span text:style-name="T9"/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name="script">
          <svg:title>script</svg:title>
          <svg:desc>Script : Path file and  Instructions list (Call, Define and Init, Do-loop, Conditions, Process, Comment, Return )
-&gt; From UML note symbol</svg:desc>
          <draw:custom-shape draw:style-name="gr54" draw:text-style-name="P4" draw:layer="layout" svg:width="3.937cm" svg:height="0.508cm" svg:x="1.865cm" svg:y="24.242cm">
            <text:p text:style-name="P1"><text:span text:style-name="T3">IF CONDI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55" draw:text-style-name="P5" draw:layer="layout" svg:width="0.507cm" svg:height="0.507cm" svg:x="1.357cm" svg:y="24.242cm" svg:viewBox="0 0 508 508" draw:points="508,508 508,0 0,508">
            <text:p/>
          </draw:polygon>
          <draw:custom-shape draw:style-name="gr56" draw:text-style-name="P6" draw:layer="layout" svg:width="4.445cm" svg:height="3.572cm" svg:x="1.358cm" svg:y="24.75cm">
            <text:p text:style-name="P6"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name="script">
          <svg:title>script</svg:title>
          <svg:desc>Script : Path file and  Instructions list (Call, Define and Init, Do-loop, Conditions, Process, Comment, Return )
-&gt; From UML note symbol</svg:desc>
          <draw:custom-shape draw:style-name="gr57" draw:text-style-name="P4" draw:layer="layout" svg:width="3.937cm" svg:height="0.508cm" svg:x="11.063cm" svg:y="24.242cm">
            <text:p text:style-name="P1"><text:span text:style-name="T3">DO-WHILE <text:s/>LOOP (RANGE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58" draw:text-style-name="P5" draw:layer="layout" svg:width="0.507cm" svg:height="0.507cm" svg:x="10.555cm" svg:y="24.242cm" svg:viewBox="0 0 508 508" draw:points="508,508 508,0 0,508">
            <text:p/>
          </draw:polygon>
          <draw:custom-shape draw:style-name="gr59" draw:text-style-name="P6" draw:layer="layout" svg:width="4.445cm" svg:height="3.572cm" svg:x="10.556cm" svg:y="24.75cm">
            <text:p text:style-name="P13"><text:span text:style-name="T9"/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name="script">
          <svg:title>script</svg:title>
          <svg:desc>Script : Path file and  Instructions list (Call, Define and Init, Do-loop, Conditions, Process, Comment, Return )
-&gt; From UML note symbol</svg:desc>
          <draw:custom-shape draw:style-name="gr60" draw:text-style-name="P4" draw:layer="layout" svg:width="3.937cm" svg:height="0.508cm" svg:x="15.636cm" svg:y="24.243cm">
            <text:p text:style-name="P1"><text:span text:style-name="T3">DO-FOR <text:s/>LOOP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61" draw:text-style-name="P5" draw:layer="layout" svg:width="0.507cm" svg:height="0.507cm" svg:x="15.128cm" svg:y="24.243cm" svg:viewBox="0 0 508 508" draw:points="508,508 508,0 0,508">
            <text:p/>
          </draw:polygon>
          <draw:custom-shape draw:style-name="gr62" draw:text-style-name="P6" draw:layer="layout" svg:width="4.445cm" svg:height="3.571cm" svg:x="15.129cm" svg:y="24.751cm">
            <text:p text:style-name="P6">// ARRAY (for loop)</text:p>
            <text:p text:style-name="P6"/>
            <text:p text:style-name="P6">// HASH (for-in loop)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63" draw:text-style-name="P7" draw:layer="layout" svg:width="3.474cm" svg:height="0.705cm" svg:x="1.381cm" svg:y="2.751cm">
          <draw:text-box>
            <text:p text:style-name="P1"><text:span text:style-name="T4">INTRODUCTION</text:span></text:p>
          </draw:text-box>
        </draw:frame>
        <draw:frame draw:style-name="gr63" draw:text-style-name="P7" draw:layer="layout" svg:width="5.334cm" svg:height="0.705cm" svg:x="1.381cm" svg:y="7.661cm">
          <draw:text-box>
            <text:p text:style-name="P1"><text:span text:style-name="T4">BASIC COMMAND LINE</text:span></text:p>
          </draw:text-box>
        </draw:frame>
        <draw:frame draw:style-name="gr63" draw:text-style-name="P7" draw:layer="layout" svg:width="3.474cm" svg:height="0.705cm" svg:x="1.336cm" svg:y="12.869cm">
          <draw:text-box>
            <text:p text:style-name="P1"><text:span text:style-name="T4">BASIC CODE</text:span></text:p>
          </draw:text-box>
        </draw:frame>
        <draw:frame draw:style-name="gr63" draw:text-style-name="P7" draw:layer="layout" svg:width="5.125cm" svg:height="0.705cm" svg:x="1.336cm" svg:y="18.145cm">
          <draw:text-box>
            <text:p text:style-name="P1"><text:span text:style-name="T4">BASIC EXPRESSIONS</text:span></text:p>
          </draw:text-box>
        </draw:frame>
        <draw:frame draw:style-name="gr63" draw:text-style-name="P7" draw:layer="layout" svg:width="6.014cm" svg:height="0.705cm" svg:x="1.463cm" svg:y="23.409cm">
          <draw:text-box>
            <text:p text:style-name="P1"><text:span text:style-name="T4">CONDITIONAL OPERATIONS</text:span></text:p>
          </draw:text-box>
        </draw:frame>
        <draw:g draw:name="Clear and clean logo">
          <svg:title>Clear and Sane logo</svg:title>
          <svg:desc>logotype</svg:desc>
          <draw:custom-shape draw:style-name="gr64" draw:text-style-name="P8" draw:layer="layout" svg:width="1.524cm" svg:height="0.786cm" svg:x="3.389cm" svg:y="0.976cm">
            <text:p text:style-name="P1"><text:span text:style-name="T5">CLEA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5" draw:text-style-name="P9" draw:layer="layout" svg:width="1.524cm" svg:height="0.786cm" svg:x="3.389cm" svg:y="1.738cm">
            <text:p text:style-name="P1"><text:span text:style-name="T6">SAN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6" draw:text-style-name="P10" draw:layer="layout" svg:width="0.356cm" svg:height="0.356cm" svg:x="3.973cm" svg:y="1.572cm">
            <text:p text:style-name="P1"><text:span text:style-name="T7">&amp;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7" draw:text-style-name="P12" draw:layer="layout" svg:width="2.047cm" svg:height="0.607cm" svg:x="3.163cm" svg:y="2.44cm">
            <draw:text-box>
              <text:p text:style-name="P11"><text:span text:style-name="T8">Framework</text:span></text:p>
            </draw:text-box>
          </draw:frame>
        </draw:g>
      </draw:page>
      <draw:page draw:name="Basic Data Structures" draw:style-name="dp1" draw:master-page-name="Default">
        <draw:rect draw:style-name="gr68" draw:text-style-name="P2" draw:layer="layout" svg:width="19cm" svg:height="0.762cm" svg:x="1cm" svg:y="1.027cm">
          <text:p text:style-name="P1"><text:span text:style-name="T1"><text:s/></text:span><text:span text:style-name="T1">PROGRAMMING LANGUAGE REFERENCE CARD</text:span></text:p>
        </draw:rect>
        <draw:rect draw:style-name="gr69" draw:text-style-name="P3" draw:layer="layout" svg:width="19cm" svg:height="0.762cm" svg:x="1cm" svg:y="1.762cm">
          <text:p text:style-name="P1"><text:span text:style-name="T2">PART 2 : BASIC DATA STRUCTURES</text:span></text:p>
        </draw:rect>
        <draw:g draw:name="script">
          <svg:title>script</svg:title>
          <svg:desc>Script : Path file and  Instructions list (Call, Define and Init, Do-loop, Conditions, Process, Comment, Return )
-&gt; From UML note symbol</svg:desc>
          <draw:custom-shape draw:style-name="gr70" draw:text-style-name="P4" draw:layer="layout" svg:width="3.937cm" svg:height="0.508cm" svg:x="6.462cm" svg:y="3.54cm">
            <text:p text:style-name="P1"><text:span text:style-name="T3">INI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71" draw:text-style-name="P5" draw:layer="layout" svg:width="0.507cm" svg:height="0.507cm" svg:x="5.954cm" svg:y="3.54cm" svg:viewBox="0 0 508 508" draw:points="508,508 508,0 0,508">
            <text:p/>
          </draw:polygon>
          <draw:custom-shape draw:style-name="gr72" draw:text-style-name="P6" draw:layer="layout" svg:width="4.445cm" svg:height="3.573cm" svg:x="5.955cm" svg:y="4.0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name="script">
          <svg:title>script</svg:title>
          <svg:desc>Script : Path file and  Instructions list (Call, Define and Init, Do-loop, Conditions, Process, Comment, Return )
-&gt; From UML note symbol</svg:desc>
          <draw:custom-shape draw:style-name="gr73" draw:text-style-name="P4" draw:layer="layout" svg:width="3.937cm" svg:height="0.508cm" svg:x="1.862cm" svg:y="3.541cm">
            <text:p text:style-name="P1"><text:span text:style-name="T3">DEFIN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74" draw:text-style-name="P5" draw:layer="layout" svg:width="0.507cm" svg:height="0.507cm" svg:x="1.354cm" svg:y="3.541cm" svg:viewBox="0 0 508 508" draw:points="508,508 508,0 0,508">
            <text:p/>
          </draw:polygon>
          <draw:custom-shape draw:style-name="gr75" draw:text-style-name="P6" draw:layer="layout" svg:width="4.445cm" svg:height="3.572cm" svg:x="1.355cm" svg:y="4.049cm">
            <text:p text:style-name="P13"><text:span text:style-name="T9"><text:s/></text:span><text:span text:style-name="T9">+ Scopes list and Primitives types list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name="script">
          <svg:title>script</svg:title>
          <svg:desc>Script : Path file and  Instructions list (Call, Define and Init, Do-loop, Conditions, Process, Comment, Return )
-&gt; From UML note symbol</svg:desc>
          <draw:custom-shape draw:style-name="gr76" draw:text-style-name="P4" draw:layer="layout" svg:width="3.937cm" svg:height="0.508cm" svg:x="11.06cm" svg:y="3.541cm">
            <text:p text:style-name="P1"><text:span text:style-name="T3">CAL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77" draw:text-style-name="P5" draw:layer="layout" svg:width="0.507cm" svg:height="0.507cm" svg:x="10.552cm" svg:y="3.541cm" svg:viewBox="0 0 508 508" draw:points="508,508 508,0 0,508">
            <text:p/>
          </draw:polygon>
          <draw:custom-shape draw:style-name="gr78" draw:text-style-name="P6" draw:layer="layout" svg:width="4.445cm" svg:height="3.572cm" svg:x="10.553cm" svg:y="4.0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name="script">
          <svg:title>script</svg:title>
          <svg:desc>Script : Path file and  Instructions list (Call, Define and Init, Do-loop, Conditions, Process, Comment, Return )
-&gt; From UML note symbol</svg:desc>
          <draw:custom-shape draw:style-name="gr79" draw:text-style-name="P4" draw:layer="layout" svg:width="3.937cm" svg:height="0.508cm" svg:x="15.633cm" svg:y="3.542cm">
            <text:p text:style-name="P1"><text:span text:style-name="T3">OVERRID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80" draw:text-style-name="P5" draw:layer="layout" svg:width="0.507cm" svg:height="0.507cm" svg:x="15.125cm" svg:y="3.542cm" svg:viewBox="0 0 508 508" draw:points="508,508 508,0 0,508">
            <text:p/>
          </draw:polygon>
          <draw:custom-shape draw:style-name="gr81" draw:text-style-name="P6" draw:layer="layout" svg:width="4.445cm" svg:height="3.571cm" svg:x="15.126cm" svg:y="4.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name="script">
          <svg:title>script</svg:title>
          <svg:desc>Script : Path file and  Instructions list (Call, Define and Init, Do-loop, Conditions, Process, Comment, Return )
-&gt; From UML note symbol</svg:desc>
          <draw:custom-shape draw:style-name="gr82" draw:text-style-name="P4" draw:layer="layout" svg:width="3.937cm" svg:height="0.508cm" svg:x="6.463cm" svg:y="8.747cm">
            <text:p text:style-name="P1"><text:span text:style-name="T3">INI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83" draw:text-style-name="P5" draw:layer="layout" svg:width="0.507cm" svg:height="0.507cm" svg:x="5.955cm" svg:y="8.747cm" svg:viewBox="0 0 508 508" draw:points="508,508 508,0 0,508">
            <text:p/>
          </draw:polygon>
          <draw:custom-shape draw:style-name="gr84" draw:text-style-name="P6" draw:layer="layout" svg:width="4.445cm" svg:height="3.573cm" svg:x="5.956cm" svg:y="9.25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name="script">
          <svg:title>script</svg:title>
          <svg:desc>Script : Path file and  Instructions list (Call, Define and Init, Do-loop, Conditions, Process, Comment, Return )
-&gt; From UML note symbol</svg:desc>
          <draw:custom-shape draw:style-name="gr85" draw:text-style-name="P4" draw:layer="layout" svg:width="3.937cm" svg:height="0.508cm" svg:x="1.863cm" svg:y="8.748cm">
            <text:p text:style-name="P1"><text:span text:style-name="T3">DEFIN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86" draw:text-style-name="P5" draw:layer="layout" svg:width="0.507cm" svg:height="0.507cm" svg:x="1.355cm" svg:y="8.748cm" svg:viewBox="0 0 508 508" draw:points="508,508 508,0 0,508">
            <text:p/>
          </draw:polygon>
          <draw:custom-shape draw:style-name="gr87" draw:text-style-name="P6" draw:layer="layout" svg:width="4.445cm" svg:height="3.572cm" svg:x="1.356cm" svg:y="9.25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name="script">
          <svg:title>script</svg:title>
          <svg:desc>Script : Path file and  Instructions list (Call, Define and Init, Do-loop, Conditions, Process, Comment, Return )
-&gt; From UML note symbol</svg:desc>
          <draw:custom-shape draw:style-name="gr88" draw:text-style-name="P4" draw:layer="layout" svg:width="3.937cm" svg:height="0.508cm" svg:x="11.061cm" svg:y="8.748cm">
            <text:p text:style-name="P1"><text:span text:style-name="T3">CAL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89" draw:text-style-name="P5" draw:layer="layout" svg:width="0.507cm" svg:height="0.507cm" svg:x="10.553cm" svg:y="8.748cm" svg:viewBox="0 0 508 508" draw:points="508,508 508,0 0,508">
            <text:p/>
          </draw:polygon>
          <draw:custom-shape draw:style-name="gr90" draw:text-style-name="P6" draw:layer="layout" svg:width="4.445cm" svg:height="3.572cm" svg:x="10.554cm" svg:y="9.25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name="script">
          <svg:title>script</svg:title>
          <svg:desc>Script : Path file and  Instructions list (Call, Define and Init, Do-loop, Conditions, Process, Comment, Return )
-&gt; From UML note symbol</svg:desc>
          <draw:custom-shape draw:style-name="gr91" draw:text-style-name="P4" draw:layer="layout" svg:width="3.937cm" svg:height="0.508cm" svg:x="15.634cm" svg:y="8.749cm">
            <text:p text:style-name="P1"><text:span text:style-name="T3">OVERRID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92" draw:text-style-name="P5" draw:layer="layout" svg:width="0.507cm" svg:height="0.507cm" svg:x="15.126cm" svg:y="8.749cm" svg:viewBox="0 0 508 508" draw:points="508,508 508,0 0,508">
            <text:p/>
          </draw:polygon>
          <draw:custom-shape draw:style-name="gr93" draw:text-style-name="P6" draw:layer="layout" svg:width="4.445cm" svg:height="3.571cm" svg:x="15.127cm" svg:y="9.25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name="script">
          <svg:title>script</svg:title>
          <svg:desc>Script : Path file and  Instructions list (Call, Define and Init, Do-loop, Conditions, Process, Comment, Return )
-&gt; From UML note symbol</svg:desc>
          <draw:custom-shape draw:style-name="gr94" draw:text-style-name="P4" draw:layer="layout" svg:width="3.937cm" svg:height="0.508cm" svg:x="6.464cm" svg:y="13.954cm">
            <text:p text:style-name="P1"><text:span text:style-name="T3">INI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95" draw:text-style-name="P5" draw:layer="layout" svg:width="0.507cm" svg:height="0.507cm" svg:x="5.956cm" svg:y="13.954cm" svg:viewBox="0 0 508 508" draw:points="508,508 508,0 0,508">
            <text:p/>
          </draw:polygon>
          <draw:custom-shape draw:style-name="gr96" draw:text-style-name="P6" draw:layer="layout" svg:width="4.445cm" svg:height="3.573cm" svg:x="5.957cm" svg:y="14.46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name="script">
          <svg:title>script</svg:title>
          <svg:desc>Script : Path file and  Instructions list (Call, Define and Init, Do-loop, Conditions, Process, Comment, Return )
-&gt; From UML note symbol</svg:desc>
          <draw:custom-shape draw:style-name="gr97" draw:text-style-name="P4" draw:layer="layout" svg:width="3.937cm" svg:height="0.508cm" svg:x="1.864cm" svg:y="13.955cm">
            <text:p text:style-name="P1"><text:span text:style-name="T3">DEFIN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98" draw:text-style-name="P5" draw:layer="layout" svg:width="0.507cm" svg:height="0.507cm" svg:x="1.356cm" svg:y="13.955cm" svg:viewBox="0 0 508 508" draw:points="508,508 508,0 0,508">
            <text:p/>
          </draw:polygon>
          <draw:custom-shape draw:style-name="gr99" draw:text-style-name="P6" draw:layer="layout" svg:width="4.445cm" svg:height="3.572cm" svg:x="1.357cm" svg:y="14.46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name="script">
          <svg:title>script</svg:title>
          <svg:desc>Script : Path file and  Instructions list (Call, Define and Init, Do-loop, Conditions, Process, Comment, Return )
-&gt; From UML note symbol</svg:desc>
          <draw:custom-shape draw:style-name="gr100" draw:text-style-name="P4" draw:layer="layout" svg:width="3.937cm" svg:height="0.508cm" svg:x="11.062cm" svg:y="13.955cm">
            <text:p text:style-name="P1"><text:span text:style-name="T3">CAL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101" draw:text-style-name="P5" draw:layer="layout" svg:width="0.507cm" svg:height="0.507cm" svg:x="10.554cm" svg:y="13.955cm" svg:viewBox="0 0 508 508" draw:points="508,508 508,0 0,508">
            <text:p/>
          </draw:polygon>
          <draw:custom-shape draw:style-name="gr102" draw:text-style-name="P6" draw:layer="layout" svg:width="4.445cm" svg:height="3.572cm" svg:x="10.555cm" svg:y="14.46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name="script">
          <svg:title>script</svg:title>
          <svg:desc>Script : Path file and  Instructions list (Call, Define and Init, Do-loop, Conditions, Process, Comment, Return )
-&gt; From UML note symbol</svg:desc>
          <draw:custom-shape draw:style-name="gr103" draw:text-style-name="P4" draw:layer="layout" svg:width="3.937cm" svg:height="0.508cm" svg:x="15.635cm" svg:y="13.956cm">
            <text:p text:style-name="P1"><text:span text:style-name="T3">OVERRID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104" draw:text-style-name="P5" draw:layer="layout" svg:width="0.507cm" svg:height="0.507cm" svg:x="15.127cm" svg:y="13.956cm" svg:viewBox="0 0 508 508" draw:points="508,508 508,0 0,508">
            <text:p/>
          </draw:polygon>
          <draw:custom-shape draw:style-name="gr105" draw:text-style-name="P6" draw:layer="layout" svg:width="4.445cm" svg:height="3.571cm" svg:x="15.128cm" svg:y="14.4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name="script">
          <svg:title>script</svg:title>
          <svg:desc>Script : Path file and  Instructions list (Call, Define and Init, Do-loop, Conditions, Process, Comment, Return )
-&gt; From UML note symbol</svg:desc>
          <draw:custom-shape draw:style-name="gr106" draw:text-style-name="P4" draw:layer="layout" svg:width="3.937cm" svg:height="0.508cm" svg:x="6.465cm" svg:y="19.161cm">
            <text:p text:style-name="P1"><text:span text:style-name="T3">INI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107" draw:text-style-name="P5" draw:layer="layout" svg:width="0.507cm" svg:height="0.507cm" svg:x="5.957cm" svg:y="19.161cm" svg:viewBox="0 0 508 508" draw:points="508,508 508,0 0,508">
            <text:p/>
          </draw:polygon>
          <draw:custom-shape draw:style-name="gr108" draw:text-style-name="P6" draw:layer="layout" svg:width="4.445cm" svg:height="3.573cm" svg:x="5.958cm" svg:y="19.66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name="script">
          <svg:title>script</svg:title>
          <svg:desc>Script : Path file and  Instructions list (Call, Define and Init, Do-loop, Conditions, Process, Comment, Return )
-&gt; From UML note symbol</svg:desc>
          <draw:custom-shape draw:style-name="gr109" draw:text-style-name="P4" draw:layer="layout" svg:width="3.937cm" svg:height="0.508cm" svg:x="1.865cm" svg:y="19.162cm">
            <text:p text:style-name="P1"><text:span text:style-name="T3">DEFIN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110" draw:text-style-name="P5" draw:layer="layout" svg:width="0.507cm" svg:height="0.507cm" svg:x="1.357cm" svg:y="19.162cm" svg:viewBox="0 0 508 508" draw:points="508,508 508,0 0,508">
            <text:p/>
          </draw:polygon>
          <draw:custom-shape draw:style-name="gr111" draw:text-style-name="P6" draw:layer="layout" svg:width="4.445cm" svg:height="3.572cm" svg:x="1.358cm" svg:y="19.6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name="script">
          <svg:title>script</svg:title>
          <svg:desc>Script : Path file and  Instructions list (Call, Define and Init, Do-loop, Conditions, Process, Comment, Return )
-&gt; From UML note symbol</svg:desc>
          <draw:custom-shape draw:style-name="gr112" draw:text-style-name="P4" draw:layer="layout" svg:width="3.937cm" svg:height="0.508cm" svg:x="11.063cm" svg:y="19.162cm">
            <text:p text:style-name="P1"><text:span text:style-name="T3">CAL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113" draw:text-style-name="P5" draw:layer="layout" svg:width="0.507cm" svg:height="0.507cm" svg:x="10.555cm" svg:y="19.162cm" svg:viewBox="0 0 508 508" draw:points="508,508 508,0 0,508">
            <text:p/>
          </draw:polygon>
          <draw:custom-shape draw:style-name="gr114" draw:text-style-name="P6" draw:layer="layout" svg:width="4.445cm" svg:height="3.572cm" svg:x="10.556cm" svg:y="19.6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name="script">
          <svg:title>script</svg:title>
          <svg:desc>Script : Path file and  Instructions list (Call, Define and Init, Do-loop, Conditions, Process, Comment, Return )
-&gt; From UML note symbol</svg:desc>
          <draw:custom-shape draw:style-name="gr115" draw:text-style-name="P4" draw:layer="layout" svg:width="3.937cm" svg:height="0.508cm" svg:x="15.636cm" svg:y="19.163cm">
            <text:p text:style-name="P1"><text:span text:style-name="T3">OVERRID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116" draw:text-style-name="P5" draw:layer="layout" svg:width="0.507cm" svg:height="0.507cm" svg:x="15.128cm" svg:y="19.163cm" svg:viewBox="0 0 508 508" draw:points="508,508 508,0 0,508">
            <text:p/>
          </draw:polygon>
          <draw:custom-shape draw:style-name="gr117" draw:text-style-name="P6" draw:layer="layout" svg:width="4.445cm" svg:height="3.571cm" svg:x="15.129cm" svg:y="19.67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name="script">
          <svg:title>script</svg:title>
          <svg:desc>Script : Path file and  Instructions list (Call, Define and Init, Do-loop, Conditions, Process, Comment, Return )
-&gt; From UML note symbol</svg:desc>
          <draw:custom-shape draw:style-name="gr118" draw:text-style-name="P4" draw:layer="layout" svg:width="3.937cm" svg:height="0.508cm" svg:x="6.463cm" svg:y="24.414cm">
            <text:p text:style-name="P1"><text:span text:style-name="T3">INI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119" draw:text-style-name="P5" draw:layer="layout" svg:width="0.507cm" svg:height="0.507cm" svg:x="5.955cm" svg:y="24.414cm" svg:viewBox="0 0 508 508" draw:points="508,508 508,0 0,508">
            <text:p/>
          </draw:polygon>
          <draw:custom-shape draw:style-name="gr120" draw:text-style-name="P6" draw:layer="layout" svg:width="4.445cm" svg:height="3.573cm" svg:x="5.956cm" svg:y="24.92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name="script">
          <svg:title>script</svg:title>
          <svg:desc>Script : Path file and  Instructions list (Call, Define and Init, Do-loop, Conditions, Process, Comment, Return )
-&gt; From UML note symbol</svg:desc>
          <draw:custom-shape draw:style-name="gr121" draw:text-style-name="P4" draw:layer="layout" svg:width="3.937cm" svg:height="0.508cm" svg:x="1.863cm" svg:y="24.415cm">
            <text:p text:style-name="P1"><text:span text:style-name="T3">DEFIN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122" draw:text-style-name="P5" draw:layer="layout" svg:width="0.507cm" svg:height="0.507cm" svg:x="1.355cm" svg:y="24.415cm" svg:viewBox="0 0 508 508" draw:points="508,508 508,0 0,508">
            <text:p/>
          </draw:polygon>
          <draw:custom-shape draw:style-name="gr123" draw:text-style-name="P6" draw:layer="layout" svg:width="4.445cm" svg:height="3.572cm" svg:x="1.356cm" svg:y="24.92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name="script">
          <svg:title>script</svg:title>
          <svg:desc>Script : Path file and  Instructions list (Call, Define and Init, Do-loop, Conditions, Process, Comment, Return )
-&gt; From UML note symbol</svg:desc>
          <draw:custom-shape draw:style-name="gr124" draw:text-style-name="P4" draw:layer="layout" svg:width="3.937cm" svg:height="0.508cm" svg:x="11.061cm" svg:y="24.415cm">
            <text:p text:style-name="P1"><text:span text:style-name="T3">CAL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125" draw:text-style-name="P5" draw:layer="layout" svg:width="0.507cm" svg:height="0.507cm" svg:x="10.553cm" svg:y="24.415cm" svg:viewBox="0 0 508 508" draw:points="508,508 508,0 0,508">
            <text:p/>
          </draw:polygon>
          <draw:custom-shape draw:style-name="gr126" draw:text-style-name="P6" draw:layer="layout" svg:width="4.445cm" svg:height="3.572cm" svg:x="10.554cm" svg:y="24.92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name="script">
          <svg:title>script</svg:title>
          <svg:desc>Script : Path file and  Instructions list (Call, Define and Init, Do-loop, Conditions, Process, Comment, Return )
-&gt; From UML note symbol</svg:desc>
          <draw:custom-shape draw:style-name="gr127" draw:text-style-name="P4" draw:layer="layout" svg:width="3.937cm" svg:height="0.508cm" svg:x="15.634cm" svg:y="24.416cm">
            <text:p text:style-name="P1"><text:span text:style-name="T3">OVERRID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128" draw:text-style-name="P5" draw:layer="layout" svg:width="0.507cm" svg:height="0.507cm" svg:x="15.126cm" svg:y="24.416cm" svg:viewBox="0 0 508 508" draw:points="508,508 508,0 0,508">
            <text:p/>
          </draw:polygon>
          <draw:custom-shape draw:style-name="gr129" draw:text-style-name="P6" draw:layer="layout" svg:width="4.445cm" svg:height="3.571cm" svg:x="15.127cm" svg:y="24.92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63" draw:text-style-name="P14" draw:layer="layout" svg:width="3.474cm" svg:height="0.705cm" svg:x="1.381cm" svg:y="2.808cm">
          <draw:text-box>
            <text:p text:style-name="P1"><text:span text:style-name="T4">VARIABLE</text:span></text:p>
          </draw:text-box>
        </draw:frame>
        <draw:frame draw:style-name="gr63" draw:text-style-name="P14" draw:layer="layout" svg:width="3.474cm" svg:height="0.705cm" svg:x="1.381cm" svg:y="7.915cm">
          <draw:text-box>
            <text:p text:style-name="P1"><text:span text:style-name="T4">HASH</text:span></text:p>
          </draw:text-box>
        </draw:frame>
        <draw:frame draw:style-name="gr63" draw:text-style-name="P14" draw:layer="layout" svg:width="3.474cm" svg:height="0.705cm" svg:x="1.381cm" svg:y="12.995cm">
          <draw:text-box>
            <text:p text:style-name="P1"><text:span text:style-name="T4">ARRAY</text:span></text:p>
          </draw:text-box>
        </draw:frame>
        <draw:frame draw:style-name="gr63" draw:text-style-name="P14" draw:layer="layout" svg:width="5.08cm" svg:height="0.705cm" svg:x="1.381cm" svg:y="18.272cm">
          <draw:text-box>
            <text:p text:style-name="P1"><text:span text:style-name="T4">OBJECT / CLASS</text:span></text:p>
          </draw:text-box>
        </draw:frame>
        <draw:frame draw:style-name="gr63" draw:text-style-name="P14" draw:layer="layout" svg:width="3.474cm" svg:height="0.705cm" svg:x="1.508cm" svg:y="23.536cm">
          <draw:text-box>
            <text:p text:style-name="P1"><text:span text:style-name="T4">POINTER</text:span></text:p>
          </draw:text-box>
        </draw:frame>
        <draw:g draw:name="Clear and clean logo">
          <svg:title>Clear and Sane logo</svg:title>
          <svg:desc>logotype</svg:desc>
          <draw:custom-shape draw:style-name="gr130" draw:text-style-name="P8" draw:layer="layout" svg:width="1.524cm" svg:height="0.786cm" svg:x="3.389cm" svg:y="0.976cm">
            <text:p text:style-name="P1"><text:span text:style-name="T5">CLEA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1" draw:text-style-name="P9" draw:layer="layout" svg:width="1.524cm" svg:height="0.786cm" svg:x="3.389cm" svg:y="1.738cm">
            <text:p text:style-name="P1"><text:span text:style-name="T6">SAN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2" draw:text-style-name="P10" draw:layer="layout" svg:width="0.356cm" svg:height="0.356cm" svg:x="3.973cm" svg:y="1.572cm">
            <text:p text:style-name="P1"><text:span text:style-name="T7">&amp;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33" draw:text-style-name="P12" draw:layer="layout" svg:width="2.047cm" svg:height="0.607cm" svg:x="3.163cm" svg:y="2.44cm">
            <draw:text-box>
              <text:p text:style-name="P11"><text:span text:style-name="T8">Framework</text:span></text:p>
            </draw:text-box>
          </draw:frame>
        </draw:g>
      </draw:page>
      <draw:page draw:name="Basic Process Flow" draw:style-name="dp1" draw:master-page-name="Default">
        <draw:rect draw:style-name="gr134" draw:text-style-name="P2" draw:layer="layout" svg:width="19cm" svg:height="0.762cm" svg:x="1cm" svg:y="1.027cm">
          <text:p text:style-name="P1"><text:span text:style-name="T1">PROGRAMMING LANGUAGE REFERENCE CARD</text:span></text:p>
        </draw:rect>
        <draw:rect draw:style-name="gr135" draw:text-style-name="P3" draw:layer="layout" svg:width="19cm" svg:height="0.762cm" svg:x="1cm" svg:y="1.762cm">
          <text:p text:style-name="P1"><text:span text:style-name="T2">PART 3 : BASIC PROCESS FUNCTIONS</text:span></text:p>
        </draw:rect>
        <draw:g draw:name="script">
          <svg:title>script</svg:title>
          <svg:desc>Script : Path file and  Instructions list (Call, Define and Init, Do-loop, Conditions, Process, Comment, Return )
-&gt; From UML note symbol</svg:desc>
          <draw:custom-shape draw:style-name="gr136" draw:text-style-name="P4" draw:layer="layout" svg:width="3.937cm" svg:height="0.508cm" svg:x="6.461cm" svg:y="3.496cm">
            <text:p text:style-name="P1"><text:span text:style-name="T3">INI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137" draw:text-style-name="P5" draw:layer="layout" svg:width="0.507cm" svg:height="0.507cm" svg:x="5.953cm" svg:y="3.496cm" svg:viewBox="0 0 508 508" draw:points="508,508 508,0 0,508">
            <text:p/>
          </draw:polygon>
          <draw:custom-shape draw:style-name="gr138" draw:text-style-name="P6" draw:layer="layout" svg:width="4.445cm" svg:height="3.573cm" svg:x="5.954cm" svg:y="4.004cm">
            <text:p text:style-name="P13"><text:span text:style-name="T9"/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name="script">
          <svg:title>script</svg:title>
          <svg:desc>Script : Path file and  Instructions list (Call, Define and Init, Do-loop, Conditions, Process, Comment, Return )
-&gt; From UML note symbol</svg:desc>
          <draw:custom-shape draw:style-name="gr139" draw:text-style-name="P4" draw:layer="layout" svg:width="3.937cm" svg:height="0.508cm" svg:x="1.861cm" svg:y="3.497cm">
            <text:p text:style-name="P1"><text:span text:style-name="T3">DEFIN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140" draw:text-style-name="P5" draw:layer="layout" svg:width="0.507cm" svg:height="0.507cm" svg:x="1.353cm" svg:y="3.497cm" svg:viewBox="0 0 508 508" draw:points="508,508 508,0 0,508">
            <text:p/>
          </draw:polygon>
          <draw:custom-shape draw:style-name="gr141" draw:text-style-name="P6" draw:layer="layout" svg:width="4.445cm" svg:height="3.572cm" svg:x="1.354cm" svg:y="4.005cm">
            <text:p text:style-name="P13"><text:span text:style-name="T9"/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name="script">
          <svg:title>script</svg:title>
          <svg:desc>Script : Path file and  Instructions list (Call, Define and Init, Do-loop, Conditions, Process, Comment, Return )
-&gt; From UML note symbol</svg:desc>
          <draw:custom-shape draw:style-name="gr142" draw:text-style-name="P4" draw:layer="layout" svg:width="3.937cm" svg:height="0.508cm" svg:x="11.059cm" svg:y="3.497cm">
            <text:p text:style-name="P1"><text:span text:style-name="T3">CAL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143" draw:text-style-name="P5" draw:layer="layout" svg:width="0.507cm" svg:height="0.507cm" svg:x="10.551cm" svg:y="3.497cm" svg:viewBox="0 0 508 508" draw:points="508,508 508,0 0,508">
            <text:p/>
          </draw:polygon>
          <draw:custom-shape draw:style-name="gr144" draw:text-style-name="P6" draw:layer="layout" svg:width="4.445cm" svg:height="3.572cm" svg:x="10.552cm" svg:y="4.005cm">
            <text:p text:style-name="P13"><text:span text:style-name="T9"/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name="script">
          <svg:title>script</svg:title>
          <svg:desc>Script : Path file and  Instructions list (Call, Define and Init, Do-loop, Conditions, Process, Comment, Return )
-&gt; From UML note symbol</svg:desc>
          <draw:custom-shape draw:style-name="gr145" draw:text-style-name="P4" draw:layer="layout" svg:width="3.937cm" svg:height="0.508cm" svg:x="15.632cm" svg:y="3.498cm">
            <text:p text:style-name="P1"><text:span text:style-name="T3">OVERRID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146" draw:text-style-name="P5" draw:layer="layout" svg:width="0.507cm" svg:height="0.507cm" svg:x="15.124cm" svg:y="3.498cm" svg:viewBox="0 0 508 508" draw:points="508,508 508,0 0,508">
            <text:p/>
          </draw:polygon>
          <draw:custom-shape draw:style-name="gr147" draw:text-style-name="P6" draw:layer="layout" svg:width="4.445cm" svg:height="3.571cm" svg:x="15.125cm" svg:y="4.006cm">
            <text:p text:style-name="P13"><text:span text:style-name="T9"/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name="script">
          <svg:title>script</svg:title>
          <svg:desc>Script : Path file and  Instructions list (Call, Define and Init, Do-loop, Conditions, Process, Comment, Return )
-&gt; From UML note symbol</svg:desc>
          <draw:custom-shape draw:style-name="gr148" draw:text-style-name="P4" draw:layer="layout" svg:width="3.937cm" svg:height="0.508cm" svg:x="6.462cm" svg:y="8.733cm">
            <text:p text:style-name="P1"><text:span text:style-name="T3">EVENT OBJEC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149" draw:text-style-name="P5" draw:layer="layout" svg:width="0.507cm" svg:height="0.507cm" svg:x="5.954cm" svg:y="8.733cm" svg:viewBox="0 0 508 508" draw:points="508,508 508,0 0,508">
            <text:p/>
          </draw:polygon>
          <draw:custom-shape draw:style-name="gr150" draw:text-style-name="P6" draw:layer="layout" svg:width="4.445cm" svg:height="3.573cm" svg:x="5.955cm" svg:y="9.241cm">
            <text:p text:style-name="P13"><text:span text:style-name="T9"/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name="script">
          <svg:title>script</svg:title>
          <svg:desc>Script : Path file and  Instructions list (Call, Define and Init, Do-loop, Conditions, Process, Comment, Return )
-&gt; From UML note symbol</svg:desc>
          <draw:custom-shape draw:style-name="gr151" draw:text-style-name="P4" draw:layer="layout" svg:width="3.937cm" svg:height="0.508cm" svg:x="1.862cm" svg:y="8.734cm">
            <text:p text:style-name="P1"><text:span text:style-name="T3">EVENT TRIGG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152" draw:text-style-name="P5" draw:layer="layout" svg:width="0.507cm" svg:height="0.507cm" svg:x="1.354cm" svg:y="8.734cm" svg:viewBox="0 0 508 508" draw:points="508,508 508,0 0,508">
            <text:p/>
          </draw:polygon>
          <draw:custom-shape draw:style-name="gr153" draw:text-style-name="P6" draw:layer="layout" svg:width="4.445cm" svg:height="3.572cm" svg:x="1.355cm" svg:y="9.242cm">
            <text:p text:style-name="P13"><text:span text:style-name="T9"/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name="script">
          <svg:title>script</svg:title>
          <svg:desc>Script : Path file and  Instructions list (Call, Define and Init, Do-loop, Conditions, Process, Comment, Return )
-&gt; From UML note symbol</svg:desc>
          <draw:custom-shape draw:style-name="gr154" draw:text-style-name="P4" draw:layer="layout" svg:width="3.937cm" svg:height="0.508cm" svg:x="11.06cm" svg:y="8.734cm">
            <text:p text:style-name="P1"><text:span text:style-name="T3">EVENT LISTEN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155" draw:text-style-name="P5" draw:layer="layout" svg:width="0.507cm" svg:height="0.507cm" svg:x="10.552cm" svg:y="8.734cm" svg:viewBox="0 0 508 508" draw:points="508,508 508,0 0,508">
            <text:p/>
          </draw:polygon>
          <draw:custom-shape draw:style-name="gr156" draw:text-style-name="P6" draw:layer="layout" svg:width="4.445cm" svg:height="3.572cm" svg:x="10.553cm" svg:y="9.242cm">
            <text:p text:style-name="P13"><text:span text:style-name="T9"/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name="script">
          <svg:title>script</svg:title>
          <svg:desc>Script : Path file and  Instructions list (Call, Define and Init, Do-loop, Conditions, Process, Comment, Return )
-&gt; From UML note symbol</svg:desc>
          <draw:custom-shape draw:style-name="gr157" draw:text-style-name="P4" draw:layer="layout" svg:width="3.937cm" svg:height="0.508cm" svg:x="15.633cm" svg:y="8.735cm">
            <text:p text:style-name="P1"><text:span text:style-name="T3">EVENT FACTOR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158" draw:text-style-name="P5" draw:layer="layout" svg:width="0.507cm" svg:height="0.507cm" svg:x="15.125cm" svg:y="8.735cm" svg:viewBox="0 0 508 508" draw:points="508,508 508,0 0,508">
            <text:p/>
          </draw:polygon>
          <draw:custom-shape draw:style-name="gr159" draw:text-style-name="P6" draw:layer="layout" svg:width="4.445cm" svg:height="3.571cm" svg:x="15.126cm" svg:y="9.243cm">
            <text:p text:style-name="P13"><text:span text:style-name="T9"/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name="script">
          <svg:title>script</svg:title>
          <svg:desc>Script : Path file and  Instructions list (Call, Define and Init, Do-loop, Conditions, Process, Comment, Return )
-&gt; From UML note symbol</svg:desc>
          <draw:custom-shape draw:style-name="gr160" draw:text-style-name="P4" draw:layer="layout" svg:width="3.937cm" svg:height="0.508cm" svg:x="6.463cm" svg:y="13.957cm">
            <text:p text:style-name="P1"><text:span text:style-name="T3">SE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161" draw:text-style-name="P5" draw:layer="layout" svg:width="0.507cm" svg:height="0.507cm" svg:x="5.955cm" svg:y="13.957cm" svg:viewBox="0 0 508 508" draw:points="508,508 508,0 0,508">
            <text:p/>
          </draw:polygon>
          <draw:custom-shape draw:style-name="gr162" draw:text-style-name="P6" draw:layer="layout" svg:width="4.445cm" svg:height="3.573cm" svg:x="5.956cm" svg:y="14.465cm">
            <text:p text:style-name="P13"><text:span text:style-name="T9"/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name="script">
          <svg:title>script</svg:title>
          <svg:desc>Script : Path file and  Instructions list (Call, Define and Init, Do-loop, Conditions, Process, Comment, Return )
-&gt; From UML note symbol</svg:desc>
          <draw:custom-shape draw:style-name="gr163" draw:text-style-name="P4" draw:layer="layout" svg:width="3.937cm" svg:height="0.508cm" svg:x="1.863cm" svg:y="13.958cm">
            <text:p text:style-name="P1"><text:span text:style-name="T3">GE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164" draw:text-style-name="P5" draw:layer="layout" svg:width="0.507cm" svg:height="0.507cm" svg:x="1.355cm" svg:y="13.958cm" svg:viewBox="0 0 508 508" draw:points="508,508 508,0 0,508">
            <text:p/>
          </draw:polygon>
          <draw:custom-shape draw:style-name="gr165" draw:text-style-name="P6" draw:layer="layout" svg:width="4.445cm" svg:height="3.572cm" svg:x="1.356cm" svg:y="14.466cm">
            <text:p text:style-name="P13"><text:span text:style-name="T9"/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name="script">
          <svg:title>script</svg:title>
          <svg:desc>Script : Path file and  Instructions list (Call, Define and Init, Do-loop, Conditions, Process, Comment, Return )
-&gt; From UML note symbol</svg:desc>
          <draw:custom-shape draw:style-name="gr166" draw:text-style-name="P4" draw:layer="layout" svg:width="3.937cm" svg:height="0.508cm" svg:x="11.061cm" svg:y="13.958cm">
            <text:p text:style-name="P1"><text:span text:style-name="T3">PARS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167" draw:text-style-name="P5" draw:layer="layout" svg:width="0.507cm" svg:height="0.507cm" svg:x="10.553cm" svg:y="13.958cm" svg:viewBox="0 0 508 508" draw:points="508,508 508,0 0,508">
            <text:p/>
          </draw:polygon>
          <draw:custom-shape draw:style-name="gr168" draw:text-style-name="P6" draw:layer="layout" svg:width="4.445cm" svg:height="3.572cm" svg:x="10.554cm" svg:y="14.466cm">
            <text:p text:style-name="P6">// String to Object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name="script">
          <svg:title>script</svg:title>
          <svg:desc>Script : Path file and  Instructions list (Call, Define and Init, Do-loop, Conditions, Process, Comment, Return )
-&gt; From UML note symbol</svg:desc>
          <draw:custom-shape draw:style-name="gr169" draw:text-style-name="P4" draw:layer="layout" svg:width="3.937cm" svg:height="0.508cm" svg:x="15.634cm" svg:y="13.959cm">
            <text:p text:style-name="P1"><text:span text:style-name="T3">STRINGIF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170" draw:text-style-name="P5" draw:layer="layout" svg:width="0.507cm" svg:height="0.507cm" svg:x="15.126cm" svg:y="13.959cm" svg:viewBox="0 0 508 508" draw:points="508,508 508,0 0,508">
            <text:p/>
          </draw:polygon>
          <draw:custom-shape draw:style-name="gr171" draw:text-style-name="P6" draw:layer="layout" svg:width="4.445cm" svg:height="3.571cm" svg:x="15.127cm" svg:y="14.467cm">
            <text:p text:style-name="P6">// Object to String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name="script">
          <svg:title>script</svg:title>
          <svg:desc>Script : Path file and  Instructions list (Call, Define and Init, Do-loop, Conditions, Process, Comment, Return )
-&gt; From UML note symbol</svg:desc>
          <draw:custom-shape draw:style-name="gr172" draw:text-style-name="P4" draw:layer="layout" svg:width="3.937cm" svg:height="0.508cm" svg:x="6.464cm" svg:y="19.164cm">
            <text:p text:style-name="P1"><text:span text:style-name="T3">SE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173" draw:text-style-name="P5" draw:layer="layout" svg:width="0.507cm" svg:height="0.507cm" svg:x="5.956cm" svg:y="19.164cm" svg:viewBox="0 0 508 508" draw:points="508,508 508,0 0,508">
            <text:p/>
          </draw:polygon>
          <draw:custom-shape draw:style-name="gr174" draw:text-style-name="P6" draw:layer="layout" svg:width="4.445cm" svg:height="3.573cm" svg:x="5.957cm" svg:y="19.672cm">
            <text:p text:style-name="P13"><text:span text:style-name="T9"/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name="script">
          <svg:title>script</svg:title>
          <svg:desc>Script : Path file and  Instructions list (Call, Define and Init, Do-loop, Conditions, Process, Comment, Return )
-&gt; From UML note symbol</svg:desc>
          <draw:custom-shape draw:style-name="gr175" draw:text-style-name="P4" draw:layer="layout" svg:width="3.937cm" svg:height="0.508cm" svg:x="1.864cm" svg:y="19.165cm">
            <text:p text:style-name="P1"><text:span text:style-name="T3">GE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176" draw:text-style-name="P5" draw:layer="layout" svg:width="0.507cm" svg:height="0.507cm" svg:x="1.356cm" svg:y="19.165cm" svg:viewBox="0 0 508 508" draw:points="508,508 508,0 0,508">
            <text:p/>
          </draw:polygon>
          <draw:custom-shape draw:style-name="gr177" draw:text-style-name="P6" draw:layer="layout" svg:width="4.445cm" svg:height="3.572cm" svg:x="1.357cm" svg:y="19.673cm">
            <text:p text:style-name="P13"><text:span text:style-name="T9"/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name="script">
          <svg:title>script</svg:title>
          <svg:desc>Script : Path file and  Instructions list (Call, Define and Init, Do-loop, Conditions, Process, Comment, Return )
-&gt; From UML note symbol</svg:desc>
          <draw:custom-shape draw:style-name="gr178" draw:text-style-name="P4" draw:layer="layout" svg:width="3.937cm" svg:height="0.508cm" svg:x="11.062cm" svg:y="19.165cm">
            <text:p text:style-name="P1"><text:span text:style-name="T3">ENCOD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179" draw:text-style-name="P5" draw:layer="layout" svg:width="0.507cm" svg:height="0.507cm" svg:x="10.554cm" svg:y="19.165cm" svg:viewBox="0 0 508 508" draw:points="508,508 508,0 0,508">
            <text:p/>
          </draw:polygon>
          <draw:custom-shape draw:style-name="gr180" draw:text-style-name="P6" draw:layer="layout" svg:width="4.445cm" svg:height="3.572cm" svg:x="10.555cm" svg:y="19.673cm">
            <text:p text:style-name="P13"><text:span text:style-name="T9"/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name="script">
          <svg:title>script</svg:title>
          <svg:desc>Script : Path file and  Instructions list (Call, Define and Init, Do-loop, Conditions, Process, Comment, Return )
-&gt; From UML note symbol</svg:desc>
          <draw:custom-shape draw:style-name="gr181" draw:text-style-name="P4" draw:layer="layout" svg:width="3.937cm" svg:height="0.508cm" svg:x="15.635cm" svg:y="19.166cm">
            <text:p text:style-name="P1"><text:span text:style-name="T3">DECOD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182" draw:text-style-name="P5" draw:layer="layout" svg:width="0.507cm" svg:height="0.507cm" svg:x="15.127cm" svg:y="19.166cm" svg:viewBox="0 0 508 508" draw:points="508,508 508,0 0,508">
            <text:p/>
          </draw:polygon>
          <draw:custom-shape draw:style-name="gr183" draw:text-style-name="P6" draw:layer="layout" svg:width="4.445cm" svg:height="3.571cm" svg:x="15.128cm" svg:y="19.674cm">
            <text:p text:style-name="P13"><text:span text:style-name="T9"/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name="script">
          <svg:title>script</svg:title>
          <svg:desc>Script : Path file and  Instructions list (Call, Define and Init, Do-loop, Conditions, Process, Comment, Return )
-&gt; From UML note symbol</svg:desc>
          <draw:custom-shape draw:style-name="gr184" draw:text-style-name="P4" draw:layer="layout" svg:width="3.937cm" svg:height="0.508cm" svg:x="6.465cm" svg:y="24.371cm">
            <text:p text:style-name="P1"><text:span text:style-name="T3">SE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185" draw:text-style-name="P5" draw:layer="layout" svg:width="0.507cm" svg:height="0.507cm" svg:x="5.957cm" svg:y="24.371cm" svg:viewBox="0 0 508 508" draw:points="508,508 508,0 0,508">
            <text:p/>
          </draw:polygon>
          <draw:custom-shape draw:style-name="gr186" draw:text-style-name="P6" draw:layer="layout" svg:width="4.445cm" svg:height="3.573cm" svg:x="5.958cm" svg:y="24.879cm">
            <text:p text:style-name="P13"><text:span text:style-name="T9"/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name="script">
          <svg:title>script</svg:title>
          <svg:desc>Script : Path file and  Instructions list (Call, Define and Init, Do-loop, Conditions, Process, Comment, Return )
-&gt; From UML note symbol</svg:desc>
          <draw:custom-shape draw:style-name="gr187" draw:text-style-name="P4" draw:layer="layout" svg:width="3.937cm" svg:height="0.508cm" svg:x="1.865cm" svg:y="24.372cm">
            <text:p text:style-name="P1"><text:span text:style-name="T3">GE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188" draw:text-style-name="P5" draw:layer="layout" svg:width="0.507cm" svg:height="0.507cm" svg:x="1.357cm" svg:y="24.372cm" svg:viewBox="0 0 508 508" draw:points="508,508 508,0 0,508">
            <text:p/>
          </draw:polygon>
          <draw:custom-shape draw:style-name="gr189" draw:text-style-name="P6" draw:layer="layout" svg:width="4.445cm" svg:height="3.572cm" svg:x="1.358cm" svg:y="24.88cm">
            <text:p text:style-name="P13"><text:span text:style-name="T9"/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name="script">
          <svg:title>script</svg:title>
          <svg:desc>Script : Path file and  Instructions list (Call, Define and Init, Do-loop, Conditions, Process, Comment, Return )
-&gt; From UML note symbol</svg:desc>
          <draw:custom-shape draw:style-name="gr190" draw:text-style-name="P4" draw:layer="layout" svg:width="3.937cm" svg:height="0.508cm" svg:x="11.063cm" svg:y="24.372cm">
            <text:p text:style-name="P1"><text:span text:style-name="T3">ENCOD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191" draw:text-style-name="P5" draw:layer="layout" svg:width="0.507cm" svg:height="0.507cm" svg:x="10.555cm" svg:y="24.372cm" svg:viewBox="0 0 508 508" draw:points="508,508 508,0 0,508">
            <text:p/>
          </draw:polygon>
          <draw:custom-shape draw:style-name="gr192" draw:text-style-name="P6" draw:layer="layout" svg:width="4.445cm" svg:height="3.572cm" svg:x="10.556cm" svg:y="24.88cm">
            <text:p text:style-name="P13"><text:span text:style-name="T9"/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name="script">
          <svg:title>script</svg:title>
          <svg:desc>Script : Path file and  Instructions list (Call, Define and Init, Do-loop, Conditions, Process, Comment, Return )
-&gt; From UML note symbol</svg:desc>
          <draw:custom-shape draw:style-name="gr193" draw:text-style-name="P4" draw:layer="layout" svg:width="3.937cm" svg:height="0.508cm" svg:x="15.636cm" svg:y="24.373cm">
            <text:p text:style-name="P1"><text:span text:style-name="T3">DECOD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194" draw:text-style-name="P5" draw:layer="layout" svg:width="0.507cm" svg:height="0.507cm" svg:x="15.128cm" svg:y="24.373cm" svg:viewBox="0 0 508 508" draw:points="508,508 508,0 0,508">
            <text:p/>
          </draw:polygon>
          <draw:custom-shape draw:style-name="gr195" draw:text-style-name="P6" draw:layer="layout" svg:width="4.445cm" svg:height="3.571cm" svg:x="15.129cm" svg:y="24.881cm">
            <text:p text:style-name="P13"><text:span text:style-name="T9"/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63" draw:text-style-name="P7" draw:layer="layout" svg:width="5.715cm" svg:height="0.705cm" svg:x="1.381cm" svg:y="2.778cm">
          <draw:text-box>
            <text:p text:style-name="P1"><text:span text:style-name="T4">FUNCTION / PROCEDURE</text:span></text:p>
          </draw:text-box>
        </draw:frame>
        <draw:frame draw:style-name="gr63" draw:text-style-name="P7" draw:layer="layout" svg:width="5.461cm" svg:height="0.705cm" svg:x="1.381cm" svg:y="7.858cm">
          <draw:text-box>
            <text:p text:style-name="P1"><text:span text:style-name="T4">EVENT HANDLER</text:span></text:p>
          </draw:text-box>
        </draw:frame>
        <draw:frame draw:style-name="gr63" draw:text-style-name="P7" draw:layer="layout" svg:width="3.474cm" svg:height="0.705cm" svg:x="1.336cm" svg:y="13.122cm">
          <draw:text-box>
            <text:p text:style-name="P1"><text:span text:style-name="T4">JSON</text:span></text:p>
          </draw:text-box>
        </draw:frame>
        <draw:frame draw:style-name="gr63" draw:text-style-name="P7" draw:layer="layout" svg:width="3.474cm" svg:height="0.705cm" svg:x="1.381cm" svg:y="18.329cm">
          <draw:text-box>
            <text:p text:style-name="P1"><text:span text:style-name="T4">XML / DOM</text:span></text:p>
          </draw:text-box>
        </draw:frame>
        <draw:frame draw:style-name="gr63" draw:text-style-name="P7" draw:layer="layout" svg:width="14.732cm" svg:height="0.705cm" svg:x="1.381cm" svg:y="23.536cm">
          <draw:text-box>
            <text:p text:style-name="P1"><text:span text:style-name="T4">SECURITY (STRATEGY, DATA ENCRYPT, KEY GENERATION, CREDENTIALS)</text:span></text:p>
          </draw:text-box>
        </draw:frame>
        <draw:g draw:name="Clear and clean logo">
          <svg:title>Clear and Sane logo</svg:title>
          <svg:desc>logotype</svg:desc>
          <draw:custom-shape draw:style-name="gr196" draw:text-style-name="P8" draw:layer="layout" svg:width="1.524cm" svg:height="0.786cm" svg:x="3.389cm" svg:y="0.976cm">
            <text:p text:style-name="P1"><text:span text:style-name="T5">CLEA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7" draw:text-style-name="P9" draw:layer="layout" svg:width="1.524cm" svg:height="0.786cm" svg:x="3.389cm" svg:y="1.738cm">
            <text:p text:style-name="P1"><text:span text:style-name="T6">SAN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8" draw:text-style-name="P10" draw:layer="layout" svg:width="0.356cm" svg:height="0.356cm" svg:x="3.973cm" svg:y="1.572cm">
            <text:p text:style-name="P1"><text:span text:style-name="T7">&amp;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9" draw:text-style-name="P12" draw:layer="layout" svg:width="2.047cm" svg:height="0.607cm" svg:x="3.163cm" svg:y="2.44cm">
            <draw:text-box>
              <text:p text:style-name="P11"><text:span text:style-name="T8">Framework</text:span></text:p>
            </draw:text-box>
          </draw:frame>
        </draw:g>
      </draw:page>
      <draw:page draw:name="page4" draw:style-name="dp1" draw:master-page-name="Default">
        <draw:rect draw:style-name="gr200" draw:text-style-name="P2" draw:layer="layout" svg:width="19cm" svg:height="0.762cm" svg:x="1cm" svg:y="1.027cm">
          <text:p text:style-name="P1"><text:span text:style-name="T1">PROGRAMMING LANGUAGE REFERENCE CARD</text:span></text:p>
        </draw:rect>
        <draw:rect draw:style-name="gr201" draw:text-style-name="P3" draw:layer="layout" svg:width="19cm" svg:height="0.762cm" svg:x="1cm" svg:y="1.762cm">
          <text:p text:style-name="P1"><text:span text:style-name="T2">PART 4 : BASIC DATABASE OPERATIONS</text:span></text:p>
        </draw:rect>
        <draw:g draw:name="script">
          <svg:title>script</svg:title>
          <svg:desc>Script : Path file and  Instructions list (Call, Define and Init, Do-loop, Conditions, Process, Comment, Return )
-&gt; From UML note symbol</svg:desc>
          <draw:custom-shape draw:style-name="gr202" draw:text-style-name="P4" draw:layer="layout" svg:width="3.937cm" svg:height="0.508cm" svg:x="6.461cm" svg:y="3.396cm">
            <text:p text:style-name="P1"><text:span text:style-name="T3">OPEN CONNEX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203" draw:text-style-name="P5" draw:layer="layout" svg:width="0.507cm" svg:height="0.507cm" svg:x="5.953cm" svg:y="3.396cm" svg:viewBox="0 0 508 508" draw:points="508,508 508,0 0,508">
            <text:p/>
          </draw:polygon>
          <draw:custom-shape draw:style-name="gr204" draw:text-style-name="P6" draw:layer="layout" svg:width="4.445cm" svg:height="3.573cm" svg:x="5.954cm" svg:y="3.90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name="script">
          <svg:title>script</svg:title>
          <svg:desc>Script : Path file and  Instructions list (Call, Define and Init, Do-loop, Conditions, Process, Comment, Return )
-&gt; From UML note symbol</svg:desc>
          <draw:custom-shape draw:style-name="gr205" draw:text-style-name="P4" draw:layer="layout" svg:width="3.937cm" svg:height="0.508cm" svg:x="1.861cm" svg:y="3.397cm">
            <text:p text:style-name="P1"><text:span text:style-name="T3">DESCRIP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206" draw:text-style-name="P5" draw:layer="layout" svg:width="0.507cm" svg:height="0.507cm" svg:x="1.353cm" svg:y="3.397cm" svg:viewBox="0 0 508 508" draw:points="508,508 508,0 0,508">
            <text:p/>
          </draw:polygon>
          <draw:custom-shape draw:style-name="gr207" draw:text-style-name="P6" draw:layer="layout" svg:width="4.445cm" svg:height="3.572cm" svg:x="1.354cm" svg:y="3.9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name="script">
          <svg:title>script</svg:title>
          <svg:desc>Script : Path file and  Instructions list (Call, Define and Init, Do-loop, Conditions, Process, Comment, Return )
-&gt; From UML note symbol</svg:desc>
          <draw:custom-shape draw:style-name="gr208" draw:text-style-name="P4" draw:layer="layout" svg:width="3.937cm" svg:height="0.508cm" svg:x="11.059cm" svg:y="3.397cm">
            <text:p text:style-name="P1"><text:span text:style-name="T3">CLOSE CONNEX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209" draw:text-style-name="P5" draw:layer="layout" svg:width="0.507cm" svg:height="0.507cm" svg:x="10.551cm" svg:y="3.397cm" svg:viewBox="0 0 508 508" draw:points="508,508 508,0 0,508">
            <text:p/>
          </draw:polygon>
          <draw:custom-shape draw:style-name="gr210" draw:text-style-name="P6" draw:layer="layout" svg:width="4.445cm" svg:height="3.572cm" svg:x="10.552cm" svg:y="3.9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name="script">
          <svg:title>script</svg:title>
          <svg:desc>Script : Path file and  Instructions list (Call, Define and Init, Do-loop, Conditions, Process, Comment, Return )
-&gt; From UML note symbol</svg:desc>
          <draw:custom-shape draw:style-name="gr211" draw:text-style-name="P4" draw:layer="layout" svg:width="3.937cm" svg:height="0.508cm" svg:x="15.632cm" svg:y="3.398cm">
            <text:p text:style-name="P1"><text:span text:style-name="T3">ERROR CONNEX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212" draw:text-style-name="P5" draw:layer="layout" svg:width="0.507cm" svg:height="0.507cm" svg:x="15.124cm" svg:y="3.398cm" svg:viewBox="0 0 508 508" draw:points="508,508 508,0 0,508">
            <text:p/>
          </draw:polygon>
          <draw:custom-shape draw:style-name="gr213" draw:text-style-name="P6" draw:layer="layout" svg:width="4.445cm" svg:height="3.571cm" svg:x="15.125cm" svg:y="3.90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name="script">
          <svg:title>script</svg:title>
          <svg:desc>Script : Path file and  Instructions list (Call, Define and Init, Do-loop, Conditions, Process, Comment, Return )
-&gt; From UML note symbol</svg:desc>
          <draw:custom-shape draw:style-name="gr214" draw:text-style-name="P4" draw:layer="layout" svg:width="3.937cm" svg:height="0.508cm" svg:x="6.462cm" svg:y="8.62cm">
            <text:p text:style-name="P1"><text:span text:style-name="T3">DROP TABL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215" draw:text-style-name="P5" draw:layer="layout" svg:width="0.507cm" svg:height="0.507cm" svg:x="5.954cm" svg:y="8.62cm" svg:viewBox="0 0 508 508" draw:points="508,508 508,0 0,508">
            <text:p/>
          </draw:polygon>
          <draw:custom-shape draw:style-name="gr216" draw:text-style-name="P6" draw:layer="layout" svg:width="4.445cm" svg:height="3.573cm" svg:x="5.955cm" svg:y="9.12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name="script">
          <svg:title>script</svg:title>
          <svg:desc>Script : Path file and  Instructions list (Call, Define and Init, Do-loop, Conditions, Process, Comment, Return )
-&gt; From UML note symbol</svg:desc>
          <draw:custom-shape draw:style-name="gr217" draw:text-style-name="P4" draw:layer="layout" svg:width="3.937cm" svg:height="0.508cm" svg:x="1.862cm" svg:y="8.621cm">
            <text:p text:style-name="P1"><text:span text:style-name="T3">CREATE TABL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218" draw:text-style-name="P5" draw:layer="layout" svg:width="0.507cm" svg:height="0.507cm" svg:x="1.354cm" svg:y="8.621cm" svg:viewBox="0 0 508 508" draw:points="508,508 508,0 0,508">
            <text:p/>
          </draw:polygon>
          <draw:custom-shape draw:style-name="gr219" draw:text-style-name="P6" draw:layer="layout" svg:width="4.445cm" svg:height="3.572cm" svg:x="1.355cm" svg:y="9.12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name="script">
          <svg:title>script</svg:title>
          <svg:desc>Script : Path file and  Instructions list (Call, Define and Init, Do-loop, Conditions, Process, Comment, Return )
-&gt; From UML note symbol</svg:desc>
          <draw:custom-shape draw:style-name="gr220" draw:text-style-name="P4" draw:layer="layout" svg:width="3.937cm" svg:height="0.508cm" svg:x="11.06cm" svg:y="8.621cm">
            <text:p text:style-name="P1"><text:span text:style-name="T3">IDENTIFIER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221" draw:text-style-name="P5" draw:layer="layout" svg:width="0.507cm" svg:height="0.507cm" svg:x="10.552cm" svg:y="8.621cm" svg:viewBox="0 0 508 508" draw:points="508,508 508,0 0,508">
            <text:p/>
          </draw:polygon>
          <draw:custom-shape draw:style-name="gr222" draw:text-style-name="P6" draw:layer="layout" svg:width="4.445cm" svg:height="3.572cm" svg:x="10.553cm" svg:y="9.129cm">
            <text:p text:style-name="P13"><text:span text:style-name="T10">Primary key :</text:span></text:p>
            <text:p text:style-name="P13"><text:span text:style-name="T9"><text:s/></text:span></text:p>
            <text:p text:style-name="P13"><text:span text:style-name="T10">Stranger key :</text:span><text:span text:style-name="T9"> </text:span></text:p>
            <text:p text:style-name="P13"><text:span text:style-name="T9"/></text:p>
            <text:p text:style-name="P13"><text:span text:style-name="T10">Indexed key :</text:span><text:span text:style-name="T9"> </text:span></text:p>
            <text:p text:style-name="P13"><text:span text:style-name="T9"/></text:p>
            <text:p text:style-name="P13"><text:span text:style-name="T9"/></text:p>
            <text:p text:style-name="P13"><text:span text:style-name="T9"/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name="script">
          <svg:title>script</svg:title>
          <svg:desc>Script : Path file and  Instructions list (Call, Define and Init, Do-loop, Conditions, Process, Comment, Return )
-&gt; From UML note symbol</svg:desc>
          <draw:custom-shape draw:style-name="gr223" draw:text-style-name="P4" draw:layer="layout" svg:width="3.937cm" svg:height="0.508cm" svg:x="15.633cm" svg:y="8.622cm">
            <text:p text:style-name="P1"><text:span text:style-name="T3">AGGREGATE FUNCTION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224" draw:text-style-name="P5" draw:layer="layout" svg:width="0.507cm" svg:height="0.507cm" svg:x="15.125cm" svg:y="8.622cm" svg:viewBox="0 0 508 508" draw:points="508,508 508,0 0,508">
            <text:p/>
          </draw:polygon>
          <draw:custom-shape draw:style-name="gr225" draw:text-style-name="P6" draw:layer="layout" svg:width="4.445cm" svg:height="3.673cm" svg:x="15.126cm" svg:y="9.13cm">
            <text:p text:style-name="P13"><text:span text:style-name="T10">Sum :</text:span><text:span text:style-name="T9"> </text:span></text:p>
            <text:p text:style-name="P13"><text:span text:style-name="T9"/></text:p>
            <text:p text:style-name="P13"><text:span text:style-name="T10">Max :</text:span><text:span text:style-name="T9"> </text:span></text:p>
            <text:p text:style-name="P13"><text:span text:style-name="T9"/></text:p>
            <text:p text:style-name="P13"><text:span text:style-name="T10">Min :</text:span><text:span text:style-name="T9"> </text:span></text:p>
            <text:p text:style-name="P13"><text:span text:style-name="T9"/></text:p>
            <text:p text:style-name="P13"><text:span text:style-name="T10">Medium :</text:span><text:span text:style-name="T9"> </text:span></text:p>
            <text:p text:style-name="P13"><text:span text:style-name="T9"/></text:p>
            <text:p text:style-name="P13"><text:span text:style-name="T10">Average :</text:span><text:span text:style-name="T9"> </text:span></text:p>
            <text:p text:style-name="P13"><text:span text:style-name="T9"/></text:p>
            <text:p text:style-name="P13"><text:span text:style-name="T10">Count :</text:span><text:span text:style-name="T9"> 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name="script">
          <svg:title>script</svg:title>
          <svg:desc>Script : Path file and  Instructions list (Call, Define and Init, Do-loop, Conditions, Process, Comment, Return )
-&gt; From UML note symbol</svg:desc>
          <draw:custom-shape draw:style-name="gr226" draw:text-style-name="P4" draw:layer="layout" svg:width="3.937cm" svg:height="0.508cm" svg:x="6.463cm" svg:y="13.827cm">
            <text:p text:style-name="P1"><text:span text:style-name="T3">ONE-TO-MAN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227" draw:text-style-name="P5" draw:layer="layout" svg:width="0.507cm" svg:height="0.507cm" svg:x="5.955cm" svg:y="13.827cm" svg:viewBox="0 0 508 508" draw:points="508,508 508,0 0,508">
            <text:p/>
          </draw:polygon>
          <draw:custom-shape draw:style-name="gr228" draw:text-style-name="P6" draw:layer="layout" svg:width="4.445cm" svg:height="3.573cm" svg:x="5.956cm" svg:y="14.3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name="script">
          <svg:title>script</svg:title>
          <svg:desc>Script : Path file and  Instructions list (Call, Define and Init, Do-loop, Conditions, Process, Comment, Return )
-&gt; From UML note symbol</svg:desc>
          <draw:custom-shape draw:style-name="gr229" draw:text-style-name="P4" draw:layer="layout" svg:width="3.937cm" svg:height="0.508cm" svg:x="1.863cm" svg:y="13.828cm">
            <text:p text:style-name="P1"><text:span text:style-name="T3">ONE-TO-ON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230" draw:text-style-name="P5" draw:layer="layout" svg:width="0.507cm" svg:height="0.507cm" svg:x="1.355cm" svg:y="13.828cm" svg:viewBox="0 0 508 508" draw:points="508,508 508,0 0,508">
            <text:p/>
          </draw:polygon>
          <draw:custom-shape draw:style-name="gr231" draw:text-style-name="P6" draw:layer="layout" svg:width="4.445cm" svg:height="3.572cm" svg:x="1.356cm" svg:y="14.3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name="script">
          <svg:title>script</svg:title>
          <svg:desc>Script : Path file and  Instructions list (Call, Define and Init, Do-loop, Conditions, Process, Comment, Return )
-&gt; From UML note symbol</svg:desc>
          <draw:custom-shape draw:style-name="gr232" draw:text-style-name="P4" draw:layer="layout" svg:width="3.937cm" svg:height="0.508cm" svg:x="11.061cm" svg:y="13.828cm">
            <text:p text:style-name="P1"><text:span text:style-name="T3">MANY-TO-MAN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233" draw:text-style-name="P5" draw:layer="layout" svg:width="0.507cm" svg:height="0.507cm" svg:x="10.553cm" svg:y="13.828cm" svg:viewBox="0 0 508 508" draw:points="508,508 508,0 0,508">
            <text:p/>
          </draw:polygon>
          <draw:custom-shape draw:style-name="gr234" draw:text-style-name="P6" draw:layer="layout" svg:width="4.445cm" svg:height="3.572cm" svg:x="10.554cm" svg:y="14.3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name="script">
          <svg:title>script</svg:title>
          <svg:desc>Script : Path file and  Instructions list (Call, Define and Init, Do-loop, Conditions, Process, Comment, Return )
-&gt; From UML note symbol</svg:desc>
          <draw:custom-shape draw:style-name="gr235" draw:text-style-name="P4" draw:layer="layout" svg:width="3.937cm" svg:height="0.508cm" svg:x="15.634cm" svg:y="13.829cm">
            <text:p text:style-name="P1"><text:span text:style-name="T3">POLYMORPHIC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236" draw:text-style-name="P5" draw:layer="layout" svg:width="0.507cm" svg:height="0.507cm" svg:x="15.126cm" svg:y="13.829cm" svg:viewBox="0 0 508 508" draw:points="508,508 508,0 0,508">
            <text:p/>
          </draw:polygon>
          <draw:custom-shape draw:style-name="gr237" draw:text-style-name="P6" draw:layer="layout" svg:width="4.445cm" svg:height="3.571cm" svg:x="15.127cm" svg:y="14.33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name="script">
          <svg:title>script</svg:title>
          <svg:desc>Script : Path file and  Instructions list (Call, Define and Init, Do-loop, Conditions, Process, Comment, Return )
-&gt; From UML note symbol</svg:desc>
          <draw:custom-shape draw:style-name="gr238" draw:text-style-name="P4" draw:layer="layout" svg:width="3.937cm" svg:height="0.508cm" svg:x="6.464cm" svg:y="19.034cm">
            <text:p text:style-name="P1"><text:span text:style-name="T3">INSERT / ADD / CREAT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239" draw:text-style-name="P5" draw:layer="layout" svg:width="0.507cm" svg:height="0.507cm" svg:x="5.956cm" svg:y="19.034cm" svg:viewBox="0 0 508 508" draw:points="508,508 508,0 0,508">
            <text:p/>
          </draw:polygon>
          <draw:custom-shape draw:style-name="gr240" draw:text-style-name="P6" draw:layer="layout" svg:width="4.445cm" svg:height="3.573cm" svg:x="5.957cm" svg:y="19.54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name="script">
          <svg:title>script</svg:title>
          <svg:desc>Script : Path file and  Instructions list (Call, Define and Init, Do-loop, Conditions, Process, Comment, Return )
-&gt; From UML note symbol</svg:desc>
          <draw:custom-shape draw:style-name="gr241" draw:text-style-name="P4" draw:layer="layout" svg:width="3.937cm" svg:height="0.508cm" svg:x="1.864cm" svg:y="19.035cm">
            <text:p text:style-name="P1"><text:span text:style-name="T3">QUERY / FIND / SELEC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242" draw:text-style-name="P5" draw:layer="layout" svg:width="0.507cm" svg:height="0.507cm" svg:x="1.356cm" svg:y="19.035cm" svg:viewBox="0 0 508 508" draw:points="508,508 508,0 0,508">
            <text:p/>
          </draw:polygon>
          <draw:custom-shape draw:style-name="gr243" draw:text-style-name="P6" draw:layer="layout" svg:width="4.445cm" svg:height="3.572cm" svg:x="1.357cm" svg:y="19.54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name="script">
          <svg:title>script</svg:title>
          <svg:desc>Script : Path file and  Instructions list (Call, Define and Init, Do-loop, Conditions, Process, Comment, Return )
-&gt; From UML note symbol</svg:desc>
          <draw:custom-shape draw:style-name="gr244" draw:text-style-name="P4" draw:layer="layout" svg:width="3.937cm" svg:height="0.508cm" svg:x="11.062cm" svg:y="19.035cm">
            <text:p text:style-name="P1"><text:span text:style-name="T3">UPDAT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245" draw:text-style-name="P5" draw:layer="layout" svg:width="0.507cm" svg:height="0.507cm" svg:x="10.554cm" svg:y="19.035cm" svg:viewBox="0 0 508 508" draw:points="508,508 508,0 0,508">
            <text:p/>
          </draw:polygon>
          <draw:custom-shape draw:style-name="gr246" draw:text-style-name="P6" draw:layer="layout" svg:width="4.445cm" svg:height="3.572cm" svg:x="10.555cm" svg:y="19.54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name="script">
          <svg:title>script</svg:title>
          <svg:desc>Script : Path file and  Instructions list (Call, Define and Init, Do-loop, Conditions, Process, Comment, Return )
-&gt; From UML note symbol</svg:desc>
          <draw:custom-shape draw:style-name="gr247" draw:text-style-name="P4" draw:layer="layout" svg:width="3.937cm" svg:height="0.508cm" svg:x="15.635cm" svg:y="19.036cm">
            <text:p text:style-name="P1"><text:span text:style-name="T3">DELETE / DESTRO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248" draw:text-style-name="P5" draw:layer="layout" svg:width="0.507cm" svg:height="0.507cm" svg:x="15.127cm" svg:y="19.036cm" svg:viewBox="0 0 508 508" draw:points="508,508 508,0 0,508">
            <text:p/>
          </draw:polygon>
          <draw:custom-shape draw:style-name="gr249" draw:text-style-name="P6" draw:layer="layout" svg:width="4.445cm" svg:height="3.571cm" svg:x="15.128cm" svg:y="19.54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63" draw:text-style-name="P14" draw:layer="layout" svg:width="3.474cm" svg:height="0.705cm" svg:x="1.254cm" svg:y="2.751cm">
          <draw:text-box>
            <text:p text:style-name="P1"><text:span text:style-name="T4">DEPLOYMENT</text:span></text:p>
          </draw:text-box>
        </draw:frame>
        <draw:frame draw:style-name="gr63" draw:text-style-name="P14" draw:layer="layout" svg:width="5.887cm" svg:height="0.705cm" svg:x="1.336cm" svg:y="7.788cm">
          <draw:text-box>
            <text:p text:style-name="P1"><text:span text:style-name="T4">TABLE / COLLECTION</text:span></text:p>
          </draw:text-box>
        </draw:frame>
        <draw:frame draw:style-name="gr63" draw:text-style-name="P14" draw:layer="layout" svg:width="6.268cm" svg:height="0.705cm" svg:x="1.336cm" svg:y="12.869cm">
          <draw:text-box>
            <text:p text:style-name="P1"><text:span text:style-name="T4">RELATIONSHIPS</text:span></text:p>
          </draw:text-box>
        </draw:frame>
        <draw:frame draw:style-name="gr63" draw:text-style-name="P14" draw:layer="layout" svg:width="8.382cm" svg:height="0.705cm" svg:x="1.381cm" svg:y="18.202cm">
          <draw:text-box>
            <text:p text:style-name="P1"><text:span text:style-name="T4">ROW / RECORD / TUPLE / DOCUMENT</text:span></text:p>
          </draw:text-box>
        </draw:frame>
        <draw:g draw:name="script">
          <svg:title>script</svg:title>
          <svg:desc>Script : Path file and  Instructions list (Call, Define and Init, Do-loop, Conditions, Process, Comment, Return )
-&gt; From UML note symbol</svg:desc>
          <draw:custom-shape draw:style-name="gr250" draw:text-style-name="P4" draw:layer="layout" svg:width="3.937cm" svg:height="0.508cm" svg:x="6.463cm" svg:y="24.184cm">
            <text:p text:style-name="P1"><text:span text:style-name="T3">FILT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251" draw:text-style-name="P5" draw:layer="layout" svg:width="0.507cm" svg:height="0.507cm" svg:x="5.955cm" svg:y="24.184cm" svg:viewBox="0 0 508 508" draw:points="508,508 508,0 0,508">
            <text:p/>
          </draw:polygon>
          <draw:custom-shape draw:style-name="gr252" draw:text-style-name="P6" draw:layer="layout" svg:width="4.445cm" svg:height="3.573cm" svg:x="5.956cm" svg:y="24.69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name="script">
          <svg:title>script</svg:title>
          <svg:desc>Script : Path file and  Instructions list (Call, Define and Init, Do-loop, Conditions, Process, Comment, Return )
-&gt; From UML note symbol</svg:desc>
          <draw:custom-shape draw:style-name="gr253" draw:text-style-name="P4" draw:layer="layout" svg:width="3.937cm" svg:height="0.508cm" svg:x="1.863cm" svg:y="24.185cm">
            <text:p text:style-name="P1"><text:span text:style-name="T3">SOR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254" draw:text-style-name="P5" draw:layer="layout" svg:width="0.507cm" svg:height="0.507cm" svg:x="1.355cm" svg:y="24.185cm" svg:viewBox="0 0 508 508" draw:points="508,508 508,0 0,508">
            <text:p/>
          </draw:polygon>
          <draw:custom-shape draw:style-name="gr255" draw:text-style-name="P6" draw:layer="layout" svg:width="4.445cm" svg:height="3.572cm" svg:x="1.356cm" svg:y="24.69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name="script">
          <svg:title>script</svg:title>
          <svg:desc>Script : Path file and  Instructions list (Call, Define and Init, Do-loop, Conditions, Process, Comment, Return )
-&gt; From UML note symbol</svg:desc>
          <draw:custom-shape draw:style-name="gr256" draw:text-style-name="P4" draw:layer="layout" svg:width="3.937cm" svg:height="0.508cm" svg:x="11.061cm" svg:y="24.185cm">
            <text:p text:style-name="P1"><text:span text:style-name="T3">LIMIT RECORD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257" draw:text-style-name="P5" draw:layer="layout" svg:width="0.507cm" svg:height="0.507cm" svg:x="10.553cm" svg:y="24.185cm" svg:viewBox="0 0 508 508" draw:points="508,508 508,0 0,508">
            <text:p/>
          </draw:polygon>
          <draw:custom-shape draw:style-name="gr258" draw:text-style-name="P6" draw:layer="layout" svg:width="4.445cm" svg:height="3.572cm" svg:x="10.554cm" svg:y="24.69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name="script">
          <svg:title>script</svg:title>
          <svg:desc>Script : Path file and  Instructions list (Call, Define and Init, Do-loop, Conditions, Process, Comment, Return )
-&gt; From UML note symbol</svg:desc>
          <draw:custom-shape draw:style-name="gr259" draw:text-style-name="P4" draw:layer="layout" svg:width="3.937cm" svg:height="0.508cm" svg:x="15.634cm" svg:y="24.186cm">
            <text:p text:style-name="P1"><text:span text:style-name="T3">PROJEC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260" draw:text-style-name="P5" draw:layer="layout" svg:width="0.507cm" svg:height="0.507cm" svg:x="15.126cm" svg:y="24.186cm" svg:viewBox="0 0 508 508" draw:points="508,508 508,0 0,508">
            <text:p/>
          </draw:polygon>
          <draw:custom-shape draw:style-name="gr261" draw:text-style-name="P6" draw:layer="layout" svg:width="4.445cm" svg:height="3.571cm" svg:x="15.127cm" svg:y="24.69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63" draw:text-style-name="P14" draw:layer="layout" svg:width="9.188cm" svg:height="0.705cm" svg:x="1.337cm" svg:y="23.352cm">
          <draw:text-box>
            <text:p text:style-name="P1"><text:span text:style-name="T4">LIST WITH CONDITIONS AND FUNCTIONS</text:span></text:p>
          </draw:text-box>
        </draw:frame>
        <draw:g draw:name="Clear and clean logo">
          <svg:title>Clear and Sane logo</svg:title>
          <svg:desc>logotype</svg:desc>
          <draw:custom-shape draw:style-name="gr262" draw:text-style-name="P8" draw:layer="layout" svg:width="1.524cm" svg:height="0.786cm" svg:x="3.389cm" svg:y="0.976cm">
            <text:p text:style-name="P1"><text:span text:style-name="T5">CLEA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63" draw:text-style-name="P9" draw:layer="layout" svg:width="1.524cm" svg:height="0.786cm" svg:x="3.389cm" svg:y="1.738cm">
            <text:p text:style-name="P1"><text:span text:style-name="T6">SAN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64" draw:text-style-name="P10" draw:layer="layout" svg:width="0.356cm" svg:height="0.356cm" svg:x="3.973cm" svg:y="1.572cm">
            <text:p text:style-name="P1"><text:span text:style-name="T7">&amp;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65" draw:text-style-name="P12" draw:layer="layout" svg:width="2.047cm" svg:height="0.607cm" svg:x="3.163cm" svg:y="2.44cm">
            <draw:text-box>
              <text:p text:style-name="P11"><text:span text:style-name="T8">Framework</text:span></text:p>
            </draw:text-box>
          </draw:frame>
        </draw:g>
      </draw:page>
      <draw:page draw:name="Basic Module Operations" draw:style-name="dp1" draw:master-page-name="Default">
        <draw:rect draw:style-name="gr266" draw:text-style-name="P2" draw:layer="layout" svg:width="19cm" svg:height="0.762cm" svg:x="1cm" svg:y="1.027cm">
          <text:p text:style-name="P1"><text:span text:style-name="T1">PROGRAMMING LANGUAGE REFERENCE CARD</text:span></text:p>
        </draw:rect>
        <draw:rect draw:style-name="gr267" draw:text-style-name="P3" draw:layer="layout" svg:width="19cm" svg:height="0.762cm" svg:x="1cm" svg:y="1.762cm">
          <text:p text:style-name="P1"><text:span text:style-name="T2">PART 5 : BASIC FILE OPERATIONS</text:span></text:p>
        </draw:rect>
        <draw:g draw:name="script">
          <svg:title>script</svg:title>
          <svg:desc>Script : Path file and  Instructions list (Call, Define and Init, Do-loop, Conditions, Process, Comment, Return )
-&gt; From UML note symbol</svg:desc>
          <draw:custom-shape draw:style-name="gr268" draw:text-style-name="P4" draw:layer="layout" svg:width="3.937cm" svg:height="0.508cm" svg:x="6.461cm" svg:y="3.396cm">
            <text:p text:style-name="P1"><text:span text:style-name="T3">OPEN CONNEX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269" draw:text-style-name="P5" draw:layer="layout" svg:width="0.507cm" svg:height="0.507cm" svg:x="5.953cm" svg:y="3.396cm" svg:viewBox="0 0 508 508" draw:points="508,508 508,0 0,508">
            <text:p/>
          </draw:polygon>
          <draw:custom-shape draw:style-name="gr270" draw:text-style-name="P6" draw:layer="layout" svg:width="4.445cm" svg:height="3.573cm" svg:x="5.954cm" svg:y="3.904cm">
            <text:p text:style-name="P13"><text:span text:style-name="T9"/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name="script">
          <svg:title>script</svg:title>
          <svg:desc>Script : Path file and  Instructions list (Call, Define and Init, Do-loop, Conditions, Process, Comment, Return )
-&gt; From UML note symbol</svg:desc>
          <draw:custom-shape draw:style-name="gr271" draw:text-style-name="P4" draw:layer="layout" svg:width="3.937cm" svg:height="0.508cm" svg:x="1.861cm" svg:y="3.397cm">
            <text:p text:style-name="P1"><text:span text:style-name="T3">DESCRIP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272" draw:text-style-name="P5" draw:layer="layout" svg:width="0.507cm" svg:height="0.507cm" svg:x="1.353cm" svg:y="3.397cm" svg:viewBox="0 0 508 508" draw:points="508,508 508,0 0,508">
            <text:p/>
          </draw:polygon>
          <draw:custom-shape draw:style-name="gr273" draw:text-style-name="P6" draw:layer="layout" svg:width="4.445cm" svg:height="3.572cm" svg:x="1.354cm" svg:y="3.905cm">
            <text:p text:style-name="P13"><text:span text:style-name="T9"/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name="script">
          <svg:title>script</svg:title>
          <svg:desc>Script : Path file and  Instructions list (Call, Define and Init, Do-loop, Conditions, Process, Comment, Return )
-&gt; From UML note symbol</svg:desc>
          <draw:custom-shape draw:style-name="gr274" draw:text-style-name="P4" draw:layer="layout" svg:width="3.937cm" svg:height="0.508cm" svg:x="11.059cm" svg:y="3.397cm">
            <text:p text:style-name="P1"><text:span text:style-name="T3">CLOSE CONNEX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275" draw:text-style-name="P5" draw:layer="layout" svg:width="0.507cm" svg:height="0.507cm" svg:x="10.551cm" svg:y="3.397cm" svg:viewBox="0 0 508 508" draw:points="508,508 508,0 0,508">
            <text:p/>
          </draw:polygon>
          <draw:custom-shape draw:style-name="gr276" draw:text-style-name="P6" draw:layer="layout" svg:width="4.445cm" svg:height="3.572cm" svg:x="10.552cm" svg:y="3.905cm">
            <text:p text:style-name="P13"><text:span text:style-name="T9"/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name="script">
          <svg:title>script</svg:title>
          <svg:desc>Script : Path file and  Instructions list (Call, Define and Init, Do-loop, Conditions, Process, Comment, Return )
-&gt; From UML note symbol</svg:desc>
          <draw:custom-shape draw:style-name="gr277" draw:text-style-name="P4" draw:layer="layout" svg:width="3.937cm" svg:height="0.508cm" svg:x="15.632cm" svg:y="3.398cm">
            <text:p text:style-name="P1"><text:span text:style-name="T3">ERRORS CONNEX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278" draw:text-style-name="P5" draw:layer="layout" svg:width="0.507cm" svg:height="0.507cm" svg:x="15.124cm" svg:y="3.398cm" svg:viewBox="0 0 508 508" draw:points="508,508 508,0 0,508">
            <text:p/>
          </draw:polygon>
          <draw:custom-shape draw:style-name="gr279" draw:text-style-name="P6" draw:layer="layout" svg:width="4.445cm" svg:height="3.571cm" svg:x="15.125cm" svg:y="3.906cm">
            <text:p text:style-name="P13"><text:span text:style-name="T9"/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name="script">
          <svg:title>script</svg:title>
          <svg:desc>Script : Path file and  Instructions list (Call, Define and Init, Do-loop, Conditions, Process, Comment, Return )
-&gt; From UML note symbol</svg:desc>
          <draw:custom-shape draw:style-name="gr280" draw:text-style-name="P4" draw:layer="layout" svg:width="3.937cm" svg:height="0.508cm" svg:x="6.462cm" svg:y="8.62cm">
            <text:p text:style-name="P1"><text:span text:style-name="T3">SEARCH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281" draw:text-style-name="P5" draw:layer="layout" svg:width="0.507cm" svg:height="0.507cm" svg:x="5.954cm" svg:y="8.62cm" svg:viewBox="0 0 508 508" draw:points="508,508 508,0 0,508">
            <text:p/>
          </draw:polygon>
          <draw:custom-shape draw:style-name="gr282" draw:text-style-name="P6" draw:layer="layout" svg:width="4.445cm" svg:height="3.573cm" svg:x="5.955cm" svg:y="9.128cm">
            <text:p text:style-name="P13"><text:span text:style-name="T9"/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name="script">
          <svg:title>script</svg:title>
          <svg:desc>Script : Path file and  Instructions list (Call, Define and Init, Do-loop, Conditions, Process, Comment, Return )
-&gt; From UML note symbol</svg:desc>
          <draw:custom-shape draw:style-name="gr283" draw:text-style-name="P4" draw:layer="layout" svg:width="3.937cm" svg:height="0.508cm" svg:x="1.862cm" svg:y="8.621cm">
            <text:p text:style-name="P1"><text:span text:style-name="T3">LIST VIEW / <text:s/>PAGINAT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284" draw:text-style-name="P5" draw:layer="layout" svg:width="0.507cm" svg:height="0.507cm" svg:x="1.354cm" svg:y="8.621cm" svg:viewBox="0 0 508 508" draw:points="508,508 508,0 0,508">
            <text:p/>
          </draw:polygon>
          <draw:custom-shape draw:style-name="gr285" draw:text-style-name="P6" draw:layer="layout" svg:width="4.445cm" svg:height="3.572cm" svg:x="1.355cm" svg:y="9.129cm">
            <text:p text:style-name="P13"><text:span text:style-name="T9"/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name="script">
          <svg:title>script</svg:title>
          <svg:desc>Script : Path file and  Instructions list (Call, Define and Init, Do-loop, Conditions, Process, Comment, Return )
-&gt; From UML note symbol</svg:desc>
          <draw:custom-shape draw:style-name="gr286" draw:text-style-name="P4" draw:layer="layout" svg:width="3.937cm" svg:height="0.508cm" svg:x="11.06cm" svg:y="8.621cm">
            <text:p text:style-name="P1"><text:span text:style-name="T3">FILTER / SCOP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287" draw:text-style-name="P5" draw:layer="layout" svg:width="0.507cm" svg:height="0.507cm" svg:x="10.552cm" svg:y="8.621cm" svg:viewBox="0 0 508 508" draw:points="508,508 508,0 0,508">
            <text:p/>
          </draw:polygon>
          <draw:custom-shape draw:style-name="gr288" draw:text-style-name="P6" draw:layer="layout" svg:width="4.445cm" svg:height="3.572cm" svg:x="10.553cm" svg:y="9.129cm">
            <text:p text:style-name="P13"><text:span text:style-name="T9"/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name="script">
          <svg:title>script</svg:title>
          <svg:desc>Script : Path file and  Instructions list (Call, Define and Init, Do-loop, Conditions, Process, Comment, Return )
-&gt; From UML note symbol</svg:desc>
          <draw:custom-shape draw:style-name="gr289" draw:text-style-name="P4" draw:layer="layout" svg:width="3.937cm" svg:height="0.508cm" svg:x="15.633cm" svg:y="8.622cm">
            <text:p text:style-name="P1"><text:span text:style-name="T3">SOR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290" draw:text-style-name="P5" draw:layer="layout" svg:width="0.507cm" svg:height="0.507cm" svg:x="15.125cm" svg:y="8.622cm" svg:viewBox="0 0 508 508" draw:points="508,508 508,0 0,508">
            <text:p/>
          </draw:polygon>
          <draw:custom-shape draw:style-name="gr291" draw:text-style-name="P6" draw:layer="layout" svg:width="4.445cm" svg:height="3.571cm" svg:x="15.126cm" svg:y="9.13cm">
            <text:p text:style-name="P13"><text:span text:style-name="T9"/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name="script">
          <svg:title>script</svg:title>
          <svg:desc>Script : Path file and  Instructions list (Call, Define and Init, Do-loop, Conditions, Process, Comment, Return )
-&gt; From UML note symbol</svg:desc>
          <draw:custom-shape draw:style-name="gr292" draw:text-style-name="P4" draw:layer="layout" svg:width="3.937cm" svg:height="0.508cm" svg:x="6.463cm" svg:y="13.827cm">
            <text:p text:style-name="P1"><text:span text:style-name="T3">ADD / CREAT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293" draw:text-style-name="P5" draw:layer="layout" svg:width="0.507cm" svg:height="0.507cm" svg:x="5.955cm" svg:y="13.827cm" svg:viewBox="0 0 508 508" draw:points="508,508 508,0 0,508">
            <text:p/>
          </draw:polygon>
          <draw:custom-shape draw:style-name="gr294" draw:text-style-name="P6" draw:layer="layout" svg:width="4.445cm" svg:height="3.573cm" svg:x="5.956cm" svg:y="14.335cm">
            <text:p text:style-name="P13"><text:span text:style-name="T9"/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name="script">
          <svg:title>script</svg:title>
          <svg:desc>Script : Path file and  Instructions list (Call, Define and Init, Do-loop, Conditions, Process, Comment, Return )
-&gt; From UML note symbol</svg:desc>
          <draw:custom-shape draw:style-name="gr295" draw:text-style-name="P4" draw:layer="layout" svg:width="3.937cm" svg:height="0.508cm" svg:x="1.863cm" svg:y="13.828cm">
            <text:p text:style-name="P1"><text:span text:style-name="T3">READ / SHOW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296" draw:text-style-name="P5" draw:layer="layout" svg:width="0.507cm" svg:height="0.507cm" svg:x="1.355cm" svg:y="13.828cm" svg:viewBox="0 0 508 508" draw:points="508,508 508,0 0,508">
            <text:p/>
          </draw:polygon>
          <draw:custom-shape draw:style-name="gr297" draw:text-style-name="P6" draw:layer="layout" svg:width="4.445cm" svg:height="3.572cm" svg:x="1.356cm" svg:y="14.336cm">
            <text:p text:style-name="P13"><text:span text:style-name="T9"/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name="script">
          <svg:title>script</svg:title>
          <svg:desc>Script : Path file and  Instructions list (Call, Define and Init, Do-loop, Conditions, Process, Comment, Return )
-&gt; From UML note symbol</svg:desc>
          <draw:custom-shape draw:style-name="gr298" draw:text-style-name="P4" draw:layer="layout" svg:width="3.937cm" svg:height="0.508cm" svg:x="11.061cm" svg:y="13.828cm">
            <text:p text:style-name="P1"><text:span text:style-name="T3">EDIT / UPDAT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299" draw:text-style-name="P5" draw:layer="layout" svg:width="0.507cm" svg:height="0.507cm" svg:x="10.553cm" svg:y="13.828cm" svg:viewBox="0 0 508 508" draw:points="508,508 508,0 0,508">
            <text:p/>
          </draw:polygon>
          <draw:custom-shape draw:style-name="gr300" draw:text-style-name="P6" draw:layer="layout" svg:width="4.445cm" svg:height="3.572cm" svg:x="10.554cm" svg:y="14.336cm">
            <text:p text:style-name="P13"><text:span text:style-name="T9"/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name="script">
          <svg:title>script</svg:title>
          <svg:desc>Script : Path file and  Instructions list (Call, Define and Init, Do-loop, Conditions, Process, Comment, Return )
-&gt; From UML note symbol</svg:desc>
          <draw:custom-shape draw:style-name="gr301" draw:text-style-name="P4" draw:layer="layout" svg:width="3.937cm" svg:height="0.508cm" svg:x="15.634cm" svg:y="13.829cm">
            <text:p text:style-name="P1"><text:span text:style-name="T3">DELETE / DESTRO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302" draw:text-style-name="P5" draw:layer="layout" svg:width="0.507cm" svg:height="0.507cm" svg:x="15.126cm" svg:y="13.829cm" svg:viewBox="0 0 508 508" draw:points="508,508 508,0 0,508">
            <text:p/>
          </draw:polygon>
          <draw:custom-shape draw:style-name="gr303" draw:text-style-name="P6" draw:layer="layout" svg:width="4.445cm" svg:height="3.571cm" svg:x="15.127cm" svg:y="14.337cm">
            <text:p text:style-name="P13"><text:span text:style-name="T9"/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name="script">
          <svg:title>script</svg:title>
          <svg:desc>Script : Path file and  Instructions list (Call, Define and Init, Do-loop, Conditions, Process, Comment, Return )
-&gt; From UML note symbol</svg:desc>
          <draw:custom-shape draw:style-name="gr304" draw:text-style-name="P4" draw:layer="layout" svg:width="3.937cm" svg:height="0.508cm" svg:x="6.464cm" svg:y="19.034cm">
            <text:p text:style-name="P1"><text:span text:style-name="T3">JOI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305" draw:text-style-name="P5" draw:layer="layout" svg:width="0.507cm" svg:height="0.507cm" svg:x="5.956cm" svg:y="19.034cm" svg:viewBox="0 0 508 508" draw:points="508,508 508,0 0,508">
            <text:p/>
          </draw:polygon>
          <draw:custom-shape draw:style-name="gr306" draw:text-style-name="P6" draw:layer="layout" svg:width="4.445cm" svg:height="3.573cm" svg:x="5.957cm" svg:y="19.542cm">
            <text:p text:style-name="P13"><text:span text:style-name="T9"/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name="script">
          <svg:title>script</svg:title>
          <svg:desc>Script : Path file and  Instructions list (Call, Define and Init, Do-loop, Conditions, Process, Comment, Return )
-&gt; From UML note symbol</svg:desc>
          <draw:custom-shape draw:style-name="gr307" draw:text-style-name="P4" draw:layer="layout" svg:width="3.937cm" svg:height="0.508cm" svg:x="1.864cm" svg:y="19.035cm">
            <text:p text:style-name="P1"><text:span text:style-name="T3">EVAL /LAMBDA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308" draw:text-style-name="P5" draw:layer="layout" svg:width="0.507cm" svg:height="0.507cm" svg:x="1.356cm" svg:y="19.035cm" svg:viewBox="0 0 508 508" draw:points="508,508 508,0 0,508">
            <text:p/>
          </draw:polygon>
          <draw:custom-shape draw:style-name="gr309" draw:text-style-name="P6" draw:layer="layout" svg:width="4.445cm" svg:height="3.572cm" svg:x="1.357cm" svg:y="19.543cm">
            <text:p text:style-name="P13"><text:span text:style-name="T9"/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name="script">
          <svg:title>script</svg:title>
          <svg:desc>Script : Path file and  Instructions list (Call, Define and Init, Do-loop, Conditions, Process, Comment, Return )
-&gt; From UML note symbol</svg:desc>
          <draw:custom-shape draw:style-name="gr310" draw:text-style-name="P4" draw:layer="layout" svg:width="3.937cm" svg:height="0.508cm" svg:x="11.062cm" svg:y="19.035cm">
            <text:p text:style-name="P1"><text:span text:style-name="T3">SPLIT / SUBSTRAC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311" draw:text-style-name="P5" draw:layer="layout" svg:width="0.507cm" svg:height="0.507cm" svg:x="10.554cm" svg:y="19.035cm" svg:viewBox="0 0 508 508" draw:points="508,508 508,0 0,508">
            <text:p/>
          </draw:polygon>
          <draw:custom-shape draw:style-name="gr312" draw:text-style-name="P6" draw:layer="layout" svg:width="4.445cm" svg:height="3.572cm" svg:x="10.555cm" svg:y="19.543cm">
            <text:p text:style-name="P13"><text:span text:style-name="T9"/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name="script">
          <svg:title>script</svg:title>
          <svg:desc>Script : Path file and  Instructions list (Call, Define and Init, Do-loop, Conditions, Process, Comment, Return )
-&gt; From UML note symbol</svg:desc>
          <draw:custom-shape draw:style-name="gr313" draw:text-style-name="P4" draw:layer="layout" svg:width="3.937cm" svg:height="0.508cm" svg:x="15.635cm" svg:y="19.036cm">
            <text:p text:style-name="P1"><text:span text:style-name="T3">INTERSEC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314" draw:text-style-name="P5" draw:layer="layout" svg:width="0.507cm" svg:height="0.507cm" svg:x="15.127cm" svg:y="19.036cm" svg:viewBox="0 0 508 508" draw:points="508,508 508,0 0,508">
            <text:p/>
          </draw:polygon>
          <draw:custom-shape draw:style-name="gr315" draw:text-style-name="P6" draw:layer="layout" svg:width="4.445cm" svg:height="3.571cm" svg:x="15.128cm" svg:y="19.544cm">
            <text:p text:style-name="P13"><text:span text:style-name="T9"/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name="script">
          <svg:title>script</svg:title>
          <svg:desc>Script : Path file and  Instructions list (Call, Define and Init, Do-loop, Conditions, Process, Comment, Return )
-&gt; From UML note symbol</svg:desc>
          <draw:custom-shape draw:style-name="gr316" draw:text-style-name="P4" draw:layer="layout" svg:width="3.937cm" svg:height="0.508cm" svg:x="6.465cm" svg:y="24.241cm">
            <text:p text:style-name="P1"><text:span text:style-name="T3">INI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317" draw:text-style-name="P5" draw:layer="layout" svg:width="0.507cm" svg:height="0.507cm" svg:x="5.957cm" svg:y="24.241cm" svg:viewBox="0 0 508 508" draw:points="508,508 508,0 0,508">
            <text:p/>
          </draw:polygon>
          <draw:custom-shape draw:style-name="gr318" draw:text-style-name="P6" draw:layer="layout" svg:width="4.445cm" svg:height="3.573cm" svg:x="5.958cm" svg:y="24.749cm">
            <text:p text:style-name="P13"><text:span text:style-name="T9"/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name="script">
          <svg:title>script</svg:title>
          <svg:desc>Script : Path file and  Instructions list (Call, Define and Init, Do-loop, Conditions, Process, Comment, Return )
-&gt; From UML note symbol</svg:desc>
          <draw:custom-shape draw:style-name="gr319" draw:text-style-name="P4" draw:layer="layout" svg:width="3.937cm" svg:height="0.508cm" svg:x="1.865cm" svg:y="24.242cm">
            <text:p text:style-name="P1"><text:span text:style-name="T3">DEFIN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320" draw:text-style-name="P5" draw:layer="layout" svg:width="0.507cm" svg:height="0.507cm" svg:x="1.357cm" svg:y="24.242cm" svg:viewBox="0 0 508 508" draw:points="508,508 508,0 0,508">
            <text:p/>
          </draw:polygon>
          <draw:custom-shape draw:style-name="gr321" draw:text-style-name="P6" draw:layer="layout" svg:width="4.445cm" svg:height="3.572cm" svg:x="1.358cm" svg:y="24.75cm">
            <text:p text:style-name="P13"><text:span text:style-name="T9"/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name="script">
          <svg:title>script</svg:title>
          <svg:desc>Script : Path file and  Instructions list (Call, Define and Init, Do-loop, Conditions, Process, Comment, Return )
-&gt; From UML note symbol</svg:desc>
          <draw:custom-shape draw:style-name="gr322" draw:text-style-name="P4" draw:layer="layout" svg:width="3.937cm" svg:height="0.508cm" svg:x="11.063cm" svg:y="24.242cm">
            <text:p text:style-name="P1"><text:span text:style-name="T3">CAL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323" draw:text-style-name="P5" draw:layer="layout" svg:width="0.507cm" svg:height="0.507cm" svg:x="10.555cm" svg:y="24.242cm" svg:viewBox="0 0 508 508" draw:points="508,508 508,0 0,508">
            <text:p/>
          </draw:polygon>
          <draw:custom-shape draw:style-name="gr324" draw:text-style-name="P6" draw:layer="layout" svg:width="4.445cm" svg:height="3.572cm" svg:x="10.556cm" svg:y="24.75cm">
            <text:p text:style-name="P13"><text:span text:style-name="T9"/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name="script">
          <svg:title>script</svg:title>
          <svg:desc>Script : Path file and  Instructions list (Call, Define and Init, Do-loop, Conditions, Process, Comment, Return )
-&gt; From UML note symbol</svg:desc>
          <draw:custom-shape draw:style-name="gr325" draw:text-style-name="P4" draw:layer="layout" svg:width="3.937cm" svg:height="0.508cm" svg:x="15.636cm" svg:y="24.243cm">
            <text:p text:style-name="P1"><text:span text:style-name="T3">OVERRID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326" draw:text-style-name="P5" draw:layer="layout" svg:width="0.507cm" svg:height="0.507cm" svg:x="15.128cm" svg:y="24.243cm" svg:viewBox="0 0 508 508" draw:points="508,508 508,0 0,508">
            <text:p/>
          </draw:polygon>
          <draw:custom-shape draw:style-name="gr327" draw:text-style-name="P6" draw:layer="layout" svg:width="4.445cm" svg:height="3.571cm" svg:x="15.129cm" svg:y="24.751cm">
            <text:p text:style-name="P13"><text:span text:style-name="T9"/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63" draw:text-style-name="P7" draw:layer="layout" svg:width="3.474cm" svg:height="0.705cm" svg:x="1.254cm" svg:y="2.751cm">
          <draw:text-box>
            <text:p text:style-name="P1"><text:span text:style-name="T4">OPEN / CLOSE</text:span></text:p>
          </draw:text-box>
        </draw:frame>
        <draw:frame draw:style-name="gr63" draw:text-style-name="P7" draw:layer="layout" svg:width="7.157cm" svg:height="0.705cm" svg:x="1.336cm" svg:y="7.788cm">
          <draw:text-box>
            <text:p text:style-name="P1"><text:span text:style-name="T4">LIST ALL / FIND / RANGE</text:span></text:p>
          </draw:text-box>
        </draw:frame>
        <draw:frame draw:style-name="gr63" draw:text-style-name="P7" draw:layer="layout" svg:width="6.776cm" svg:height="0.705cm" svg:x="1.336cm" svg:y="12.869cm">
          <draw:text-box>
            <text:p text:style-name="P1"><text:span text:style-name="T4">READ AND EDIT (CRUD)</text:span></text:p>
          </draw:text-box>
        </draw:frame>
        <draw:frame draw:style-name="gr63" draw:text-style-name="P7" draw:layer="layout" svg:width="3.474cm" svg:height="0.705cm" svg:x="1.381cm" svg:y="18.202cm">
          <draw:text-box>
            <text:p text:style-name="P1"><text:span text:style-name="T4">TRANSFORM</text:span></text:p>
          </draw:text-box>
        </draw:frame>
        <draw:frame draw:style-name="gr63" draw:text-style-name="P7" draw:layer="layout" svg:width="6.776cm" svg:height="0.705cm" svg:x="1.463cm" svg:y="23.352cm">
          <draw:text-box>
            <text:p text:style-name="P1"><text:span text:style-name="T4">MODULARIZE AND CLONE</text:span></text:p>
          </draw:text-box>
        </draw:frame>
        <draw:g draw:name="Clear and clean logo">
          <svg:title>Clear and Sane logo</svg:title>
          <svg:desc>logotype</svg:desc>
          <draw:custom-shape draw:style-name="gr328" draw:text-style-name="P8" draw:layer="layout" svg:width="1.524cm" svg:height="0.786cm" svg:x="3.389cm" svg:y="0.976cm">
            <text:p text:style-name="P1"><text:span text:style-name="T5">CLEA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29" draw:text-style-name="P9" draw:layer="layout" svg:width="1.524cm" svg:height="0.786cm" svg:x="3.389cm" svg:y="1.738cm">
            <text:p text:style-name="P1"><text:span text:style-name="T6">SAN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30" draw:text-style-name="P10" draw:layer="layout" svg:width="0.356cm" svg:height="0.356cm" svg:x="3.973cm" svg:y="1.572cm">
            <text:p text:style-name="P1"><text:span text:style-name="T7">&amp;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31" draw:text-style-name="P12" draw:layer="layout" svg:width="2.047cm" svg:height="0.607cm" svg:x="3.163cm" svg:y="2.44cm">
            <draw:text-box>
              <text:p text:style-name="P11"><text:span text:style-name="T8">Framework</text:span></text:p>
            </draw:text-box>
          </draw:frame>
        </draw:g>
      </draw:page>
      <draw:page draw:name="page6" draw:style-name="dp1" draw:master-page-name="Default">
        <draw:rect draw:style-name="gr332" draw:text-style-name="P2" draw:layer="layout" svg:width="19cm" svg:height="0.762cm" svg:x="1cm" svg:y="1.027cm">
          <text:p text:style-name="P1"><text:span text:style-name="T1">PROGRAMMING LANGUAGE REFERENCE CARD</text:span></text:p>
        </draw:rect>
        <draw:rect draw:style-name="gr333" draw:text-style-name="P3" draw:layer="layout" svg:width="19cm" svg:height="0.762cm" svg:x="1cm" svg:y="1.762cm">
          <text:p text:style-name="P1"><text:span text:style-name="T2">PART 6 : BASIC MODULE OPERATIONS ( extension, plugin, driver, etc.)</text:span></text:p>
        </draw:rect>
        <draw:g draw:name="script">
          <svg:title>script</svg:title>
          <svg:desc>Script : Path file and  Instructions list (Call, Define and Init, Do-loop, Conditions, Process, Comment, Return )
-&gt; From UML note symbol</svg:desc>
          <draw:custom-shape draw:style-name="gr334" draw:text-style-name="P4" draw:layer="layout" svg:width="3.937cm" svg:height="0.508cm" svg:x="6.461cm" svg:y="3.396cm">
            <text:p text:style-name="P1"><text:span text:style-name="T3">OPEN CONNEX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335" draw:text-style-name="P5" draw:layer="layout" svg:width="0.507cm" svg:height="0.507cm" svg:x="5.953cm" svg:y="3.396cm" svg:viewBox="0 0 508 508" draw:points="508,508 508,0 0,508">
            <text:p/>
          </draw:polygon>
          <draw:custom-shape draw:style-name="gr336" draw:text-style-name="P6" draw:layer="layout" svg:width="4.445cm" svg:height="3.573cm" svg:x="5.954cm" svg:y="3.90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name="script">
          <svg:title>script</svg:title>
          <svg:desc>Script : Path file and  Instructions list (Call, Define and Init, Do-loop, Conditions, Process, Comment, Return )
-&gt; From UML note symbol</svg:desc>
          <draw:custom-shape draw:style-name="gr337" draw:text-style-name="P4" draw:layer="layout" svg:width="3.937cm" svg:height="0.508cm" svg:x="1.861cm" svg:y="3.397cm">
            <text:p text:style-name="P1"><text:span text:style-name="T3">DESCRIP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338" draw:text-style-name="P5" draw:layer="layout" svg:width="0.507cm" svg:height="0.507cm" svg:x="1.353cm" svg:y="3.397cm" svg:viewBox="0 0 508 508" draw:points="508,508 508,0 0,508">
            <text:p/>
          </draw:polygon>
          <draw:custom-shape draw:style-name="gr339" draw:text-style-name="P6" draw:layer="layout" svg:width="4.445cm" svg:height="3.572cm" svg:x="1.354cm" svg:y="3.9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name="script">
          <svg:title>script</svg:title>
          <svg:desc>Script : Path file and  Instructions list (Call, Define and Init, Do-loop, Conditions, Process, Comment, Return )
-&gt; From UML note symbol</svg:desc>
          <draw:custom-shape draw:style-name="gr340" draw:text-style-name="P4" draw:layer="layout" svg:width="3.937cm" svg:height="0.508cm" svg:x="11.059cm" svg:y="3.397cm">
            <text:p text:style-name="P1"><text:span text:style-name="T3">CLOSE CONNEX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341" draw:text-style-name="P5" draw:layer="layout" svg:width="0.507cm" svg:height="0.507cm" svg:x="10.551cm" svg:y="3.397cm" svg:viewBox="0 0 508 508" draw:points="508,508 508,0 0,508">
            <text:p/>
          </draw:polygon>
          <draw:custom-shape draw:style-name="gr342" draw:text-style-name="P6" draw:layer="layout" svg:width="4.445cm" svg:height="3.572cm" svg:x="10.552cm" svg:y="3.9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name="script">
          <svg:title>script</svg:title>
          <svg:desc>Script : Path file and  Instructions list (Call, Define and Init, Do-loop, Conditions, Process, Comment, Return )
-&gt; From UML note symbol</svg:desc>
          <draw:custom-shape draw:style-name="gr343" draw:text-style-name="P4" draw:layer="layout" svg:width="3.937cm" svg:height="0.508cm" svg:x="15.632cm" svg:y="3.398cm">
            <text:p text:style-name="P1"><text:span text:style-name="T3">ERRORS CONNEX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344" draw:text-style-name="P5" draw:layer="layout" svg:width="0.507cm" svg:height="0.507cm" svg:x="15.124cm" svg:y="3.398cm" svg:viewBox="0 0 508 508" draw:points="508,508 508,0 0,508">
            <text:p/>
          </draw:polygon>
          <draw:custom-shape draw:style-name="gr345" draw:text-style-name="P6" draw:layer="layout" svg:width="4.445cm" svg:height="3.571cm" svg:x="15.125cm" svg:y="3.90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name="script">
          <svg:title>script</svg:title>
          <svg:desc>Script : Path file and  Instructions list (Call, Define and Init, Do-loop, Conditions, Process, Comment, Return )
-&gt; From UML note symbol</svg:desc>
          <draw:custom-shape draw:style-name="gr346" draw:text-style-name="P4" draw:layer="layout" svg:width="3.937cm" svg:height="0.508cm" svg:x="6.462cm" svg:y="8.62cm">
            <text:p text:style-name="P1"><text:span text:style-name="T3">SEARCH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347" draw:text-style-name="P5" draw:layer="layout" svg:width="0.507cm" svg:height="0.507cm" svg:x="5.954cm" svg:y="8.62cm" svg:viewBox="0 0 508 508" draw:points="508,508 508,0 0,508">
            <text:p/>
          </draw:polygon>
          <draw:custom-shape draw:style-name="gr348" draw:text-style-name="P6" draw:layer="layout" svg:width="4.445cm" svg:height="3.573cm" svg:x="5.955cm" svg:y="9.12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name="script">
          <svg:title>script</svg:title>
          <svg:desc>Script : Path file and  Instructions list (Call, Define and Init, Do-loop, Conditions, Process, Comment, Return )
-&gt; From UML note symbol</svg:desc>
          <draw:custom-shape draw:style-name="gr349" draw:text-style-name="P4" draw:layer="layout" svg:width="3.937cm" svg:height="0.508cm" svg:x="1.862cm" svg:y="8.621cm">
            <text:p text:style-name="P1"><text:span text:style-name="T3">LIST VIEW / <text:s/>PAGINAT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350" draw:text-style-name="P5" draw:layer="layout" svg:width="0.507cm" svg:height="0.507cm" svg:x="1.354cm" svg:y="8.621cm" svg:viewBox="0 0 508 508" draw:points="508,508 508,0 0,508">
            <text:p/>
          </draw:polygon>
          <draw:custom-shape draw:style-name="gr351" draw:text-style-name="P6" draw:layer="layout" svg:width="4.445cm" svg:height="3.572cm" svg:x="1.355cm" svg:y="9.12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name="script">
          <svg:title>script</svg:title>
          <svg:desc>Script : Path file and  Instructions list (Call, Define and Init, Do-loop, Conditions, Process, Comment, Return )
-&gt; From UML note symbol</svg:desc>
          <draw:custom-shape draw:style-name="gr352" draw:text-style-name="P4" draw:layer="layout" svg:width="3.937cm" svg:height="0.508cm" svg:x="11.06cm" svg:y="8.621cm">
            <text:p text:style-name="P1"><text:span text:style-name="T3">FILTER / SCOP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353" draw:text-style-name="P5" draw:layer="layout" svg:width="0.507cm" svg:height="0.507cm" svg:x="10.552cm" svg:y="8.621cm" svg:viewBox="0 0 508 508" draw:points="508,508 508,0 0,508">
            <text:p/>
          </draw:polygon>
          <draw:custom-shape draw:style-name="gr354" draw:text-style-name="P6" draw:layer="layout" svg:width="4.445cm" svg:height="3.572cm" svg:x="10.553cm" svg:y="9.12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name="script">
          <svg:title>script</svg:title>
          <svg:desc>Script : Path file and  Instructions list (Call, Define and Init, Do-loop, Conditions, Process, Comment, Return )
-&gt; From UML note symbol</svg:desc>
          <draw:custom-shape draw:style-name="gr355" draw:text-style-name="P4" draw:layer="layout" svg:width="3.937cm" svg:height="0.508cm" svg:x="15.633cm" svg:y="8.622cm">
            <text:p text:style-name="P1"><text:span text:style-name="T3">SOR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356" draw:text-style-name="P5" draw:layer="layout" svg:width="0.507cm" svg:height="0.507cm" svg:x="15.125cm" svg:y="8.622cm" svg:viewBox="0 0 508 508" draw:points="508,508 508,0 0,508">
            <text:p/>
          </draw:polygon>
          <draw:custom-shape draw:style-name="gr357" draw:text-style-name="P6" draw:layer="layout" svg:width="4.445cm" svg:height="3.571cm" svg:x="15.126cm" svg:y="9.1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name="script">
          <svg:title>script</svg:title>
          <svg:desc>Script : Path file and  Instructions list (Call, Define and Init, Do-loop, Conditions, Process, Comment, Return )
-&gt; From UML note symbol</svg:desc>
          <draw:custom-shape draw:style-name="gr358" draw:text-style-name="P4" draw:layer="layout" svg:width="3.937cm" svg:height="0.508cm" svg:x="6.463cm" svg:y="13.827cm">
            <text:p text:style-name="P1"><text:span text:style-name="T3">ADD / CREAT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359" draw:text-style-name="P5" draw:layer="layout" svg:width="0.507cm" svg:height="0.507cm" svg:x="5.955cm" svg:y="13.827cm" svg:viewBox="0 0 508 508" draw:points="508,508 508,0 0,508">
            <text:p/>
          </draw:polygon>
          <draw:custom-shape draw:style-name="gr360" draw:text-style-name="P6" draw:layer="layout" svg:width="4.445cm" svg:height="3.573cm" svg:x="5.956cm" svg:y="14.3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name="script">
          <svg:title>script</svg:title>
          <svg:desc>Script : Path file and  Instructions list (Call, Define and Init, Do-loop, Conditions, Process, Comment, Return )
-&gt; From UML note symbol</svg:desc>
          <draw:custom-shape draw:style-name="gr361" draw:text-style-name="P4" draw:layer="layout" svg:width="3.937cm" svg:height="0.508cm" svg:x="1.863cm" svg:y="13.828cm">
            <text:p text:style-name="P1"><text:span text:style-name="T3">READ / SHOW / GE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362" draw:text-style-name="P5" draw:layer="layout" svg:width="0.507cm" svg:height="0.507cm" svg:x="1.355cm" svg:y="13.828cm" svg:viewBox="0 0 508 508" draw:points="508,508 508,0 0,508">
            <text:p/>
          </draw:polygon>
          <draw:custom-shape draw:style-name="gr363" draw:text-style-name="P6" draw:layer="layout" svg:width="4.445cm" svg:height="3.572cm" svg:x="1.356cm" svg:y="14.3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name="script">
          <svg:title>script</svg:title>
          <svg:desc>Script : Path file and  Instructions list (Call, Define and Init, Do-loop, Conditions, Process, Comment, Return )
-&gt; From UML note symbol</svg:desc>
          <draw:custom-shape draw:style-name="gr364" draw:text-style-name="P4" draw:layer="layout" svg:width="3.937cm" svg:height="0.508cm" svg:x="11.061cm" svg:y="13.828cm">
            <text:p text:style-name="P1"><text:span text:style-name="T3">EDIT / UPDATE / SE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365" draw:text-style-name="P5" draw:layer="layout" svg:width="0.507cm" svg:height="0.507cm" svg:x="10.553cm" svg:y="13.828cm" svg:viewBox="0 0 508 508" draw:points="508,508 508,0 0,508">
            <text:p/>
          </draw:polygon>
          <draw:custom-shape draw:style-name="gr366" draw:text-style-name="P6" draw:layer="layout" svg:width="4.445cm" svg:height="3.572cm" svg:x="10.554cm" svg:y="14.3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name="script">
          <svg:title>script</svg:title>
          <svg:desc>Script : Path file and  Instructions list (Call, Define and Init, Do-loop, Conditions, Process, Comment, Return )
-&gt; From UML note symbol</svg:desc>
          <draw:custom-shape draw:style-name="gr367" draw:text-style-name="P4" draw:layer="layout" svg:width="3.937cm" svg:height="0.508cm" svg:x="15.634cm" svg:y="13.829cm">
            <text:p text:style-name="P1"><text:span text:style-name="T3">DELETE / DESTRO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368" draw:text-style-name="P5" draw:layer="layout" svg:width="0.507cm" svg:height="0.507cm" svg:x="15.126cm" svg:y="13.829cm" svg:viewBox="0 0 508 508" draw:points="508,508 508,0 0,508">
            <text:p/>
          </draw:polygon>
          <draw:custom-shape draw:style-name="gr369" draw:text-style-name="P6" draw:layer="layout" svg:width="4.445cm" svg:height="3.571cm" svg:x="15.127cm" svg:y="14.33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name="script">
          <svg:title>script</svg:title>
          <svg:desc>Script : Path file and  Instructions list (Call, Define and Init, Do-loop, Conditions, Process, Comment, Return )
-&gt; From UML note symbol</svg:desc>
          <draw:custom-shape draw:style-name="gr370" draw:text-style-name="P4" draw:layer="layout" svg:width="3.937cm" svg:height="0.508cm" svg:x="6.464cm" svg:y="19.034cm">
            <text:p text:style-name="P1"><text:span text:style-name="T3">JOI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371" draw:text-style-name="P5" draw:layer="layout" svg:width="0.507cm" svg:height="0.507cm" svg:x="5.956cm" svg:y="19.034cm" svg:viewBox="0 0 508 508" draw:points="508,508 508,0 0,508">
            <text:p/>
          </draw:polygon>
          <draw:custom-shape draw:style-name="gr372" draw:text-style-name="P6" draw:layer="layout" svg:width="4.445cm" svg:height="3.573cm" svg:x="5.957cm" svg:y="19.54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name="script">
          <svg:title>script</svg:title>
          <svg:desc>Script : Path file and  Instructions list (Call, Define and Init, Do-loop, Conditions, Process, Comment, Return )
-&gt; From UML note symbol</svg:desc>
          <draw:custom-shape draw:style-name="gr373" draw:text-style-name="P4" draw:layer="layout" svg:width="3.937cm" svg:height="0.508cm" svg:x="1.864cm" svg:y="19.035cm">
            <text:p text:style-name="P1"><text:span text:style-name="T3">EVAL /LAMBDA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374" draw:text-style-name="P5" draw:layer="layout" svg:width="0.507cm" svg:height="0.507cm" svg:x="1.356cm" svg:y="19.035cm" svg:viewBox="0 0 508 508" draw:points="508,508 508,0 0,508">
            <text:p/>
          </draw:polygon>
          <draw:custom-shape draw:style-name="gr375" draw:text-style-name="P6" draw:layer="layout" svg:width="4.445cm" svg:height="3.572cm" svg:x="1.357cm" svg:y="19.54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name="script">
          <svg:title>script</svg:title>
          <svg:desc>Script : Path file and  Instructions list (Call, Define and Init, Do-loop, Conditions, Process, Comment, Return )
-&gt; From UML note symbol</svg:desc>
          <draw:custom-shape draw:style-name="gr376" draw:text-style-name="P4" draw:layer="layout" svg:width="3.937cm" svg:height="0.508cm" svg:x="11.062cm" svg:y="19.035cm">
            <text:p text:style-name="P1"><text:span text:style-name="T3">SPLIT / SUBSTRAC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377" draw:text-style-name="P5" draw:layer="layout" svg:width="0.507cm" svg:height="0.507cm" svg:x="10.554cm" svg:y="19.035cm" svg:viewBox="0 0 508 508" draw:points="508,508 508,0 0,508">
            <text:p/>
          </draw:polygon>
          <draw:custom-shape draw:style-name="gr378" draw:text-style-name="P6" draw:layer="layout" svg:width="4.445cm" svg:height="3.572cm" svg:x="10.555cm" svg:y="19.54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name="script">
          <svg:title>script</svg:title>
          <svg:desc>Script : Path file and  Instructions list (Call, Define and Init, Do-loop, Conditions, Process, Comment, Return )
-&gt; From UML note symbol</svg:desc>
          <draw:custom-shape draw:style-name="gr379" draw:text-style-name="P4" draw:layer="layout" svg:width="3.937cm" svg:height="0.508cm" svg:x="15.635cm" svg:y="19.036cm">
            <text:p text:style-name="P1"><text:span text:style-name="T3">INTERSEC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380" draw:text-style-name="P5" draw:layer="layout" svg:width="0.507cm" svg:height="0.507cm" svg:x="15.127cm" svg:y="19.036cm" svg:viewBox="0 0 508 508" draw:points="508,508 508,0 0,508">
            <text:p/>
          </draw:polygon>
          <draw:custom-shape draw:style-name="gr381" draw:text-style-name="P6" draw:layer="layout" svg:width="4.445cm" svg:height="3.571cm" svg:x="15.128cm" svg:y="19.54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name="script">
          <svg:title>script</svg:title>
          <svg:desc>Script : Path file and  Instructions list (Call, Define and Init, Do-loop, Conditions, Process, Comment, Return )
-&gt; From UML note symbol</svg:desc>
          <draw:custom-shape draw:style-name="gr382" draw:text-style-name="P4" draw:layer="layout" svg:width="3.937cm" svg:height="0.508cm" svg:x="6.465cm" svg:y="24.241cm">
            <text:p text:style-name="P1"><text:span text:style-name="T3">INI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383" draw:text-style-name="P5" draw:layer="layout" svg:width="0.507cm" svg:height="0.507cm" svg:x="5.957cm" svg:y="24.241cm" svg:viewBox="0 0 508 508" draw:points="508,508 508,0 0,508">
            <text:p/>
          </draw:polygon>
          <draw:custom-shape draw:style-name="gr384" draw:text-style-name="P6" draw:layer="layout" svg:width="4.445cm" svg:height="3.573cm" svg:x="5.958cm" svg:y="24.7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name="script">
          <svg:title>script</svg:title>
          <svg:desc>Script : Path file and  Instructions list (Call, Define and Init, Do-loop, Conditions, Process, Comment, Return )
-&gt; From UML note symbol</svg:desc>
          <draw:custom-shape draw:style-name="gr385" draw:text-style-name="P4" draw:layer="layout" svg:width="3.937cm" svg:height="0.508cm" svg:x="1.865cm" svg:y="24.242cm">
            <text:p text:style-name="P1"><text:span text:style-name="T3">DEFINE / EXPOR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386" draw:text-style-name="P5" draw:layer="layout" svg:width="0.507cm" svg:height="0.507cm" svg:x="1.357cm" svg:y="24.242cm" svg:viewBox="0 0 508 508" draw:points="508,508 508,0 0,508">
            <text:p/>
          </draw:polygon>
          <draw:custom-shape draw:style-name="gr387" draw:text-style-name="P6" draw:layer="layout" svg:width="4.445cm" svg:height="3.572cm" svg:x="1.358cm" svg:y="24.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name="script">
          <svg:title>script</svg:title>
          <svg:desc>Script : Path file and  Instructions list (Call, Define and Init, Do-loop, Conditions, Process, Comment, Return )
-&gt; From UML note symbol</svg:desc>
          <draw:custom-shape draw:style-name="gr388" draw:text-style-name="P4" draw:layer="layout" svg:width="3.937cm" svg:height="0.508cm" svg:x="11.063cm" svg:y="24.242cm">
            <text:p text:style-name="P1"><text:span text:style-name="T3">IMPORT / CALL / INCLUD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389" draw:text-style-name="P5" draw:layer="layout" svg:width="0.507cm" svg:height="0.507cm" svg:x="10.555cm" svg:y="24.242cm" svg:viewBox="0 0 508 508" draw:points="508,508 508,0 0,508">
            <text:p/>
          </draw:polygon>
          <draw:custom-shape draw:style-name="gr390" draw:text-style-name="P6" draw:layer="layout" svg:width="4.445cm" svg:height="3.572cm" svg:x="10.556cm" svg:y="24.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name="script">
          <svg:title>script</svg:title>
          <svg:desc>Script : Path file and  Instructions list (Call, Define and Init, Do-loop, Conditions, Process, Comment, Return )
-&gt; From UML note symbol</svg:desc>
          <draw:custom-shape draw:style-name="gr391" draw:text-style-name="P4" draw:layer="layout" svg:width="3.937cm" svg:height="0.508cm" svg:x="15.636cm" svg:y="24.243cm">
            <text:p text:style-name="P1"><text:span text:style-name="T3">OVERRID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392" draw:text-style-name="P5" draw:layer="layout" svg:width="0.507cm" svg:height="0.507cm" svg:x="15.128cm" svg:y="24.243cm" svg:viewBox="0 0 508 508" draw:points="508,508 508,0 0,508">
            <text:p/>
          </draw:polygon>
          <draw:custom-shape draw:style-name="gr393" draw:text-style-name="P6" draw:layer="layout" svg:width="4.445cm" svg:height="3.571cm" svg:x="15.129cm" svg:y="24.75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63" draw:text-style-name="P14" draw:layer="layout" svg:width="3.474cm" svg:height="0.705cm" svg:x="1.254cm" svg:y="2.751cm">
          <draw:text-box>
            <text:p text:style-name="P1"><text:span text:style-name="T4">OPEN / CLOSE</text:span></text:p>
          </draw:text-box>
        </draw:frame>
        <draw:frame draw:style-name="gr63" draw:text-style-name="P14" draw:layer="layout" svg:width="7.157cm" svg:height="0.705cm" svg:x="1.336cm" svg:y="7.788cm">
          <draw:text-box>
            <text:p text:style-name="P1"><text:span text:style-name="T4">LIST ALL / FIND / RANGE</text:span></text:p>
          </draw:text-box>
        </draw:frame>
        <draw:frame draw:style-name="gr63" draw:text-style-name="P14" draw:layer="layout" svg:width="7.284cm" svg:height="0.705cm" svg:x="1.336cm" svg:y="12.869cm">
          <draw:text-box>
            <text:p text:style-name="P1"><text:span text:style-name="T4">READ AND EDIT (CRUD &amp; GET/SET)</text:span></text:p>
          </draw:text-box>
        </draw:frame>
        <draw:frame draw:style-name="gr63" draw:text-style-name="P14" draw:layer="layout" svg:width="3.474cm" svg:height="0.705cm" svg:x="1.381cm" svg:y="18.202cm">
          <draw:text-box>
            <text:p text:style-name="P1"><text:span text:style-name="T4">TRANSFORM</text:span></text:p>
          </draw:text-box>
        </draw:frame>
        <draw:frame draw:style-name="gr63" draw:text-style-name="P14" draw:layer="layout" svg:width="6.776cm" svg:height="0.705cm" svg:x="1.463cm" svg:y="23.352cm">
          <draw:text-box>
            <text:p text:style-name="P1"><text:span text:style-name="T4">MODULARIZE AND CLONE</text:span></text:p>
          </draw:text-box>
        </draw:frame>
        <draw:g draw:name="Clear and clean logo">
          <svg:title>Clear and Sane logo</svg:title>
          <svg:desc>logotype</svg:desc>
          <draw:custom-shape draw:style-name="gr394" draw:text-style-name="P8" draw:layer="layout" svg:width="1.524cm" svg:height="0.786cm" svg:x="2.769cm" svg:y="0.976cm">
            <text:p text:style-name="P1"><text:span text:style-name="T5">CLEA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95" draw:text-style-name="P9" draw:layer="layout" svg:width="1.524cm" svg:height="0.786cm" svg:x="2.769cm" svg:y="1.738cm">
            <text:p text:style-name="P1"><text:span text:style-name="T6">SAN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96" draw:text-style-name="P10" draw:layer="layout" svg:width="0.356cm" svg:height="0.356cm" svg:x="3.353cm" svg:y="1.572cm">
            <text:p text:style-name="P1"><text:span text:style-name="T7">&amp;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97" draw:text-style-name="P12" draw:layer="layout" svg:width="2.047cm" svg:height="0.607cm" svg:x="2.543cm" svg:y="2.44cm">
            <draw:text-box>
              <text:p text:style-name="P11"><text:span text:style-name="T8">Framework</text:span></text:p>
            </draw:text-box>
          </draw:frame>
        </draw:g>
      </draw:page>
      <draw:page draw:name="page7" draw:style-name="dp1" draw:master-page-name="Default">
        <draw:rect draw:style-name="gr398" draw:text-style-name="P2" draw:layer="layout" svg:width="19cm" svg:height="0.762cm" svg:x="1cm" svg:y="1.027cm">
          <text:p text:style-name="P1"><text:span text:style-name="T1">DATABASE REFERENCE CARD</text:span></text:p>
        </draw:rect>
        <draw:rect draw:style-name="gr399" draw:text-style-name="P3" draw:layer="layout" svg:width="19cm" svg:height="0.762cm" svg:x="1cm" svg:y="1.762cm">
          <text:p text:style-name="P1"><text:span text:style-name="T2">PART 7 : DATABASE OPERATIONS BY A SCRIPT LANGUAGE</text:span></text:p>
        </draw:rect>
        <draw:g draw:name="script">
          <svg:title>script</svg:title>
          <svg:desc>Script : Path file and  Instructions list (Call, Define and Init, Do-loop, Conditions, Process, Comment, Return )
-&gt; From UML note symbol</svg:desc>
          <draw:custom-shape draw:style-name="gr400" draw:text-style-name="P4" draw:layer="layout" svg:width="3.937cm" svg:height="0.508cm" svg:x="6.461cm" svg:y="3.396cm">
            <text:p text:style-name="P1"><text:span text:style-name="T3">OPEN CONNEX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401" draw:text-style-name="P5" draw:layer="layout" svg:width="0.507cm" svg:height="0.507cm" svg:x="5.953cm" svg:y="3.396cm" svg:viewBox="0 0 508 508" draw:points="508,508 508,0 0,508">
            <text:p/>
          </draw:polygon>
          <draw:custom-shape draw:style-name="gr402" draw:text-style-name="P6" draw:layer="layout" svg:width="4.445cm" svg:height="3.573cm" svg:x="5.954cm" svg:y="3.90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name="script">
          <svg:title>script</svg:title>
          <svg:desc>Script : Path file and  Instructions list (Call, Define and Init, Do-loop, Conditions, Process, Comment, Return )
-&gt; From UML note symbol</svg:desc>
          <draw:custom-shape draw:style-name="gr403" draw:text-style-name="P4" draw:layer="layout" svg:width="3.937cm" svg:height="0.508cm" svg:x="1.861cm" svg:y="3.397cm">
            <text:p text:style-name="P1"><text:span text:style-name="T3">DESCRIP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404" draw:text-style-name="P5" draw:layer="layout" svg:width="0.507cm" svg:height="0.507cm" svg:x="1.353cm" svg:y="3.397cm" svg:viewBox="0 0 508 508" draw:points="508,508 508,0 0,508">
            <text:p/>
          </draw:polygon>
          <draw:custom-shape draw:style-name="gr405" draw:text-style-name="P6" draw:layer="layout" svg:width="4.445cm" svg:height="3.572cm" svg:x="1.354cm" svg:y="3.9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name="script">
          <svg:title>script</svg:title>
          <svg:desc>Script : Path file and  Instructions list (Call, Define and Init, Do-loop, Conditions, Process, Comment, Return )
-&gt; From UML note symbol</svg:desc>
          <draw:custom-shape draw:style-name="gr406" draw:text-style-name="P4" draw:layer="layout" svg:width="3.937cm" svg:height="0.508cm" svg:x="11.059cm" svg:y="3.397cm">
            <text:p text:style-name="P1"><text:span text:style-name="T3">CLOSE CONNEX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407" draw:text-style-name="P5" draw:layer="layout" svg:width="0.507cm" svg:height="0.507cm" svg:x="10.551cm" svg:y="3.397cm" svg:viewBox="0 0 508 508" draw:points="508,508 508,0 0,508">
            <text:p/>
          </draw:polygon>
          <draw:custom-shape draw:style-name="gr408" draw:text-style-name="P6" draw:layer="layout" svg:width="4.445cm" svg:height="3.572cm" svg:x="10.552cm" svg:y="3.9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name="script">
          <svg:title>script</svg:title>
          <svg:desc>Script : Path file and  Instructions list (Call, Define and Init, Do-loop, Conditions, Process, Comment, Return )
-&gt; From UML note symbol</svg:desc>
          <draw:custom-shape draw:style-name="gr409" draw:text-style-name="P4" draw:layer="layout" svg:width="3.937cm" svg:height="0.508cm" svg:x="15.632cm" svg:y="3.398cm">
            <text:p text:style-name="P1"><text:span text:style-name="T3">ERROR CONNEX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410" draw:text-style-name="P5" draw:layer="layout" svg:width="0.507cm" svg:height="0.507cm" svg:x="15.124cm" svg:y="3.398cm" svg:viewBox="0 0 508 508" draw:points="508,508 508,0 0,508">
            <text:p/>
          </draw:polygon>
          <draw:custom-shape draw:style-name="gr411" draw:text-style-name="P6" draw:layer="layout" svg:width="4.445cm" svg:height="3.571cm" svg:x="15.125cm" svg:y="3.90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name="script">
          <svg:title>script</svg:title>
          <svg:desc>Script : Path file and  Instructions list (Call, Define and Init, Do-loop, Conditions, Process, Comment, Return )
-&gt; From UML note symbol</svg:desc>
          <draw:custom-shape draw:style-name="gr412" draw:text-style-name="P4" draw:layer="layout" svg:width="3.937cm" svg:height="0.508cm" svg:x="6.462cm" svg:y="8.62cm">
            <text:p text:style-name="P1"><text:span text:style-name="T3">DROP TABL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413" draw:text-style-name="P5" draw:layer="layout" svg:width="0.507cm" svg:height="0.507cm" svg:x="5.954cm" svg:y="8.62cm" svg:viewBox="0 0 508 508" draw:points="508,508 508,0 0,508">
            <text:p/>
          </draw:polygon>
          <draw:custom-shape draw:style-name="gr414" draw:text-style-name="P6" draw:layer="layout" svg:width="4.445cm" svg:height="3.573cm" svg:x="5.955cm" svg:y="9.12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name="script">
          <svg:title>script</svg:title>
          <svg:desc>Script : Path file and  Instructions list (Call, Define and Init, Do-loop, Conditions, Process, Comment, Return )
-&gt; From UML note symbol</svg:desc>
          <draw:custom-shape draw:style-name="gr415" draw:text-style-name="P4" draw:layer="layout" svg:width="3.937cm" svg:height="0.508cm" svg:x="1.862cm" svg:y="8.621cm">
            <text:p text:style-name="P1"><text:span text:style-name="T3">CREATE TABL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416" draw:text-style-name="P5" draw:layer="layout" svg:width="0.507cm" svg:height="0.507cm" svg:x="1.354cm" svg:y="8.621cm" svg:viewBox="0 0 508 508" draw:points="508,508 508,0 0,508">
            <text:p/>
          </draw:polygon>
          <draw:custom-shape draw:style-name="gr417" draw:text-style-name="P6" draw:layer="layout" svg:width="4.445cm" svg:height="3.572cm" svg:x="1.355cm" svg:y="9.12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name="script">
          <svg:title>script</svg:title>
          <svg:desc>Script : Path file and  Instructions list (Call, Define and Init, Do-loop, Conditions, Process, Comment, Return )
-&gt; From UML note symbol</svg:desc>
          <draw:custom-shape draw:style-name="gr418" draw:text-style-name="P4" draw:layer="layout" svg:width="3.937cm" svg:height="0.508cm" svg:x="11.06cm" svg:y="8.621cm">
            <text:p text:style-name="P1"><text:span text:style-name="T3">IDENTIFIER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419" draw:text-style-name="P5" draw:layer="layout" svg:width="0.507cm" svg:height="0.507cm" svg:x="10.552cm" svg:y="8.621cm" svg:viewBox="0 0 508 508" draw:points="508,508 508,0 0,508">
            <text:p/>
          </draw:polygon>
          <draw:custom-shape draw:style-name="gr420" draw:text-style-name="P6" draw:layer="layout" svg:width="4.445cm" svg:height="3.572cm" svg:x="10.553cm" svg:y="9.129cm">
            <text:p text:style-name="P13"><text:span text:style-name="T10">Primary key :</text:span></text:p>
            <text:p text:style-name="P13"><text:span text:style-name="T9"><text:s/></text:span></text:p>
            <text:p text:style-name="P13"><text:span text:style-name="T10">Stranger key :</text:span><text:span text:style-name="T9"> </text:span></text:p>
            <text:p text:style-name="P13"><text:span text:style-name="T9"/></text:p>
            <text:p text:style-name="P13"><text:span text:style-name="T10">Indexed key :</text:span><text:span text:style-name="T9"> </text:span></text:p>
            <text:p text:style-name="P13"><text:span text:style-name="T9"/></text:p>
            <text:p text:style-name="P13"><text:span text:style-name="T9"/></text:p>
            <text:p text:style-name="P13"><text:span text:style-name="T9"/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name="script">
          <svg:title>script</svg:title>
          <svg:desc>Script : Path file and  Instructions list (Call, Define and Init, Do-loop, Conditions, Process, Comment, Return )
-&gt; From UML note symbol</svg:desc>
          <draw:custom-shape draw:style-name="gr421" draw:text-style-name="P4" draw:layer="layout" svg:width="3.937cm" svg:height="0.508cm" svg:x="15.633cm" svg:y="8.622cm">
            <text:p text:style-name="P1"><text:span text:style-name="T3">AGGREGATE FUNCTION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422" draw:text-style-name="P5" draw:layer="layout" svg:width="0.507cm" svg:height="0.507cm" svg:x="15.125cm" svg:y="8.622cm" svg:viewBox="0 0 508 508" draw:points="508,508 508,0 0,508">
            <text:p/>
          </draw:polygon>
          <draw:custom-shape draw:style-name="gr423" draw:text-style-name="P6" draw:layer="layout" svg:width="4.445cm" svg:height="3.673cm" svg:x="15.126cm" svg:y="9.13cm">
            <text:p text:style-name="P13"><text:span text:style-name="T10">Sum :</text:span><text:span text:style-name="T9"> </text:span></text:p>
            <text:p text:style-name="P13"><text:span text:style-name="T9"/></text:p>
            <text:p text:style-name="P13"><text:span text:style-name="T10">Max :</text:span><text:span text:style-name="T9"> </text:span></text:p>
            <text:p text:style-name="P13"><text:span text:style-name="T9"/></text:p>
            <text:p text:style-name="P13"><text:span text:style-name="T10">Min :</text:span><text:span text:style-name="T9"> </text:span></text:p>
            <text:p text:style-name="P13"><text:span text:style-name="T9"/></text:p>
            <text:p text:style-name="P13"><text:span text:style-name="T10">Medium :</text:span><text:span text:style-name="T9"> </text:span></text:p>
            <text:p text:style-name="P13"><text:span text:style-name="T9"/></text:p>
            <text:p text:style-name="P13"><text:span text:style-name="T10">Average :</text:span><text:span text:style-name="T9"> </text:span></text:p>
            <text:p text:style-name="P13"><text:span text:style-name="T9"/></text:p>
            <text:p text:style-name="P13"><text:span text:style-name="T10">Count :</text:span><text:span text:style-name="T9"> 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name="script">
          <svg:title>script</svg:title>
          <svg:desc>Script : Path file and  Instructions list (Call, Define and Init, Do-loop, Conditions, Process, Comment, Return )
-&gt; From UML note symbol</svg:desc>
          <draw:custom-shape draw:style-name="gr424" draw:text-style-name="P4" draw:layer="layout" svg:width="3.937cm" svg:height="0.508cm" svg:x="6.463cm" svg:y="13.827cm">
            <text:p text:style-name="P1"><text:span text:style-name="T3">ONE-TO-MAN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425" draw:text-style-name="P5" draw:layer="layout" svg:width="0.507cm" svg:height="0.507cm" svg:x="5.955cm" svg:y="13.827cm" svg:viewBox="0 0 508 508" draw:points="508,508 508,0 0,508">
            <text:p/>
          </draw:polygon>
          <draw:custom-shape draw:style-name="gr426" draw:text-style-name="P6" draw:layer="layout" svg:width="4.445cm" svg:height="3.573cm" svg:x="5.956cm" svg:y="14.3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name="script">
          <svg:title>script</svg:title>
          <svg:desc>Script : Path file and  Instructions list (Call, Define and Init, Do-loop, Conditions, Process, Comment, Return )
-&gt; From UML note symbol</svg:desc>
          <draw:custom-shape draw:style-name="gr427" draw:text-style-name="P4" draw:layer="layout" svg:width="3.937cm" svg:height="0.508cm" svg:x="1.863cm" svg:y="13.828cm">
            <text:p text:style-name="P1"><text:span text:style-name="T3">ONE-TO-ON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428" draw:text-style-name="P5" draw:layer="layout" svg:width="0.507cm" svg:height="0.507cm" svg:x="1.355cm" svg:y="13.828cm" svg:viewBox="0 0 508 508" draw:points="508,508 508,0 0,508">
            <text:p/>
          </draw:polygon>
          <draw:custom-shape draw:style-name="gr429" draw:text-style-name="P6" draw:layer="layout" svg:width="4.445cm" svg:height="3.572cm" svg:x="1.356cm" svg:y="14.3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name="script">
          <svg:title>script</svg:title>
          <svg:desc>Script : Path file and  Instructions list (Call, Define and Init, Do-loop, Conditions, Process, Comment, Return )
-&gt; From UML note symbol</svg:desc>
          <draw:custom-shape draw:style-name="gr430" draw:text-style-name="P4" draw:layer="layout" svg:width="3.937cm" svg:height="0.508cm" svg:x="11.061cm" svg:y="13.828cm">
            <text:p text:style-name="P1"><text:span text:style-name="T3">MANY-TO-MAN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431" draw:text-style-name="P5" draw:layer="layout" svg:width="0.507cm" svg:height="0.507cm" svg:x="10.553cm" svg:y="13.828cm" svg:viewBox="0 0 508 508" draw:points="508,508 508,0 0,508">
            <text:p/>
          </draw:polygon>
          <draw:custom-shape draw:style-name="gr432" draw:text-style-name="P6" draw:layer="layout" svg:width="4.445cm" svg:height="3.572cm" svg:x="10.554cm" svg:y="14.3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name="script">
          <svg:title>script</svg:title>
          <svg:desc>Script : Path file and  Instructions list (Call, Define and Init, Do-loop, Conditions, Process, Comment, Return )
-&gt; From UML note symbol</svg:desc>
          <draw:custom-shape draw:style-name="gr433" draw:text-style-name="P4" draw:layer="layout" svg:width="3.937cm" svg:height="0.508cm" svg:x="15.634cm" svg:y="13.829cm">
            <text:p text:style-name="P1"><text:span text:style-name="T3">POLYMORPHIC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434" draw:text-style-name="P5" draw:layer="layout" svg:width="0.507cm" svg:height="0.507cm" svg:x="15.126cm" svg:y="13.829cm" svg:viewBox="0 0 508 508" draw:points="508,508 508,0 0,508">
            <text:p/>
          </draw:polygon>
          <draw:custom-shape draw:style-name="gr435" draw:text-style-name="P6" draw:layer="layout" svg:width="4.445cm" svg:height="3.571cm" svg:x="15.127cm" svg:y="14.33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name="script">
          <svg:title>script</svg:title>
          <svg:desc>Script : Path file and  Instructions list (Call, Define and Init, Do-loop, Conditions, Process, Comment, Return )
-&gt; From UML note symbol</svg:desc>
          <draw:custom-shape draw:style-name="gr436" draw:text-style-name="P4" draw:layer="layout" svg:width="3.937cm" svg:height="0.508cm" svg:x="6.464cm" svg:y="19.034cm">
            <text:p text:style-name="P1"><text:span text:style-name="T3">INSERT / ADD / CREAT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437" draw:text-style-name="P5" draw:layer="layout" svg:width="0.507cm" svg:height="0.507cm" svg:x="5.956cm" svg:y="19.034cm" svg:viewBox="0 0 508 508" draw:points="508,508 508,0 0,508">
            <text:p/>
          </draw:polygon>
          <draw:custom-shape draw:style-name="gr438" draw:text-style-name="P6" draw:layer="layout" svg:width="4.445cm" svg:height="3.573cm" svg:x="5.957cm" svg:y="19.54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name="script">
          <svg:title>script</svg:title>
          <svg:desc>Script : Path file and  Instructions list (Call, Define and Init, Do-loop, Conditions, Process, Comment, Return )
-&gt; From UML note symbol</svg:desc>
          <draw:custom-shape draw:style-name="gr439" draw:text-style-name="P4" draw:layer="layout" svg:width="3.937cm" svg:height="0.508cm" svg:x="1.864cm" svg:y="19.035cm">
            <text:p text:style-name="P1"><text:span text:style-name="T3">QUERY / FIND / SELEC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440" draw:text-style-name="P5" draw:layer="layout" svg:width="0.507cm" svg:height="0.507cm" svg:x="1.356cm" svg:y="19.035cm" svg:viewBox="0 0 508 508" draw:points="508,508 508,0 0,508">
            <text:p/>
          </draw:polygon>
          <draw:custom-shape draw:style-name="gr441" draw:text-style-name="P6" draw:layer="layout" svg:width="4.445cm" svg:height="3.572cm" svg:x="1.357cm" svg:y="19.54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name="script">
          <svg:title>script</svg:title>
          <svg:desc>Script : Path file and  Instructions list (Call, Define and Init, Do-loop, Conditions, Process, Comment, Return )
-&gt; From UML note symbol</svg:desc>
          <draw:custom-shape draw:style-name="gr442" draw:text-style-name="P4" draw:layer="layout" svg:width="3.937cm" svg:height="0.508cm" svg:x="11.062cm" svg:y="19.035cm">
            <text:p text:style-name="P1"><text:span text:style-name="T3">UPDAT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443" draw:text-style-name="P5" draw:layer="layout" svg:width="0.507cm" svg:height="0.507cm" svg:x="10.554cm" svg:y="19.035cm" svg:viewBox="0 0 508 508" draw:points="508,508 508,0 0,508">
            <text:p/>
          </draw:polygon>
          <draw:custom-shape draw:style-name="gr444" draw:text-style-name="P6" draw:layer="layout" svg:width="4.445cm" svg:height="3.572cm" svg:x="10.555cm" svg:y="19.54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name="script">
          <svg:title>script</svg:title>
          <svg:desc>Script : Path file and  Instructions list (Call, Define and Init, Do-loop, Conditions, Process, Comment, Return )
-&gt; From UML note symbol</svg:desc>
          <draw:custom-shape draw:style-name="gr445" draw:text-style-name="P4" draw:layer="layout" svg:width="3.937cm" svg:height="0.508cm" svg:x="15.635cm" svg:y="19.036cm">
            <text:p text:style-name="P1"><text:span text:style-name="T3">DELETE / DESTRO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446" draw:text-style-name="P5" draw:layer="layout" svg:width="0.507cm" svg:height="0.507cm" svg:x="15.127cm" svg:y="19.036cm" svg:viewBox="0 0 508 508" draw:points="508,508 508,0 0,508">
            <text:p/>
          </draw:polygon>
          <draw:custom-shape draw:style-name="gr447" draw:text-style-name="P6" draw:layer="layout" svg:width="4.445cm" svg:height="3.571cm" svg:x="15.128cm" svg:y="19.54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63" draw:text-style-name="P14" draw:layer="layout" svg:width="3.474cm" svg:height="0.705cm" svg:x="1.254cm" svg:y="2.751cm">
          <draw:text-box>
            <text:p text:style-name="P1"><text:span text:style-name="T4">DEPLOYMENT</text:span></text:p>
          </draw:text-box>
        </draw:frame>
        <draw:frame draw:style-name="gr63" draw:text-style-name="P14" draw:layer="layout" svg:width="5.887cm" svg:height="0.705cm" svg:x="1.336cm" svg:y="7.788cm">
          <draw:text-box>
            <text:p text:style-name="P1"><text:span text:style-name="T4">TABLE / COLLECTION</text:span></text:p>
          </draw:text-box>
        </draw:frame>
        <draw:frame draw:style-name="gr63" draw:text-style-name="P14" draw:layer="layout" svg:width="6.268cm" svg:height="0.705cm" svg:x="1.336cm" svg:y="12.869cm">
          <draw:text-box>
            <text:p text:style-name="P1"><text:span text:style-name="T4">RELATIONSHIPS</text:span></text:p>
          </draw:text-box>
        </draw:frame>
        <draw:frame draw:style-name="gr63" draw:text-style-name="P14" draw:layer="layout" svg:width="8.382cm" svg:height="0.705cm" svg:x="1.381cm" svg:y="18.202cm">
          <draw:text-box>
            <text:p text:style-name="P1"><text:span text:style-name="T4">ROW / RECORD / TUPLE / DOCUMENT</text:span></text:p>
          </draw:text-box>
        </draw:frame>
        <draw:g draw:name="script">
          <svg:title>script</svg:title>
          <svg:desc>Script : Path file and  Instructions list (Call, Define and Init, Do-loop, Conditions, Process, Comment, Return )
-&gt; From UML note symbol</svg:desc>
          <draw:custom-shape draw:style-name="gr448" draw:text-style-name="P4" draw:layer="layout" svg:width="3.937cm" svg:height="0.508cm" svg:x="6.463cm" svg:y="24.184cm">
            <text:p text:style-name="P1"><text:span text:style-name="T3">FILT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449" draw:text-style-name="P5" draw:layer="layout" svg:width="0.507cm" svg:height="0.507cm" svg:x="5.955cm" svg:y="24.184cm" svg:viewBox="0 0 508 508" draw:points="508,508 508,0 0,508">
            <text:p/>
          </draw:polygon>
          <draw:custom-shape draw:style-name="gr450" draw:text-style-name="P6" draw:layer="layout" svg:width="4.445cm" svg:height="3.573cm" svg:x="5.956cm" svg:y="24.69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name="script">
          <svg:title>script</svg:title>
          <svg:desc>Script : Path file and  Instructions list (Call, Define and Init, Do-loop, Conditions, Process, Comment, Return )
-&gt; From UML note symbol</svg:desc>
          <draw:custom-shape draw:style-name="gr451" draw:text-style-name="P4" draw:layer="layout" svg:width="3.937cm" svg:height="0.508cm" svg:x="1.863cm" svg:y="24.185cm">
            <text:p text:style-name="P1"><text:span text:style-name="T3">SOR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452" draw:text-style-name="P5" draw:layer="layout" svg:width="0.507cm" svg:height="0.507cm" svg:x="1.355cm" svg:y="24.185cm" svg:viewBox="0 0 508 508" draw:points="508,508 508,0 0,508">
            <text:p/>
          </draw:polygon>
          <draw:custom-shape draw:style-name="gr453" draw:text-style-name="P6" draw:layer="layout" svg:width="4.445cm" svg:height="3.572cm" svg:x="1.356cm" svg:y="24.69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name="script">
          <svg:title>script</svg:title>
          <svg:desc>Script : Path file and  Instructions list (Call, Define and Init, Do-loop, Conditions, Process, Comment, Return )
-&gt; From UML note symbol</svg:desc>
          <draw:custom-shape draw:style-name="gr454" draw:text-style-name="P4" draw:layer="layout" svg:width="3.937cm" svg:height="0.508cm" svg:x="11.061cm" svg:y="24.185cm">
            <text:p text:style-name="P1"><text:span text:style-name="T3">LIMIT RECORD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455" draw:text-style-name="P5" draw:layer="layout" svg:width="0.507cm" svg:height="0.507cm" svg:x="10.553cm" svg:y="24.185cm" svg:viewBox="0 0 508 508" draw:points="508,508 508,0 0,508">
            <text:p/>
          </draw:polygon>
          <draw:custom-shape draw:style-name="gr456" draw:text-style-name="P6" draw:layer="layout" svg:width="4.445cm" svg:height="3.572cm" svg:x="10.554cm" svg:y="24.69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name="script">
          <svg:title>script</svg:title>
          <svg:desc>Script : Path file and  Instructions list (Call, Define and Init, Do-loop, Conditions, Process, Comment, Return )
-&gt; From UML note symbol</svg:desc>
          <draw:custom-shape draw:style-name="gr457" draw:text-style-name="P4" draw:layer="layout" svg:width="3.937cm" svg:height="0.508cm" svg:x="15.634cm" svg:y="24.186cm">
            <text:p text:style-name="P1"><text:span text:style-name="T3">PROJEC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458" draw:text-style-name="P5" draw:layer="layout" svg:width="0.507cm" svg:height="0.507cm" svg:x="15.126cm" svg:y="24.186cm" svg:viewBox="0 0 508 508" draw:points="508,508 508,0 0,508">
            <text:p/>
          </draw:polygon>
          <draw:custom-shape draw:style-name="gr459" draw:text-style-name="P6" draw:layer="layout" svg:width="4.445cm" svg:height="3.571cm" svg:x="15.127cm" svg:y="24.69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63" draw:text-style-name="P14" draw:layer="layout" svg:width="9.188cm" svg:height="0.705cm" svg:x="1.337cm" svg:y="23.352cm">
          <draw:text-box>
            <text:p text:style-name="P1"><text:span text:style-name="T4">LIST WITH CONDITIONS AND FUNCTIONS</text:span></text:p>
          </draw:text-box>
        </draw:frame>
        <draw:g draw:name="Clear and clean logo">
          <svg:title>Clear and Sane logo</svg:title>
          <svg:desc>logotype</svg:desc>
          <draw:custom-shape draw:style-name="gr460" draw:text-style-name="P8" draw:layer="layout" svg:width="1.524cm" svg:height="0.786cm" svg:x="3.389cm" svg:y="0.976cm">
            <text:p text:style-name="P1"><text:span text:style-name="T5">CLEA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61" draw:text-style-name="P9" draw:layer="layout" svg:width="1.524cm" svg:height="0.786cm" svg:x="3.389cm" svg:y="1.738cm">
            <text:p text:style-name="P1"><text:span text:style-name="T6">SAN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62" draw:text-style-name="P10" draw:layer="layout" svg:width="0.356cm" svg:height="0.356cm" svg:x="3.973cm" svg:y="1.572cm">
            <text:p text:style-name="P1"><text:span text:style-name="T7">&amp;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463" draw:text-style-name="P12" draw:layer="layout" svg:width="2.047cm" svg:height="0.607cm" svg:x="3.163cm" svg:y="2.44cm">
            <draw:text-box>
              <text:p text:style-name="P11"><text:span text:style-name="T8">Framework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1-07T08:43:14.574000000</meta:creation-date>
    <dc:date>2016-01-17T00:21:44.291000000</dc:date>
    <meta:editing-duration>PT8H49M14S</meta:editing-duration>
    <meta:editing-cycles>69</meta:editing-cycles>
    <meta:generator>LibreOffice/4.2.7.2$Windows_x86 LibreOffice_project/933c0aa564ec4f8883ed5732c866db48dca4dac5</meta:generator>
    <meta:document-statistic meta:object-count="644"/>
  </office:meta>
</office:document-meta>
</file>